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fo:font-weight="bold" officeooo:rsid="24ffe503" officeooo:paragraph-rsid="293403da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24ffe503" officeooo:paragraph-rsid="28ee24e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24ffe503" officeooo:paragraph-rsid="29625c24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24ffe503" officeooo:paragraph-rsid="29a722e6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24ffe503" officeooo:paragraph-rsid="298d1c2a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24ffe503" officeooo:paragraph-rsid="298bbf1a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24ffe503" officeooo:paragraph-rsid="32d85826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24ffe503" officeooo:paragraph-rsid="331a99a9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24ffe503" officeooo:paragraph-rsid="32da1dd5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24ffe503" officeooo:paragraph-rsid="32eedd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24ffe503" officeooo:paragraph-rsid="32d6cc17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24ffe503" officeooo:paragraph-rsid="32f142e2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24ffe503" officeooo:paragraph-rsid="3322b6a3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ffe503" officeooo:paragraph-rsid="33280a0d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24ffe503" officeooo:paragraph-rsid="32e3a69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24ffe503" officeooo:paragraph-rsid="3353342f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24ffe503" officeooo:paragraph-rsid="33726477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rsid="24ffe503" officeooo:paragraph-rsid="3389197d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rsid="24ffe503" officeooo:paragraph-rsid="331d3663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fo:font-weight="bold" officeooo:rsid="24ffe503" officeooo:paragraph-rsid="3359220d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fo:font-weight="bold" officeooo:rsid="24ffe503" officeooo:paragraph-rsid="32f67006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fo:font-weight="bold" officeooo:rsid="24ffe503" officeooo:paragraph-rsid="333051b5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fo:font-weight="bold" officeooo:rsid="24ffe503" officeooo:paragraph-rsid="3357110d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fo:font-weight="bold" officeooo:rsid="24ffe503" officeooo:paragraph-rsid="3328e878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fo:font-weight="bold" officeooo:rsid="24ffe503" officeooo:paragraph-rsid="335517ef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fo:font-weight="bold" officeooo:rsid="24ffe503" officeooo:paragraph-rsid="33569719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fo:font-weight="bold" officeooo:rsid="24ffe503" officeooo:paragraph-rsid="33fd40b0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fo:font-weight="bold" officeooo:rsid="24ffe503" officeooo:paragraph-rsid="29fddb06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fo:font-weight="bold" officeooo:rsid="24ffe503" officeooo:paragraph-rsid="2a165902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fo:font-weight="bold" officeooo:rsid="24ffe503" officeooo:paragraph-rsid="2a05405e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fo:font-weight="bold" officeooo:rsid="24ffe503" officeooo:paragraph-rsid="2a18d4c0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fo:font-weight="bold" officeooo:rsid="24ffe503" officeooo:paragraph-rsid="2a151f0d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fo:font-weight="bold" officeooo:rsid="24ffe503" officeooo:paragraph-rsid="29ebea56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fo:font-weight="bold" officeooo:rsid="24ffe503" officeooo:paragraph-rsid="2a182380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fo:font-weight="bold" officeooo:rsid="24ffe503" officeooo:paragraph-rsid="3390bae0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fo:font-weight="bold" officeooo:rsid="24ffe503" officeooo:paragraph-rsid="2a19ae95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fo:font-weight="bold" officeooo:rsid="24ffe503" officeooo:paragraph-rsid="33943014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fo:font-weight="bold" officeooo:rsid="24ffe503" officeooo:paragraph-rsid="3394ec05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fo:font-weight="bold" officeooo:rsid="24ffe503" officeooo:paragraph-rsid="2a07ae90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fo:font-weight="bold" officeooo:rsid="24ffe503" officeooo:paragraph-rsid="2a0947f1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fo:font-weight="bold" officeooo:rsid="24ffe503" officeooo:paragraph-rsid="2a1a572c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fo:font-weight="bold" officeooo:rsid="24ffe503" officeooo:paragraph-rsid="2a62f9f2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fo:font-weight="bold" officeooo:rsid="24ffe503" officeooo:paragraph-rsid="2a7837c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fo:font-weight="bold" officeooo:rsid="24ffe503" officeooo:paragraph-rsid="2ace12f3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fo:font-weight="bold" officeooo:rsid="24ffe503" officeooo:paragraph-rsid="340455cc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fo:font-weight="bold" officeooo:rsid="24ffe503" officeooo:paragraph-rsid="3405da12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fo:font-weight="bold" officeooo:rsid="24ffe503" officeooo:paragraph-rsid="3408cc23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fo:font-weight="bold" officeooo:rsid="24ffe503" officeooo:paragraph-rsid="2aacb5c6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fo:font-weight="bold" officeooo:rsid="24ffe503" officeooo:paragraph-rsid="2abda25e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fo:font-weight="bold" officeooo:rsid="24ffe503" officeooo:paragraph-rsid="2aa6d8df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fo:font-weight="bold" officeooo:rsid="29128f85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fo:font-weight="bold" officeooo:rsid="29128f85" officeooo:paragraph-rsid="29128f85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fo:font-weight="bold" officeooo:rsid="29251c9c" officeooo:paragraph-rsid="29251c9c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fo:font-weight="bold" officeooo:rsid="29d0b33c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fo:font-weight="bold" officeooo:rsid="29d0b33c" officeooo:paragraph-rsid="29d19ea1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fo:font-weight="bold" officeooo:rsid="29d0b33c" officeooo:paragraph-rsid="29d4a6b5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fo:font-weight="bold" officeooo:rsid="29d0b33c" officeooo:paragraph-rsid="29d22c4a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fo:font-weight="bold" officeooo:rsid="33718204" officeooo:paragraph-rsid="33718204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fo:font-weight="bold" officeooo:rsid="33718204" officeooo:paragraph-rsid="33752039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fo:font-weight="bold" officeooo:rsid="2ad697e7" officeooo:paragraph-rsid="2b170417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fo:font-weight="bold" officeooo:rsid="2ad697e7" officeooo:paragraph-rsid="2b2b877a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fo:font-weight="bold" officeooo:rsid="2ad697e7" officeooo:paragraph-rsid="2b17e682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fo:font-weight="bold" officeooo:rsid="2ad697e7" officeooo:paragraph-rsid="2b495cd7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fo:font-weight="bold" officeooo:rsid="2ad697e7" officeooo:paragraph-rsid="2b449967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fo:font-weight="bold" officeooo:rsid="2ad697e7" officeooo:paragraph-rsid="2b39b68a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fo:font-weight="bold" officeooo:rsid="2ad697e7" officeooo:paragraph-rsid="2b4390e3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fo:font-weight="bold" officeooo:rsid="2ad697e7" officeooo:paragraph-rsid="2b4a1126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fo:font-weight="bold" officeooo:rsid="2ad697e7" officeooo:paragraph-rsid="2b4e1200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fo:font-weight="bold" officeooo:rsid="2ad697e7" officeooo:paragraph-rsid="2b4d5700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fo:font-weight="bold" officeooo:rsid="2ad697e7" officeooo:paragraph-rsid="2b1bdd42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fo:font-weight="bold" officeooo:rsid="2ad697e7" officeooo:paragraph-rsid="2b514a07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fo:font-weight="bold" officeooo:rsid="2ad697e7" officeooo:paragraph-rsid="2b525bd9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fo:font-weight="bold" officeooo:rsid="2ad697e7" officeooo:paragraph-rsid="2b65788e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fo:font-weight="bold" officeooo:rsid="2ad697e7" officeooo:paragraph-rsid="2b654d84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fo:font-weight="bold" officeooo:rsid="2ad697e7" officeooo:paragraph-rsid="2b753f9d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fo:font-weight="bold" officeooo:rsid="2ad697e7" officeooo:paragraph-rsid="2ba333d2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fo:font-weight="bold" officeooo:rsid="2ad697e7" officeooo:paragraph-rsid="2ba549c3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fo:font-weight="bold" officeooo:rsid="2ad697e7" officeooo:paragraph-rsid="2b924ac8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fo:font-weight="bold" officeooo:rsid="2b8b78db" officeooo:paragraph-rsid="2b8b78db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2b6f314a" officeooo:paragraph-rsid="2c59a852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fo:font-weight="bold" officeooo:rsid="2b6f314a" officeooo:paragraph-rsid="2c80b261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fo:font-weight="bold" officeooo:rsid="2b6f314a" officeooo:paragraph-rsid="2e0d166c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fo:font-weight="bold" officeooo:rsid="2b6f314a" officeooo:paragraph-rsid="2c4588dd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fo:font-weight="bold" officeooo:rsid="2b6f314a" officeooo:paragraph-rsid="2c462426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fo:font-weight="bold" officeooo:rsid="2b6f314a" officeooo:paragraph-rsid="2c6dd448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fo:font-weight="bold" officeooo:rsid="2b6f314a" officeooo:paragraph-rsid="2c6d4320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fo:font-weight="bold" officeooo:rsid="2b6f314a" officeooo:paragraph-rsid="2c418760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fo:font-weight="bold" officeooo:rsid="2b6f314a" officeooo:paragraph-rsid="2c624733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fo:font-weight="bold" officeooo:rsid="2b6f314a" officeooo:paragraph-rsid="2c644e6d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fo:font-weight="bold" officeooo:rsid="2b6f314a" officeooo:paragraph-rsid="2c719aa2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fo:font-weight="bold" officeooo:rsid="2b6f314a" officeooo:paragraph-rsid="2c63e023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fo:font-weight="bold" officeooo:rsid="2b6f314a" officeooo:paragraph-rsid="2c71ce81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fo:font-weight="bold" officeooo:rsid="2b6f314a" officeooo:paragraph-rsid="2c9ac823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fo:font-weight="bold" officeooo:rsid="2b6f314a" officeooo:paragraph-rsid="2c7215aa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fo:font-weight="bold" officeooo:rsid="2b6f314a" officeooo:paragraph-rsid="2c9e3141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fo:font-weight="bold" officeooo:rsid="2b6f314a" officeooo:paragraph-rsid="2c762092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" fo:font-size="17pt" style:text-underline-style="none" fo:font-weight="bold" officeooo:rsid="2da833a7" officeooo:paragraph-rsid="28ee24e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6" style:family="paragraph" style:parent-style-name="Standard" style:list-style-name="L1">
      <style:text-properties fo:color="#333333" style:font-name="Liberation Serif" fo:font-size="17pt" style:text-underline-style="none" fo:font-weight="bold" officeooo:rsid="24ffe503" officeooo:paragraph-rsid="296574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c85d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96fd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f40c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447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a722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6fd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304c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f1f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1b40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0f7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4d046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6330b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89a2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0737e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71a2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c6f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91f85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1ab40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2b4b3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231d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3d07d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5424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bb8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d120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cf88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0d90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30dfbb30" officeooo:paragraph-rsid="320af26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31233a7b" officeooo:paragraph-rsid="31233a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3158f707" officeooo:paragraph-rsid="3158f7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4a48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3e6e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17b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2c7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62b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32331a3e" officeooo:paragraph-rsid="324ac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60841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2de41e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71ef6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2e844c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2d160841" officeooo:paragraph-rsid="2d19a4ec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eded1a7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1ead63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1d2c64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2e844c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edbe46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f5ad6b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a27ef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cee1542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d0cc977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2d0cc977" officeooo:paragraph-rsid="2e2ab655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2e1e4b09" officeooo:paragraph-rsid="2e1e4b09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9e636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731f0e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34119444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4d7054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6b4efc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a1ec25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b39e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9c44fe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272db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35006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68157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0ff1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a1220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19fbf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bedcf2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c06a8c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3fcf2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c7dae7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ec3fcf2" officeooo:paragraph-rsid="2ed17445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f0a3b48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d0b3b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2edf004c" officeooo:paragraph-rsid="2ef12a22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dd9c6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6d40c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21ea5e6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4881c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4b667f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e5e904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d6120e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a0e8f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b3745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3c7bf6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01a36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2ff370db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4c2c41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50037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f44881c" officeooo:paragraph-rsid="307cf01e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72277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9bd68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05d2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af6f2f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1ff3b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45a99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b0c442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884a12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eecedf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76309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c0ba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d9fd1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cb224a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0d736f0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none" fo:font-weight="bold" officeooo:rsid="30a72277" officeooo:paragraph-rsid="31f95ece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f9968a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1b406e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none" fo:font-weight="bold" officeooo:rsid="30f23907" officeooo:paragraph-rsid="3120f777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8e4c31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92879a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ac6fed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none" fo:font-weight="bold" officeooo:rsid="318e4c31" officeooo:paragraph-rsid="31bf623e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" fo:font-size="17pt" style:text-underline-style="none" fo:font-weight="bold" officeooo:rsid="317a9b6a" officeooo:paragraph-rsid="317a9b6a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none" fo:font-weight="bold" officeooo:rsid="30d90d90" officeooo:paragraph-rsid="320af263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4f71f1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60d638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8571d9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2f4f71f1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none" fo:font-weight="bold" officeooo:rsid="2f5599ef" officeooo:paragraph-rsid="2f5599ef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a955a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da8b8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7fdf4e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2fa06543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5ec2c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169e25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04f39a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45cbd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2b3bd0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1e401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0340918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f4cb2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a12c2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104d7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cb9d7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730e3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e0afa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185c8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7ae79c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d4aa4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23866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955dd0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b75bc6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39e4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c4cbbc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0f81c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af1eea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8c3760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5e7d69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2638e8d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401353c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d23bd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d7586b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5eb38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8f5db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a74054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ad99f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a80654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36b14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27e7f5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26784d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64e40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ce1bf4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d8c8bb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20a05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d35d4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381fc0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eb1d5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83c76f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8a816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54325" style:font-name-asian="標楷體1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943ac4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49c5a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83538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aa1ee" style:font-name-asian="標楷體1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1d835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5ae576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6d8392" style:font-name-asian="標楷體1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a17d51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44c0b94" style:font-name-asian="標楷體1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797df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ec5e1d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39db7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05723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be3049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 style:list-style-name="L1">
      <style:text-properties fo:color="#333333" style:font-name="Liberation Serif" fo:font-size="17pt" style:text-underline-style="none" fo:font-weight="bold" officeooo:rsid="33a80654" officeooo:paragraph-rsid="33f851b7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 style:list-style-name="L1">
      <style:text-properties fo:color="#333333" style:font-name="Liberation Serif" fo:font-size="17pt" style:text-underline-style="none" fo:font-weight="bold" officeooo:rsid="341d7fd5" officeooo:paragraph-rsid="341d7fd5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 style:list-style-name="L1">
      <style:text-properties fo:color="#333333" style:font-name="Liberation Serif" fo:font-size="17pt" style:text-underline-style="none" fo:font-weight="bold" officeooo:rsid="34852779" officeooo:paragraph-rsid="34852779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2d83da" style:font-name-asian="Liberation Serif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5c8d27" style:font-name-asian="Liberation Serif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 style:list-style-name="L1">
      <style:text-properties fo:color="#333333" style:font-name="Liberation Serif" fo:font-size="17pt" style:text-underline-style="none" fo:font-weight="bold" officeooo:rsid="2e2d83da" officeooo:paragraph-rsid="2e33e39b" style:font-name-asian="Liberation Serif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 style:list-style-name="L1">
      <style:text-properties fo:color="#333333" style:font-name="Liberation Serif" fo:font-weight="bold" officeooo:paragraph-rsid="2f4f71f1" style:font-name-asian="Liberation Serif" style:font-weight-asian="bold" style:font-weight-complex="bold"/>
    </style:style>
    <style:style style:name="P315" style:family="paragraph" style:parent-style-name="Standard" style:list-style-name="L1">
      <style:text-properties fo:color="#333333" officeooo:paragraph-rsid="2965749c"/>
    </style:style>
    <style:style style:name="P316" style:family="paragraph" style:parent-style-name="Standard" style:list-style-name="L1">
      <style:text-properties fo:color="#333333" officeooo:paragraph-rsid="29d19ea1"/>
    </style:style>
    <style:style style:name="P317" style:family="paragraph" style:parent-style-name="Standard" style:list-style-name="L1">
      <style:text-properties fo:color="#333333" officeooo:paragraph-rsid="2b90c548"/>
    </style:style>
    <style:style style:name="P318" style:family="paragraph" style:parent-style-name="Standard" style:list-style-name="L1">
      <style:text-properties fo:color="#333333" fo:font-weight="bold" officeooo:paragraph-rsid="29d22c4a" style:font-name-asian="標楷體1" style:font-weight-asian="bold" style:font-weight-complex="bold"/>
    </style:style>
    <style:style style:name="P319" style:family="paragraph" style:parent-style-name="Standard" style:list-style-name="L1">
      <style:text-properties fo:color="#333333" style:font-name="標楷體1" fo:font-size="17pt" style:text-underline-style="none" fo:font-weight="bold" officeooo:rsid="16cf433e" officeooo:paragraph-rsid="2abda25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0" style:family="paragraph" style:parent-style-name="Standard" style:list-style-name="L1">
      <style:text-properties fo:color="#333333" style:font-name="標楷體1" fo:font-size="17pt" style:text-underline-style="none" fo:font-weight="bold" officeooo:rsid="0a6d63ec" officeooo:paragraph-rsid="2adcec0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1" style:family="paragraph" style:parent-style-name="Standard" style:list-style-name="L1">
      <style:text-properties fo:color="#333333" style:font-name="標楷體1" fo:font-size="17pt" style:text-underline-style="none" fo:font-weight="bold" officeooo:rsid="2d0cc977" officeooo:paragraph-rsid="2d1d2c64" style:font-name-asian="標楷體1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 style:list-style-name="L1">
      <style:text-properties fo:color="#333333" style:font-name="標楷體1" fo:font-size="17pt" style:text-underline-style="none" fo:font-weight="bold" officeooo:rsid="2d0cc977" officeooo:paragraph-rsid="2ed9c848" style:font-name-asian="標楷體1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 style:list-style-name="L1">
      <style:text-properties fo:color="#333333" style:font-name="標楷體1" fo:font-size="17pt" style:text-underline-style="none" fo:font-weight="bold" officeooo:rsid="2e1b327e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 style:list-style-name="L1">
      <style:text-properties fo:color="#333333" style:font-name="標楷體1" fo:font-size="17pt" style:text-underline-style="none" fo:font-weight="bold" officeooo:rsid="2e1e4d66" officeooo:paragraph-rsid="2e1e4d66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 style:list-style-name="L1">
      <style:text-properties fo:color="#333333" style:font-name="標楷體1" fo:font-size="17pt" style:text-underline-style="none" fo:font-weight="bold" officeooo:rsid="2e1c8583" officeooo:paragraph-rsid="2e1a39af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 style:list-style-name="L1">
      <style:text-properties fo:color="#333333" style:font-name="標楷體1" fo:font-size="17pt" style:text-underline-style="none" fo:font-weight="bold" officeooo:rsid="2e15d1f7" officeooo:paragraph-rsid="2e15d1f7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 style:list-style-name="L1">
      <style:text-properties fo:color="#333333" style:font-name="標楷體1" fo:font-size="17pt" style:text-underline-style="none" fo:font-weight="bold" officeooo:rsid="2e2f02bc" officeooo:paragraph-rsid="2e2f02bc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 style:list-style-name="L1">
      <style:text-properties fo:color="#333333" style:font-name="標楷體1" fo:font-size="17pt" style:text-underline-style="none" fo:font-weight="bold" officeooo:rsid="2e2d1bce" officeooo:paragraph-rsid="2e2d83da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 style:list-style-name="L1">
      <style:text-properties fo:color="#333333" style:font-name="標楷體1" fo:font-size="17pt" style:text-underline-style="none" fo:font-weight="bold" officeooo:rsid="1b183ff1" officeooo:paragraph-rsid="2e3d5fb2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 style:list-style-name="L1">
      <style:text-properties fo:color="#333333" style:font-name="標楷體1" fo:font-size="17pt" style:text-underline-style="none" fo:font-weight="bold" officeooo:rsid="30a72277" officeooo:paragraph-rsid="31ee8b80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 style:list-style-name="L1">
      <style:text-properties fo:color="#333333" style:font-name="標楷體1" fo:font-size="17pt" fo:font-weight="bold" officeooo:rsid="2ad697e7" officeooo:paragraph-rsid="2adcec0f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 style:list-style-name="L1">
      <style:text-properties fo:color="#333333" style:font-name="標楷體1" fo:font-size="17pt" fo:font-weight="bold" officeooo:rsid="2b6f314a" officeooo:paragraph-rsid="2b6f314a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 style:list-style-name="L1">
      <style:text-properties fo:color="#333333" style:font-name="標楷體1" fo:font-size="17pt" fo:font-weight="bold" officeooo:rsid="2b6f314a" officeooo:paragraph-rsid="2c47d4b4" style:font-name-asian="標楷體1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b7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c2878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a1add7b" officeooo:paragraph-rsid="2e1e4b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1c1c1c" style:font-name="Liberation Serif" fo:font-size="17pt" fo:font-weight="bold" officeooo:rsid="24ffe503" officeooo:paragraph-rsid="29615860" style:font-name-asian="標楷體1" style:font-size-asian="17pt" style:language-asian="zh" style:country-asian="TW" style:font-weight-asian="bold" style:font-size-complex="17pt" style:font-weight-complex="bold"/>
    </style:style>
    <style:style style:name="P341" style:family="paragraph" style:parent-style-name="Standard" style:list-style-name="L1">
      <style:text-properties fo:color="#1c1c1c" style:font-name="Liberation Serif" fo:font-size="17pt" fo:font-weight="bold" officeooo:rsid="24ffe503" officeooo:paragraph-rsid="2963acfa" style:font-name-asian="標楷體1" style:font-size-asian="17pt" style:language-asian="zh" style:country-asian="TW" style:font-weight-asian="bold" style:font-size-complex="17pt" style:font-weight-complex="bold"/>
    </style:style>
    <style:style style:name="P342" style:family="paragraph" style:parent-style-name="Standard" style:list-style-name="L1">
      <style:text-properties fo:color="#1c1c1c" style:font-name="Liberation Serif" fo:font-size="17pt" fo:font-weight="bold" officeooo:rsid="24ffe503" officeooo:paragraph-rsid="2965749c" style:font-name-asian="標楷體1" style:font-size-asian="17pt" style:language-asian="zh" style:country-asian="TW" style:font-weight-asian="bold" style:font-size-complex="17pt" style:font-weight-complex="bold"/>
    </style:style>
    <style:style style:name="P343" style:family="paragraph" style:parent-style-name="Standard" style:list-style-name="L1">
      <style:text-properties fo:color="#1c1c1c" style:font-name="Liberation Serif" fo:font-size="17pt" fo:font-weight="bold" officeooo:rsid="24ffe503" officeooo:paragraph-rsid="29db8f4c" style:font-name-asian="標楷體1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 style:list-style-name="L1">
      <style:text-properties fo:color="#1c1c1c" style:font-name="Liberation Serif" fo:font-size="17pt" style:text-underline-style="none" fo:font-weight="bold" officeooo:rsid="2d160841" officeooo:paragraph-rsid="2d19a4ec" style:font-name-asian="標楷體1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 style:list-style-name="L1">
      <style:text-properties fo:color="#1c1c1c" style:font-name="Liberation Serif" fo:font-size="17pt" style:text-underline-style="none" fo:font-weight="bold" officeooo:rsid="17cb7444" officeooo:paragraph-rsid="2d0a27ef" style:font-name-asian="標楷體1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 style:list-style-name="L1">
      <style:text-properties fo:color="#1c1c1c" style:font-name="Liberation Serif" fo:font-size="17pt" style:text-underline-style="none" fo:font-weight="bold" officeooo:rsid="2edf004c" officeooo:paragraph-rsid="2edf004c" style:font-name-asian="標楷體1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415943a" style:font-name-asian="標楷體1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3fe5d01" style:font-name-asian="標楷體1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 style:list-style-name="L1">
      <style:text-properties fo:color="#1c1c1c" style:font-name="Liberation Serif" fo:font-size="17pt" style:text-underline-style="none" fo:font-weight="bold" officeooo:rsid="32331a3e" officeooo:paragraph-rsid="324c59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edb71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2ed9c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style:use-window-font-color="true" style:font-name="Liberation Serif" fo:font-size="17pt" style:text-underline-style="none" fo:font-weight="bold" officeooo:rsid="2f7a955a" officeooo:paragraph-rsid="339efd50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381fc0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67dc7" style:font-name-asian="標楷體1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83538" style:font-name-asian="標楷體1" style:font-size-asian="17pt" style:language-asian="zh" style:country-asian="TW" style:font-weight-asian="bold" style:font-size-complex="17pt" style:font-weight-complex="bold"/>
    </style:style>
    <style:style style:name="P356" style:family="paragraph" style:parent-style-name="Standard" style:list-style-name="L1">
      <style:text-properties fo:color="#666666" style:font-name="Liberation Serif" fo:font-size="17pt" style:text-underline-style="none" fo:font-weight="bold" officeooo:rsid="33a80654" officeooo:paragraph-rsid="344aa1ee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fo:color="#050505"/>
    </style:style>
    <style:style style:name="T2" style:family="text">
      <style:text-properties fo:color="#050505" style:font-name="標楷體1"/>
    </style:style>
    <style:style style:name="T3" style:family="text">
      <style:text-properties fo:color="#050505" style:font-name="標楷體1" officeooo:rsid="141cb316"/>
    </style:style>
    <style:style style:name="T4" style:family="text">
      <style:text-properties fo:color="#050505" style:font-name="標楷體1" style:text-underline-style="none" officeooo:rsid="141cb316"/>
    </style:style>
    <style:style style:name="T5" style:family="text">
      <style:text-properties fo:color="#050505" style:font-name="標楷體1" style:text-underline-style="none" officeooo:rsid="2f9be6fe" style:font-name-complex="標楷體"/>
    </style:style>
    <style:style style:name="T6" style:family="text">
      <style:text-properties fo:color="#050505" style:font-name="標楷體1" style:text-underline-style="none" officeooo:rsid="2b753f9d" style:font-name-complex="標楷體"/>
    </style:style>
    <style:style style:name="T7" style:family="text">
      <style:text-properties fo:color="#050505" style:font-name="標楷體1" style:text-underline-style="none" officeooo:rsid="2b770058" style:font-name-complex="標楷體"/>
    </style:style>
    <style:style style:name="T8" style:family="text">
      <style:text-properties fo:color="#050505" style:font-name="標楷體1" style:text-underline-style="solid" style:text-underline-width="auto" style:text-underline-color="font-color" officeooo:rsid="0a7edee9"/>
    </style:style>
    <style:style style:name="T9" style:family="text">
      <style:text-properties fo:color="#050505" style:font-name="標楷體1" style:text-underline-style="solid" style:text-underline-width="auto" style:text-underline-color="font-color" officeooo:rsid="141cb316"/>
    </style:style>
    <style:style style:name="T10" style:family="text">
      <style:text-properties fo:color="#050505" style:font-name="標楷體1" fo:font-style="normal" style:text-underline-style="none" officeooo:rsid="0a7edee9" style:font-style-asian="normal" style:font-style-complex="normal"/>
    </style:style>
    <style:style style:name="T11" style:family="text">
      <style:text-properties fo:color="#050505" style:font-name="標楷體1" officeooo:rsid="2f9be6fe" style:font-name-complex="標楷體"/>
    </style:style>
    <style:style style:name="T12" style:family="text">
      <style:text-properties fo:color="#050505" style:font-name="標楷體1" officeooo:rsid="2b753f9d" style:font-name-complex="標楷體"/>
    </style:style>
    <style:style style:name="T13" style:family="text">
      <style:text-properties fo:color="#050505" style:font-name="標楷體1" officeooo:rsid="2b770058" style:font-name-complex="標楷體"/>
    </style:style>
    <style:style style:name="T14" style:family="text">
      <style:text-properties fo:color="#050505" style:font-name="標楷體1" style:font-name-asian="標楷體1"/>
    </style:style>
    <style:style style:name="T15" style:family="text">
      <style:text-properties fo:color="#050505" style:font-name="標楷體1" officeooo:rsid="17cb7444" style:font-name-asian="標楷體1"/>
    </style:style>
    <style:style style:name="T16" style:family="text">
      <style:text-properties fo:color="#050505" style:font-name="標楷體1" officeooo:rsid="2d0cc977" style:font-name-asian="標楷體1"/>
    </style:style>
    <style:style style:name="T17" style:family="text">
      <style:text-properties fo:color="#050505" style:font-name="標楷體1" officeooo:rsid="2f5bb3da" style:font-name-asian="標楷體1"/>
    </style:style>
    <style:style style:name="T18" style:family="text">
      <style:text-properties fo:color="#050505" style:font-name="標楷體1" officeooo:rsid="30cb224a" style:font-name-asian="標楷體1"/>
    </style:style>
    <style:style style:name="T19" style:family="text">
      <style:text-properties fo:color="#050505" style:font-name="標楷體1" fo:font-size="13pt" officeooo:rsid="2f5bb3da" style:font-size-asian="13pt" style:font-size-complex="13pt"/>
    </style:style>
    <style:style style:name="T20" style:family="text">
      <style:text-properties fo:color="#050505" style:font-name="標楷體1" fo:font-size="13pt" officeooo:rsid="2f8f322f" style:font-size-asian="13pt" style:font-size-complex="13pt"/>
    </style:style>
    <style:style style:name="T21" style:family="text">
      <style:text-properties fo:color="#050505" style:font-name="標楷體1" fo:font-size="13pt" officeooo:rsid="2f911c70" style:font-size-asian="13pt" style:font-size-complex="13pt"/>
    </style:style>
    <style:style style:name="T22" style:family="text">
      <style:text-properties fo:color="#050505" style:font-name="標楷體1" fo:font-size="13pt" officeooo:rsid="2f94b79a" style:font-size-asian="13pt" style:font-size-complex="13pt"/>
    </style:style>
    <style:style style:name="T23" style:family="text">
      <style:text-properties fo:color="#050505" style:font-name="標楷體1" officeooo:rsid="3076d40c"/>
    </style:style>
    <style:style style:name="T24" style:family="text">
      <style:text-properties fo:color="#050505" officeooo:rsid="2aa0ad89"/>
    </style:style>
    <style:style style:name="T25" style:family="text">
      <style:text-properties fo:color="#050505" style:text-underline-style="none" style:font-name-complex="標楷體"/>
    </style:style>
    <style:style style:name="T26" style:family="text">
      <style:text-properties fo:color="#050505" officeooo:rsid="2b6f314a"/>
    </style:style>
    <style:style style:name="T27" style:family="text">
      <style:text-properties fo:color="#050505" officeooo:rsid="2b6f314a" style:font-name-complex="標楷體"/>
    </style:style>
    <style:style style:name="T28" style:family="text">
      <style:text-properties fo:color="#050505" officeooo:rsid="30a72277" style:font-name-complex="標楷體"/>
    </style:style>
    <style:style style:name="T29" style:family="text">
      <style:text-properties fo:color="#050505" officeooo:rsid="17cb7444"/>
    </style:style>
    <style:style style:name="T30" style:family="text">
      <style:text-properties fo:color="#050505" officeooo:rsid="2d0cc977"/>
    </style:style>
    <style:style style:name="T31" style:family="text">
      <style:text-properties fo:color="#050505" style:text-underline-style="solid" style:text-underline-width="auto" style:text-underline-color="font-color" officeooo:rsid="17cb7444"/>
    </style:style>
    <style:style style:name="T32" style:family="text">
      <style:text-properties fo:color="#050505" officeooo:rsid="2f5bb3da" style:font-name-asian="標楷體1"/>
    </style:style>
    <style:style style:name="T33" style:family="text">
      <style:text-properties fo:color="#050505" style:font-name="Arial" officeooo:rsid="2aa0ad89" style:font-name-asian="Arial"/>
    </style:style>
    <style:style style:name="T34" style:family="text">
      <style:text-properties style:font-name="標楷體1"/>
    </style:style>
    <style:style style:name="T35" style:family="text">
      <style:text-properties style:font-name="標楷體1" style:font-name-asian="標楷體1"/>
    </style:style>
    <style:style style:name="T36" style:family="text">
      <style:text-properties style:font-name="標楷體1" officeooo:rsid="2b2f3b50" style:font-name-asian="標楷體1"/>
    </style:style>
    <style:style style:name="T37" style:family="text">
      <style:text-properties style:font-name="標楷體1" officeooo:rsid="2b7a4263" style:font-name-asian="標楷體1"/>
    </style:style>
    <style:style style:name="T38" style:family="text">
      <style:text-properties style:font-name="標楷體1" officeooo:rsid="2b865380" style:font-name-asian="標楷體1"/>
    </style:style>
    <style:style style:name="T39" style:family="text">
      <style:text-properties style:font-name="標楷體1" officeooo:rsid="2b8c21ac" style:font-name-asian="標楷體1"/>
    </style:style>
    <style:style style:name="T40" style:family="text">
      <style:text-properties style:font-name="標楷體1" officeooo:rsid="2b90c548" style:font-name-asian="標楷體1"/>
    </style:style>
    <style:style style:name="T41" style:family="text">
      <style:text-properties style:font-name="標楷體1" officeooo:rsid="2b99f278" style:font-name-asian="標楷體1"/>
    </style:style>
    <style:style style:name="T42" style:family="text">
      <style:text-properties style:font-name="標楷體1" officeooo:rsid="2c438227" style:font-name-asian="標楷體1"/>
    </style:style>
    <style:style style:name="T43" style:family="text">
      <style:text-properties style:font-name="標楷體1" officeooo:rsid="2c510562" style:font-name-asian="標楷體1"/>
    </style:style>
    <style:style style:name="T44" style:family="text">
      <style:text-properties style:font-name="標楷體1" officeooo:rsid="2c525afe" style:font-name-asian="標楷體1"/>
    </style:style>
    <style:style style:name="T45" style:family="text">
      <style:text-properties style:font-name="標楷體1" officeooo:rsid="2c559ab6" style:font-name-asian="標楷體1"/>
    </style:style>
    <style:style style:name="T46" style:family="text">
      <style:text-properties style:font-name="標楷體1" officeooo:rsid="2d0cc977" style:font-name-asian="標楷體1"/>
    </style:style>
    <style:style style:name="T47" style:family="text">
      <style:text-properties style:font-name="標楷體1" officeooo:rsid="2d0fbf7f" style:font-name-asian="標楷體1"/>
    </style:style>
    <style:style style:name="T48" style:family="text">
      <style:text-properties style:font-name="標楷體1" officeooo:rsid="1b183ff1" style:font-name-asian="標楷體1"/>
    </style:style>
    <style:style style:name="T49" style:family="text">
      <style:text-properties style:font-name="標楷體1" officeooo:rsid="2f5bb3da" style:font-name-asian="標楷體1"/>
    </style:style>
    <style:style style:name="T50" style:family="text">
      <style:text-properties style:font-name="標楷體1" officeooo:rsid="2f44881c" style:font-name-asian="標楷體1" style:font-name-complex="標楷體"/>
    </style:style>
    <style:style style:name="T51" style:family="text">
      <style:text-properties style:font-name="標楷體1" officeooo:rsid="33fd40b0" style:font-name-asian="標楷體1"/>
    </style:style>
    <style:style style:name="T52" style:family="text">
      <style:text-properties style:font-name="標楷體1" officeooo:rsid="33a80654" style:font-name-asian="標楷體1"/>
    </style:style>
    <style:style style:name="T53" style:family="text">
      <style:text-properties style:font-name="標楷體1" style:text-underline-style="solid" style:text-underline-width="auto" style:text-underline-color="font-color" officeooo:rsid="2da833a7" style:font-name-asian="標楷體1" style:font-name-complex="標楷體"/>
    </style:style>
    <style:style style:name="T54" style:family="text">
      <style:text-properties style:font-name="標楷體1" style:text-underline-style="solid" style:text-underline-width="auto" style:text-underline-color="font-color" officeooo:rsid="24ffe503"/>
    </style:style>
    <style:style style:name="T55" style:family="text">
      <style:text-properties style:font-name="標楷體1" style:text-underline-style="solid" style:text-underline-width="auto" style:text-underline-color="font-color" officeooo:rsid="2cae2a24"/>
    </style:style>
    <style:style style:name="T56" style:family="text">
      <style:text-properties style:font-name="標楷體1" style:text-underline-style="solid" style:text-underline-width="auto" style:text-underline-color="font-color" officeooo:rsid="0a7edee9"/>
    </style:style>
    <style:style style:name="T57" style:family="text">
      <style:text-properties style:font-name="標楷體1" style:text-underline-style="none" officeooo:rsid="2da833a7" style:font-name-asian="標楷體1" style:font-name-complex="標楷體"/>
    </style:style>
    <style:style style:name="T58" style:family="text">
      <style:text-properties style:font-name="標楷體1" style:text-underline-style="none" officeooo:rsid="2f9be6fe" style:font-name-complex="標楷體"/>
    </style:style>
    <style:style style:name="T59" style:family="text">
      <style:text-properties style:font-name="標楷體1" style:text-underline-style="none" officeooo:rsid="2b753f9d" style:font-name-complex="標楷體"/>
    </style:style>
    <style:style style:name="T60" style:family="text">
      <style:text-properties style:font-name="標楷體1" style:text-underline-style="none" officeooo:rsid="2b770058" style:font-name-complex="標楷體"/>
    </style:style>
    <style:style style:name="T61" style:family="text">
      <style:text-properties style:font-name="標楷體1" style:text-underline-style="none" officeooo:rsid="0a7edee9" style:font-name-complex="標楷體"/>
    </style:style>
    <style:style style:name="T62" style:family="text">
      <style:text-properties style:font-name="標楷體1" officeooo:rsid="2aef0972"/>
    </style:style>
    <style:style style:name="T63" style:family="text">
      <style:text-properties style:font-name="標楷體1" officeooo:rsid="2af2f0eb"/>
    </style:style>
    <style:style style:name="T64" style:family="text">
      <style:text-properties style:font-name="標楷體1" officeooo:rsid="2b170417"/>
    </style:style>
    <style:style style:name="T65" style:family="text">
      <style:text-properties style:font-name="標楷體1" officeooo:rsid="2b18d8d4"/>
    </style:style>
    <style:style style:name="T66" style:family="text">
      <style:text-properties style:font-name="標楷體1" officeooo:rsid="2b1a56e7"/>
    </style:style>
    <style:style style:name="T67" style:family="text">
      <style:text-properties style:font-name="標楷體1" officeooo:rsid="2b859ca8"/>
    </style:style>
    <style:style style:name="T68" style:family="text">
      <style:text-properties style:font-name="標楷體1" fo:font-size="17pt" fo:font-weight="bold" officeooo:rsid="2b865380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style:font-name="標楷體1" fo:font-size="17pt" fo:font-weight="bold" officeooo:rsid="2b90c548" style:font-name-asian="標楷體1" style:font-size-asian="17pt" style:language-asian="zh" style:country-asian="TW" style:font-weight-asian="bold" style:font-size-complex="17pt" style:font-weight-complex="bold"/>
    </style:style>
    <style:style style:name="T70" style:family="text">
      <style:text-properties style:font-name="標楷體1" officeooo:rsid="2b99f278"/>
    </style:style>
    <style:style style:name="T71" style:family="text">
      <style:text-properties style:font-name="標楷體1" officeooo:rsid="2d0cc977"/>
    </style:style>
    <style:style style:name="T72" style:family="text">
      <style:text-properties style:font-name="標楷體1" officeooo:rsid="2e15d1f7"/>
    </style:style>
    <style:style style:name="T73" style:family="text">
      <style:text-properties style:font-name="標楷體1" officeooo:rsid="2e1781fd"/>
    </style:style>
    <style:style style:name="T74" style:family="text">
      <style:text-properties style:font-name="標楷體1" officeooo:rsid="2e1b327e"/>
    </style:style>
    <style:style style:name="T75" style:family="text">
      <style:text-properties style:font-name="標楷體1" officeooo:rsid="2e1c8583"/>
    </style:style>
    <style:style style:name="T76" style:family="text">
      <style:text-properties style:font-name="標楷體1" officeooo:rsid="2e1f9ab1"/>
    </style:style>
    <style:style style:name="T77" style:family="text">
      <style:text-properties style:font-name="標楷體1" officeooo:rsid="2e2ab655"/>
    </style:style>
    <style:style style:name="T78" style:family="text">
      <style:text-properties style:font-name="標楷體1" officeooo:rsid="2e2f02bc"/>
    </style:style>
    <style:style style:name="T79" style:family="text">
      <style:text-properties style:font-name="標楷體1" officeooo:rsid="2e30dce1"/>
    </style:style>
    <style:style style:name="T80" style:family="text">
      <style:text-properties style:font-name="標楷體1" officeooo:rsid="2e8422c8"/>
    </style:style>
    <style:style style:name="T81" style:family="text">
      <style:text-properties style:font-name="標楷體1" officeooo:rsid="2ec19fbf"/>
    </style:style>
    <style:style style:name="T82" style:family="text">
      <style:text-properties style:font-name="標楷體1" officeooo:rsid="2ec7dae7"/>
    </style:style>
    <style:style style:name="T83" style:family="text">
      <style:text-properties style:font-name="標楷體1" officeooo:rsid="3957a7ad"/>
    </style:style>
    <style:style style:name="T84" style:family="text">
      <style:text-properties style:font-name="標楷體1" officeooo:rsid="0a7edee9"/>
    </style:style>
    <style:style style:name="T85" style:family="text">
      <style:text-properties style:font-name="標楷體1" officeooo:rsid="3a2c71e1"/>
    </style:style>
    <style:style style:name="T86" style:family="text">
      <style:text-properties style:font-name="標楷體1" officeooo:rsid="3a32e826"/>
    </style:style>
    <style:style style:name="T87" style:family="text">
      <style:text-properties style:font-name="標楷體1" officeooo:rsid="2d1e5648"/>
    </style:style>
    <style:style style:name="T88" style:family="text">
      <style:text-properties style:font-name="標楷體1" style:font-name-complex="標楷體"/>
    </style:style>
    <style:style style:name="T89" style:family="text">
      <style:text-properties style:font-name="標楷體1" officeooo:rsid="2e2d83da" style:font-name-complex="標楷體"/>
    </style:style>
    <style:style style:name="T90" style:family="text">
      <style:text-properties style:font-name="標楷體1" officeooo:rsid="2f578b27"/>
    </style:style>
    <style:style style:name="T91" style:family="text">
      <style:text-properties style:font-name="標楷體1" officeooo:rsid="2f57cf3f"/>
    </style:style>
    <style:style style:name="T92" style:family="text">
      <style:text-properties style:font-name="標楷體1" officeooo:rsid="2f58d0de"/>
    </style:style>
    <style:style style:name="T93" style:family="text">
      <style:text-properties style:font-name="標楷體1" officeooo:rsid="2f4f71f1"/>
    </style:style>
    <style:style style:name="T94" style:family="text">
      <style:text-properties style:font-name="標楷體1" officeooo:rsid="30c2ac8a"/>
    </style:style>
    <style:style style:name="T95" style:family="text">
      <style:text-properties style:font-name="標楷體1" officeooo:rsid="316e0612"/>
    </style:style>
    <style:style style:name="T96" style:family="text">
      <style:text-properties style:font-name="標楷體1" officeooo:rsid="31ebc3c0"/>
    </style:style>
    <style:style style:name="T97" style:family="text">
      <style:text-properties style:font-name="標楷體1" officeooo:rsid="335c88fa"/>
    </style:style>
    <style:style style:name="T98" style:family="text">
      <style:text-properties style:text-underline-style="none" style:font-name-complex="標楷體"/>
    </style:style>
    <style:style style:name="T99" style:family="text">
      <style:text-properties style:text-underline-style="none" officeooo:rsid="2da833a7" style:font-name-complex="標楷體"/>
    </style:style>
    <style:style style:name="T100" style:family="text">
      <style:text-properties officeooo:rsid="29094cdb"/>
    </style:style>
    <style:style style:name="T101" style:family="text">
      <style:text-properties style:text-underline-style="solid" style:text-underline-width="auto" style:text-underline-color="font-color"/>
    </style:style>
    <style:style style:name="T102" style:family="text">
      <style:text-properties style:text-underline-style="solid" style:text-underline-width="auto" style:text-underline-color="font-color" style:font-name-complex="標楷體"/>
    </style:style>
    <style:style style:name="T103" style:family="text">
      <style:text-properties style:text-underline-style="solid" style:text-underline-width="auto" style:text-underline-color="font-color" officeooo:rsid="2da833a7" style:font-name-complex="標楷體"/>
    </style:style>
    <style:style style:name="T104" style:family="text">
      <style:text-properties style:text-underline-style="solid" style:text-underline-width="auto" style:text-underline-color="font-color" officeooo:rsid="12306769" style:font-name-complex="標楷體"/>
    </style:style>
    <style:style style:name="T105" style:family="text">
      <style:text-properties style:text-underline-style="solid" style:text-underline-width="auto" style:text-underline-color="font-color" officeooo:rsid="24ffe503"/>
    </style:style>
    <style:style style:name="T106" style:family="text">
      <style:text-properties style:text-underline-style="solid" style:text-underline-width="auto" style:text-underline-color="font-color" officeooo:rsid="17cb7444"/>
    </style:style>
    <style:style style:name="T107" style:family="text">
      <style:text-properties style:text-underline-style="solid" style:text-underline-width="auto" style:text-underline-color="font-color" officeooo:rsid="0a7edee9"/>
    </style:style>
    <style:style style:name="T108" style:family="text">
      <style:text-properties style:font-name="Liberation Serif" fo:font-size="17pt" fo:font-weight="bold" officeooo:rsid="24ffe503" style:font-name-asian="標楷體1" style:font-size-asian="17pt" style:language-asian="zh" style:country-asian="TW" style:font-weight-asian="bold" style:font-size-complex="17pt" style:font-weight-complex="bold"/>
    </style:style>
    <style:style style:name="T109" style:family="text">
      <style:text-properties style:font-name="Liberation Serif" fo:font-size="17pt" fo:font-weight="bold" officeooo:rsid="29d0b33c" style:font-name-asian="標楷體1" style:font-size-asian="17pt" style:language-asian="zh" style:country-asian="TW" style:font-weight-asian="bold" style:font-size-complex="17pt" style:font-weight-complex="bold"/>
    </style:style>
    <style:style style:name="T110" style:family="text">
      <style:text-properties style:font-name="Liberation Serif" fo:font-size="17pt" fo:font-weight="bold" officeooo:rsid="2ad697e7" style:font-name-asian="標楷體1" style:font-size-asian="17pt" style:language-asian="zh" style:country-asian="TW" style:font-weight-asian="bold" style:font-size-complex="17pt" style:font-weight-complex="bold"/>
    </style:style>
    <style:style style:name="T111" style:family="text">
      <style:text-properties style:font-name="Liberation Serif" officeooo:rsid="19022954"/>
    </style:style>
    <style:style style:name="T112" style:family="text">
      <style:text-properties officeooo:rsid="2a05405e"/>
    </style:style>
    <style:style style:name="T113" style:family="text">
      <style:text-properties officeooo:rsid="2a61cfab"/>
    </style:style>
    <style:style style:name="T114" style:family="text">
      <style:text-properties officeooo:rsid="2a9e16b8"/>
    </style:style>
    <style:style style:name="T115" style:family="text">
      <style:text-properties officeooo:rsid="2af2f0eb"/>
    </style:style>
    <style:style style:name="T116" style:family="text">
      <style:text-properties officeooo:rsid="2b18d8d4"/>
    </style:style>
    <style:style style:name="T117" style:family="text">
      <style:text-properties officeooo:rsid="2b1a56e7"/>
    </style:style>
    <style:style style:name="T118" style:family="text">
      <style:text-properties officeooo:rsid="2b2f3b50"/>
    </style:style>
    <style:style style:name="T119" style:family="text">
      <style:text-properties officeooo:rsid="2b3f805d"/>
    </style:style>
    <style:style style:name="T120" style:family="text">
      <style:text-properties officeooo:rsid="2b7a4263"/>
    </style:style>
    <style:style style:name="T121" style:family="text">
      <style:text-properties officeooo:rsid="2b859ca8"/>
    </style:style>
    <style:style style:name="T122" style:family="text">
      <style:text-properties officeooo:rsid="2b865380"/>
    </style:style>
    <style:style style:name="T123" style:family="text">
      <style:text-properties officeooo:rsid="2b99f278"/>
    </style:style>
    <style:style style:name="T124" style:family="text">
      <style:text-properties officeooo:rsid="2c438227"/>
    </style:style>
    <style:style style:name="T125" style:family="text">
      <style:text-properties officeooo:rsid="2c510562"/>
    </style:style>
    <style:style style:name="T126" style:family="text">
      <style:text-properties officeooo:rsid="2c525afe"/>
    </style:style>
    <style:style style:name="T127" style:family="text">
      <style:text-properties officeooo:rsid="2c559ab6"/>
    </style:style>
    <style:style style:name="T128" style:family="text">
      <style:text-properties fo:color="#1c1c1c"/>
    </style:style>
    <style:style style:name="T129" style:family="text">
      <style:text-properties fo:color="#1c1c1c" style:text-underline-style="none" officeooo:rsid="2da833a7" style:font-name-complex="標楷體"/>
    </style:style>
    <style:style style:name="T130" style:family="text">
      <style:text-properties fo:color="#1c1c1c" style:text-underline-style="none" officeooo:rsid="2c719aa2" style:font-name-complex="標楷體"/>
    </style:style>
    <style:style style:name="T131" style:family="text">
      <style:text-properties fo:color="#1c1c1c" officeooo:rsid="24ffe503" style:font-name-complex="標楷體"/>
    </style:style>
    <style:style style:name="T132" style:family="text">
      <style:text-properties fo:color="#1c1c1c" officeooo:rsid="24ffe503"/>
    </style:style>
    <style:style style:name="T133" style:family="text">
      <style:text-properties fo:color="#1c1c1c" officeooo:rsid="2a05405e"/>
    </style:style>
    <style:style style:name="T134" style:family="text">
      <style:text-properties officeooo:rsid="2cae2a24"/>
    </style:style>
    <style:style style:name="T135" style:family="text">
      <style:text-properties officeooo:rsid="24ffe503"/>
    </style:style>
    <style:style style:name="T136" style:family="text">
      <style:text-properties officeooo:rsid="2d0cc977"/>
    </style:style>
    <style:style style:name="T137" style:family="text">
      <style:text-properties officeooo:rsid="2d0fbf7f"/>
    </style:style>
    <style:style style:name="T138" style:family="text">
      <style:text-properties officeooo:rsid="2d160841"/>
    </style:style>
    <style:style style:name="T139" style:family="text">
      <style:text-properties officeooo:rsid="17cb7444"/>
    </style:style>
    <style:style style:name="T140" style:family="text">
      <style:text-properties style:font-name-asian="標楷體1"/>
    </style:style>
    <style:style style:name="T141" style:family="text">
      <style:text-properties officeooo:rsid="2f44881c" style:font-name-asian="標楷體1" style:font-name-complex="標楷體"/>
    </style:style>
    <style:style style:name="T142" style:family="text">
      <style:text-properties officeooo:rsid="31b3665d" style:font-name-asian="標楷體1" style:font-name-complex="標楷體"/>
    </style:style>
    <style:style style:name="T143" style:family="text">
      <style:text-properties officeooo:rsid="2e635091"/>
    </style:style>
    <style:style style:name="T144" style:family="text">
      <style:text-properties officeooo:rsid="2e813ace"/>
    </style:style>
    <style:style style:name="T145" style:family="text">
      <style:text-properties officeooo:rsid="2e8422c8"/>
    </style:style>
    <style:style style:name="T146" style:family="text">
      <style:text-properties officeooo:rsid="2ec19fbf"/>
    </style:style>
    <style:style style:name="T147" style:family="text">
      <style:text-properties officeooo:rsid="2e2d83da"/>
    </style:style>
    <style:style style:name="T148" style:family="text">
      <style:text-properties officeooo:rsid="2ec7dae7"/>
    </style:style>
    <style:style style:name="T149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6c64b1" style:font-style-asian="normal" style:font-name-complex="標楷體" style:text-emphasize="none"/>
    </style:style>
    <style:style style:name="T150" style:family="text">
      <style:text-properties style:text-outline="false" style:text-line-through-style="none" style:text-line-through-type="none" style:text-position="0% 100%" style:font-name="Liberation Serif" fo:font-style="normal" fo:text-shadow="none" officeooo:rsid="17cb7444" style:font-style-asian="normal" style:font-name-complex="標楷體" style:text-emphasize="none"/>
    </style:style>
    <style:style style:name="T151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52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font-name-complex="標楷體" style:text-emphasize="none"/>
    </style:style>
    <style:style style:name="T153" style:family="text">
      <style:text-properties style:text-outline="false" style:text-line-through-style="none" style:text-line-through-type="none" style:text-position="0% 100%" fo:font-style="normal" fo:text-shadow="none" officeooo:rsid="0a6d63ec" style:font-style-asian="normal" style:font-name-complex="標楷體" style:text-emphasize="none"/>
    </style:style>
    <style:style style:name="T154" style:family="text">
      <style:text-properties style:text-outline="false" style:text-line-through-style="none" style:text-line-through-type="none" style:text-position="0% 100%" fo:font-style="normal" fo:text-shadow="none" officeooo:rsid="2edf004c" style:font-style-asian="normal" style:font-name-complex="標楷體" style:text-emphasize="none"/>
    </style:style>
    <style:style style:name="T155" style:family="text">
      <style:text-properties style:text-outline="false" style:text-line-through-style="none" style:text-line-through-type="none" style:text-position="0% 100%" fo:font-style="normal" fo:text-shadow="none" officeooo:rsid="3b344815" style:font-style-asian="normal" style:text-emphasize="none"/>
    </style:style>
    <style:style style:name="T15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6d63ec" style:font-style-asian="normal" style:font-name-complex="標楷體" style:text-emphasize="none"/>
    </style:style>
    <style:style style:name="T15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style-asian="normal" style:font-name-complex="標楷體" style:text-emphasize="none"/>
    </style:style>
    <style:style style:name="T15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df004c" style:font-style-asian="normal" style:font-name-complex="標楷體" style:text-emphasize="none"/>
    </style:style>
    <style:style style:name="T15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2306769" style:font-style-asian="normal" style:font-name-complex="標楷體" style:text-emphasize="none"/>
    </style:style>
    <style:style style:name="T160" style:family="text">
      <style:text-properties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61" style:family="text">
      <style:text-properties officeooo:rsid="395510d3"/>
    </style:style>
    <style:style style:name="T162" style:family="text">
      <style:text-properties officeooo:rsid="3957a7ad"/>
    </style:style>
    <style:style style:name="T163" style:family="text">
      <style:text-properties officeooo:rsid="0a7edee9"/>
    </style:style>
    <style:style style:name="T164" style:family="text">
      <style:text-properties style:font-name-complex="標楷體"/>
    </style:style>
    <style:style style:name="T165" style:family="text">
      <style:text-properties officeooo:rsid="2e2d83da" style:font-name-complex="標楷體"/>
    </style:style>
    <style:style style:name="T166" style:family="text">
      <style:text-properties officeooo:rsid="0d786957" style:font-name-complex="標楷體"/>
    </style:style>
    <style:style style:name="T167" style:family="text">
      <style:text-properties officeooo:rsid="24ffe503" style:font-name-complex="標楷體"/>
    </style:style>
    <style:style style:name="T168" style:family="text">
      <style:text-properties officeooo:rsid="2f44881c" style:font-name-complex="標楷體"/>
    </style:style>
    <style:style style:name="T169" style:family="text">
      <style:text-properties officeooo:rsid="30a72277" style:font-name-complex="標楷體"/>
    </style:style>
    <style:style style:name="T170" style:family="text">
      <style:text-properties officeooo:rsid="1d765d1e" style:font-name-complex="標楷體"/>
    </style:style>
    <style:style style:name="T171" style:family="text">
      <style:text-properties officeooo:rsid="325a12c2" style:font-name-complex="標楷體"/>
    </style:style>
    <style:style style:name="T172" style:family="text">
      <style:text-properties officeooo:rsid="1d9a4dd1" style:font-name-complex="標楷體"/>
    </style:style>
    <style:style style:name="T173" style:family="text">
      <style:text-properties officeooo:rsid="2f3f66cc"/>
    </style:style>
    <style:style style:name="T174" style:family="text">
      <style:text-properties style:text-position="super 58%" style:font-name="標楷體1"/>
    </style:style>
    <style:style style:name="T175" style:family="text">
      <style:text-properties style:text-position="super 58%" style:font-name="標楷體1" officeooo:rsid="2f4f71f1"/>
    </style:style>
    <style:style style:name="T176" style:family="text">
      <style:text-properties fo:color="#010101"/>
    </style:style>
    <style:style style:name="T177" style:family="text">
      <style:text-properties fo:color="#010101" fo:font-size="12pt" style:font-size-asian="12pt" style:font-size-complex="12pt"/>
    </style:style>
    <style:style style:name="T178" style:family="text">
      <style:text-properties fo:color="#010101" officeooo:rsid="325a12c2"/>
    </style:style>
    <style:style style:name="T179" style:family="text">
      <style:text-properties fo:color="#010101" style:text-outline="false" style:text-line-through-style="none" style:text-line-through-type="none" style:text-position="0% 100%" style:font-name="標楷體1" fo:font-style="normal" fo:text-shadow="none" officeooo:rsid="42628469" style:font-style-asian="normal" style:font-name-complex="標楷體" style:text-emphasize="none"/>
    </style:style>
    <style:style style:name="T180" style:family="text">
      <style:text-properties fo:color="#010101" fo:font-size="11pt" style:font-size-asian="11pt" style:font-size-complex="11pt"/>
    </style:style>
    <style:style style:name="T181" style:family="text">
      <style:text-properties fo:color="#010101" fo:font-size="11pt" officeooo:rsid="336c37c5" style:font-size-asian="11pt" style:font-size-complex="11pt"/>
    </style:style>
    <style:style style:name="T182" style:family="text">
      <style:text-properties officeooo:rsid="2f44881c"/>
    </style:style>
    <style:style style:name="T183" style:family="text">
      <style:text-properties officeooo:rsid="30c2ac8a"/>
    </style:style>
    <style:style style:name="T184" style:family="text">
      <style:text-properties officeooo:rsid="316e0612"/>
    </style:style>
    <style:style style:name="T185" style:family="text">
      <style:text-properties officeooo:rsid="31ebc3c0"/>
    </style:style>
    <style:style style:name="T186" style:family="text">
      <style:text-properties officeooo:rsid="322081d5"/>
    </style:style>
    <style:style style:name="T187" style:family="text">
      <style:text-properties officeooo:rsid="322c59f3"/>
    </style:style>
    <style:style style:name="T188" style:family="text">
      <style:text-properties officeooo:rsid="323231db"/>
    </style:style>
    <style:style style:name="T189" style:family="text">
      <style:text-properties officeooo:rsid="32331a3e"/>
    </style:style>
    <style:style style:name="T190" style:family="text">
      <style:text-properties officeooo:rsid="325a12c2"/>
    </style:style>
    <style:style style:name="T191" style:family="text">
      <style:text-properties style:font-name="Arial" style:font-name-asian="Arial"/>
    </style:style>
    <style:style style:name="T192" style:family="text">
      <style:text-properties style:font-name="Arial" officeooo:rsid="29836600" style:font-name-asian="Arial"/>
    </style:style>
    <style:style style:name="T193" style:family="text">
      <style:text-properties style:font-name="Arial" officeooo:rsid="2a05405e" style:font-name-asian="Arial"/>
    </style:style>
    <style:style style:name="T194" style:family="text">
      <style:text-properties style:font-name="Arial" officeooo:rsid="2a61cfab" style:font-name-asian="Arial"/>
    </style:style>
    <style:style style:name="T195" style:family="text">
      <style:text-properties style:font-name="Arial" officeooo:rsid="2a9e16b8" style:font-name-asian="Arial"/>
    </style:style>
    <style:style style:name="T196" style:family="text">
      <style:text-properties style:font-name="Arial" officeooo:rsid="2b3f805d" style:font-name-asian="Arial"/>
    </style:style>
    <style:style style:name="T197" style:family="text">
      <style:text-properties style:font-name="Arial" officeooo:rsid="395510d3" style:font-name-asian="Arial"/>
    </style:style>
    <style:style style:name="T198" style:family="text">
      <style:text-properties style:font-name="Arial" officeooo:rsid="3957a7ad" style:font-name-asian="Arial"/>
    </style:style>
    <style:style style:name="T199" style:family="text">
      <style:text-properties style:font-name="Arial" officeooo:rsid="3a2c71e1" style:font-name-asian="Arial"/>
    </style:style>
    <style:style style:name="T200" style:family="text">
      <style:text-properties style:font-name="Arial" officeooo:rsid="3a32e826" style:font-name-asian="Arial"/>
    </style:style>
    <style:style style:name="T201" style:family="text">
      <style:text-properties style:font-name="Arial" officeooo:rsid="2e635091" style:font-name-asian="Arial"/>
    </style:style>
    <style:style style:name="T202" style:family="text">
      <style:text-properties style:font-name="Arial" officeooo:rsid="2e813ace" style:font-name-asian="Arial"/>
    </style:style>
    <style:style style:name="T203" style:family="text">
      <style:text-properties style:font-name="Arial" officeooo:rsid="2e8422c8" style:font-name-asian="Arial"/>
    </style:style>
    <style:style style:name="T204" style:family="text">
      <style:text-properties style:font-name="Arial" officeooo:rsid="2f3f66cc" style:font-name-asian="Arial"/>
    </style:style>
    <style:style style:name="T205" style:family="text">
      <style:text-properties style:font-name="Arial" officeooo:rsid="322081d5" style:font-name-asian="Arial"/>
    </style:style>
    <style:style style:name="T206" style:family="text">
      <style:text-properties style:font-name="Arial" officeooo:rsid="323231db" style:font-name-asian="Arial"/>
    </style:style>
    <style:style style:name="T207" style:family="text">
      <style:text-properties style:font-name="Arial" officeooo:rsid="2f44881c" style:font-name-asian="Arial"/>
    </style:style>
    <style:style style:name="T208" style:family="text">
      <style:text-properties style:font-name="Arial" officeooo:rsid="322c59f3" style:font-name-asian="Arial"/>
    </style:style>
    <style:style style:name="T209" style:family="text">
      <style:text-properties style:font-name="Arial" officeooo:rsid="325a12c2" style:font-name-asian="Arial"/>
    </style:style>
    <style:style style:name="T210" style:family="text">
      <style:text-properties officeooo:rsid="32d6cc17"/>
    </style:style>
    <style:style style:name="T211" style:family="text">
      <style:text-properties officeooo:rsid="335c88fa"/>
    </style:style>
    <style:style style:name="T212" style:family="text">
      <style:text-properties officeooo:rsid="2f7a955a"/>
    </style:style>
    <style:style style:name="T213" style:family="text">
      <style:text-properties officeooo:rsid="33fd40b0"/>
    </style:style>
    <style:style style:name="T214" style:family="text">
      <style:text-properties officeooo:rsid="0a6d63ec"/>
    </style:style>
    <style:style style:name="T215" style:family="text">
      <style:text-properties fo:color="#333333"/>
    </style:style>
    <style:style style:name="T216" style:family="text">
      <style:text-properties officeooo:rsid="33a806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36528341" text:style-name="L1">
        <text:list-item>
          <text:p text:style-name="P1"><text:bookmark-start text:name="七個習慣"/>七個習慣<text:bookmark-end text:name="七個習慣"/></text:p>
          <text:list>
            <text:list-item>
              <text:p text:style-name="P1">個體</text:p>
              <text:list>
                <text:list-item>
                  <text:p text:style-name="P1">第一個習慣，主動積極。</text:p>
                  <text:list>
                    <text:list-item>
                      <text:p text:style-name="P1">主動積極 是 主動的 積極。</text:p>
                      <text:list>
                        <text:list-item>
                          <text:p text:style-name="P1">主動的 積極 不是 閒不下來、不斷做事、勞碌命。</text:p>
                        </text:list-item>
                        <text:list-item>
                          <text:p text:style-name="P1">主動的 積極 是 優化、自然而然的做事、理所當然的做事。</text:p>
                        </text:list-item>
                        <text:list-item>
                          <text:p text:style-name="P1">明顯例子，手動 →<text:span text:style-name="T100"> 半自動 → 全自動。</text:span></text:p>
                          <text:list>
                            <text:list-item>
                              <text:p text:style-name="P1">半自動 主動積極於 手動。</text:p>
                            </text:list-item>
                            <text:list-item>
                              <text:p text:style-name="P1">全自動 主動積極於 半自動。</text:p>
                            </text:list-item>
                            <text:list-item>
                              <text:p text:style-name="P1">某一特定個體 主動積極，把 手動工具 變成 半自動工具、全自動工具。</text:p>
                              <text:list>
                                <text:list-item>
                                  <text:p text:style-name="P1">明顯例子，工業革命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明顯例子，晶體發電 主動積極於 挖煤發電。</text:p>
                        </text:list-item>
                      </text:list>
                    </text:list-item>
                    <text:list-item>
                      <text:p text:style-name="P1">思想、決策、行動。<text:span text:style-name="T1">（缺一不可）</text:span></text:p>
                      <text:list>
                        <text:list-item>
                          <text:p text:style-name="P1">遇到問題，解決問題。</text:p>
                        </text:list-item>
                        <text:list-item>
                          <text:p text:style-name="P1">沒有問題，發現問題。</text:p>
                        </text:list-item>
                        <text:list-item>
                          <text:p text:style-name="P1">沒有問題，優化、提升、昇華 工具。</text:p>
                        </text:list-item>
                      </text:list>
                    </text:list-item>
                    <text:list-item>
                      <text:p text:style-name="P1">不抱怨。</text:p>
                      <text:list>
                        <text:list-item>
                          <text:p text:style-name="P1">抱怨 不是 決策、行動。</text:p>
                        </text:list-item>
                        <text:list-item>
                          <text:p text:style-name="P1">抱怨 是 思想。</text:p>
                          <text:list>
                            <text:list-item>
                              <text:p text:style-name="P1">只有 思想，無法 解決問題、發現問題。</text:p>
                            </text:list-item>
                            <text:list-item>
                              <text:p text:style-name="P1">只有 思想，無法 優化、提升、昇華 工具。</text:p>
                            </text:list-item>
                          </text:list>
                        </text:list-item>
                        <text:list-item>
                          <text:p text:style-name="P1">短期、瞬態 能 發洩情緒。</text:p>
                        </text:list-item>
                        <text:list-item>
                          <text:p text:style-name="P1">長期、穩態 不能 抱怨。</text:p>
                        </text:list-item>
                        <text:list-item>
                          <text:p text:style-name="P1">原因很明顯，抱怨 無法 解決問題。</text:p>
                          <text:list>
                            <text:list-item>
                              <text:p text:style-name="P1">抱怨 只會 傳染、傳播、發散 負面情緒到 其他個體。</text:p>
                            </text:list-item>
                            <text:list-item>
                              <text:p text:style-name="P1">抱怨 只會 強化、固化、自我實現 自己的 負面情緒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週期性、定期、不定期 自省。</text:p>
                    </text:list-item>
                  </text:list>
                </text:list-item>
                <text:list-item>
                  <text:p text:style-name="P1">第二個習慣，目標導向。</text:p>
                  <text:list>
                    <text:list-item>
                      <text:p text:style-name="P1">做事 之前，設定 大目標。</text:p>
                      <text:list>
                        <text:list-item>
                          <text:p text:style-name="P1">大目標 切割成 數個 能夠實現的 小目標。</text:p>
                          <text:list>
                            <text:list-item>
                              <text:p text:style-name="P1">明顯例子，某一特定電鍍實驗 是 大目標。</text:p>
                              <text:list>
                                <text:list-item>
                                  <text:p text:style-name="P1">電鍍實驗的（每一個）實驗步驟 是（每一個）小目標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逐步、依序 完成 小目標。</text:p>
                        </text:list-item>
                        <text:list-item>
                          <text:p text:style-name="P1">大目標 有 零個（以上）。</text:p>
                        </text:list-item>
                      </text:list>
                    </text:list-item>
                  </text:list>
                </text:list-item>
                <text:list-item>
                  <text:p text:style-name="P1">第三個習慣，權重導向。</text:p>
                  <text:list>
                    <text:list-item>
                      <text:p text:style-name="P1">事情 越重要，權重 越高，優先權 越高，執行順序 越先。</text:p>
                      <text:list>
                        <text:list-item>
                          <text:p text:style-name="P1">重要 是 對於 某一特定個體 來說，重要。</text:p>
                          <text:list>
                            <text:list-item>
                              <text:p text:style-name="P1">該個體 決策 眼前、已知 目標的 重要性、排序。</text:p>
                              <text:list>
                                <text:list-item>
                                  <text:p text:style-name="P1">目標 的 明顯例子，大目標、小目標、解決問題、發現問題、優化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執行順序。</text:p>
                      <text:list>
                        <text:list-item>
                          <text:p text:style-name="P1">重要、緊急。</text:p>
                        </text:list-item>
                        <text:list-item>
                          <text:p text:style-name="P1">重要、不緊急。</text:p>
                        </text:list-item>
                        <text:list-item>
                          <text:p text:style-name="P1">緊急、不重要。</text:p>
                        </text:list-item>
                        <text:list-item>
                          <text:p text:style-name="P1">不緊急、不重要。</text:p>
                        </text:list-item>
                      </text:list>
                    </text:list-item>
                    <text:list-item>
                      <text:p text:style-name="P1">斷捨離。</text:p>
                      <text:list>
                        <text:list-item>
                          <text:p text:style-name="P1">不緊急、不重要。</text:p>
                        </text:list-item>
                        <text:list-item>
                          <text:p text:style-name="P1">緊急、不重要。</text:p>
                        </text:list-item>
                      </text:list>
                    </text:list-item>
                    <text:list-item>
                      <text:p text:style-name="P1">發包、權力下放、收回精力。</text:p>
                    </text:list-item>
                  </text:list>
                </text:list-item>
              </text:list>
            </text:list-item>
            <text:list-item>
              <text:p text:style-name="P1">群體。</text:p>
              <text:list>
                <text:list-item>
                  <text:p text:style-name="P1">第四個習慣，雙贏。</text:p>
                  <text:list>
                    <text:list-item>
                      <text:p text:style-name="P1">雙利。</text:p>
                      <text:list>
                        <text:list-item>
                          <text:p text:style-name="P1">雙方 都有 好處。</text:p>
                        </text:list-item>
                        <text:list-item>
                          <text:p text:style-name="P1">對於 雙方 來說，好處 大於 壞處。</text:p>
                        </text:list-item>
                      </text:list>
                    </text:list-item>
                    <text:list-item>
                      <text:p text:style-name="P1">共生。</text:p>
                    </text:list-item>
                  </text:list>
                </text:list-item>
                <text:list-item>
                  <text:p text:style-name="P1">第五個習慣，雙解。</text:p>
                  <text:list>
                    <text:list-item>
                      <text:p text:style-name="P1">雙方 相互理解 彼此。</text:p>
                    </text:list-item>
                    <text:list-item>
                      <text:p text:style-name="P1">信任。</text:p>
                      <text:list>
                        <text:list-item>
                          <text:p text:style-name="P1">雙方 相互信任 彼此。</text:p>
                        </text:list-item>
                      </text:list>
                    </text:list-item>
                    <text:list-item>
                      <text:p text:style-name="P1">雙方 有機率知道，哪些領域 能夠 協調合作、各發所長。</text:p>
                    </text:list-item>
                  </text:list>
                </text:list-item>
                <text:list-item>
                  <text:p text:style-name="P1">第六個習慣，合作。</text:p>
                  <text:list>
                    <text:list-item>
                      <text:p text:style-name="P56"><text:span text:style-name="T34">1（團隊合作）1 &gt; 2</text:span>。</text:p>
                      <text:list>
                        <text:list-item>
                          <text:p text:style-name="P58"><text:span text:style-name="T34">1 </text:span>是 某一特定個體的 產能。</text:p>
                        </text:list-item>
                        <text:list-item>
                          <text:p text:style-name="P58"><text:span text:style-name="T35">2 是</text:span> 假定，兩個個體的 產能 都是 <text:span text:style-name="T34">1，兩個個體的 產能 相加 是 2</text:span>。</text:p>
                        </text:list-item>
                      </text:list>
                    </text:list-item>
                    <text:list-item>
                      <text:p text:style-name="P57">雙贏、雙解、個體 融合，發揮 更高的 有效功率。</text:p>
                      <text:list>
                        <text:list-item>
                          <text:p text:style-name="P57">湧現。</text:p>
                        </text:list-item>
                      </text:list>
                    </text:list-item>
                    <text:list-item>
                      <text:p text:style-name="P56">明顯例子，蜜蜂、細胞個體群組成的人體。</text:p>
                    </text:list-item>
                  </text:list>
                </text:list-item>
              </text:list>
            </text:list-item>
            <text:list-item>
              <text:p text:style-name="P1">第七個習慣，優化。</text:p>
              <text:list>
                <text:list-item>
                  <text:p text:style-name="P2">週期性、定期、不定期 更新 精神、肉體、感測、交互作用。</text:p>
                  <text:list>
                    <text:list-item>
                      <text:p text:style-name="P2">精神。</text:p>
                      <text:list>
                        <text:list-item>
                          <text:p text:style-name="P2">明顯例子，冥想。</text:p>
                        </text:list-item>
                      </text:list>
                    </text:list-item>
                    <text:list-item>
                      <text:p text:style-name="P2">肉體。</text:p>
                      <text:list>
                        <text:list-item>
                          <text:p text:style-name="P2">明顯例子，運動。</text:p>
                        </text:list-item>
                      </text:list>
                    </text:list-item>
                    <text:list-item>
                      <text:p text:style-name="P2">感測。</text:p>
                      <text:list>
                        <text:list-item>
                          <text:p text:style-name="P2">明顯例子，讀書。</text:p>
                        </text:list-item>
                      </text:list>
                    </text:list-item>
                    <text:list-item>
                      <text:p text:style-name="P2">交互作用。</text:p>
                      <text:list>
                        <text:list-item>
                          <text:p text:style-name="P2">明顯例子，人際、不同物種、沉浸在大自然。</text:p>
                        </text:list-item>
                      </text:list>
                    </text:list-item>
                  </text:list>
                </text:list-item>
                <text:list-item>
                  <text:p text:style-name="P3">成長。</text:p>
                  <text:list>
                    <text:list-item>
                      <text:p text:style-name="P3">感測、交互作用。</text:p>
                    </text:list-item>
                    <text:list-item>
                      <text:p text:style-name="P3">非監督式學習。</text:p>
                    </text:list-item>
                  </text:list>
                </text:list-item>
                <text:list-item>
                  <text:p text:style-name="P3">複利效應。</text:p>
                </text:list-item>
              </text:list>
            </text:list-item>
          </text:list>
        </text:list-item>
        <text:list-item>
          <text:p text:style-name="P3"><text:bookmark-start text:name="卡爾威曼"/>卡爾威曼<text:bookmark-end text:name="卡爾威曼"/></text:p>
          <text:list>
            <text:list-item>
              <text:p text:style-name="P3">學習、記憶、遺忘。</text:p>
              <text:list>
                <text:list-item>
                  <text:p text:style-name="P3">是否能理解。</text:p>
                  <text:list>
                    <text:list-item>
                      <text:p text:style-name="P4">明顯例子，<text:span text:style-name="T99">（皮亞杰 認定的）認知發展理論的 順應。</text:span></text:p>
                      <text:list>
                        <text:list-item>
                          <text:p text:style-name="P340"><text:span text:style-name="T99">（內容 在 </text:span><text:span text:style-name="T53">_ (第4本)</text:span><text:span text:style-name="T99"> 文件的 </text:span><text:span text:style-name="T101">認知發展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3">是否需要。</text:p>
                  <text:list>
                    <text:list-item>
                      <text:p text:style-name="P3">用途導向。</text:p>
                    </text:list-item>
                    <text:list-item>
                      <text:p text:style-name="P3">週期性、定期、不定期、重複性、重大性 想到、用到、使用。</text:p>
                    </text:list-item>
                  </text:list>
                </text:list-item>
                <text:list-item>
                  <text:p text:style-name="P3">能理解、需要，記憶。</text:p>
                </text:list-item>
                <text:list-item>
                  <text:p text:style-name="P3">不能理解，遺忘。</text:p>
                </text:list-item>
                <text:list-item>
                  <text:p text:style-name="P3">不需要，遺忘。</text:p>
                </text:list-item>
              </text:list>
            </text:list-item>
            <text:list-item>
              <text:p text:style-name="P3">主動學習。</text:p>
              <text:list>
                <text:list-item>
                  <text:p text:style-name="P3">現有知識。</text:p>
                  <text:list>
                    <text:list-item>
                      <text:p text:style-name="P3">某一特定個體 蘊含 某一特定 記憶、知識、常識、信念、習俗、認知、本能、傳承。</text:p>
                    </text:list-item>
                    <text:list-item>
                      <text:p text:style-name="P3">明顯例子，家庭教育、學校教育、日常生活、職場生活、事先預習、非監督式學習。</text:p>
                    </text:list-item>
                  </text:list>
                </text:list-item>
                <text:list-item>
                  <text:p text:style-name="P3">回答、解決、發現 問題。</text:p>
                  <text:list>
                    <text:list-item>
                      <text:p text:style-name="P3">某一特定個體 使用 現有 記憶、知識、常識，嘗試、試著 回答、解決、發現 問題。</text:p>
                      <text:list>
                        <text:list-item>
                          <text:p text:style-name="P3">回答 是 反應、反饋、回饋。</text:p>
                        </text:list-item>
                      </text:list>
                    </text:list-item>
                    <text:list-item>
                      <text:p text:style-name="P5">抽象例子，衝擊療法、跳進水池。</text:p>
                    </text:list-item>
                    <text:list-item>
                      <text:p text:style-name="P6"><text:span text:style-name="T98">明顯例子，</text:span><text:span text:style-name="T99">（皮亞杰 認定的）認知發展理論的 圖式。</text:span></text:p>
                      <text:list>
                        <text:list-item>
                          <text:p text:style-name="P341"><text:span text:style-name="T99">（內容 在 </text:span><text:span text:style-name="T53">_ (第4本)</text:span><text:span text:style-name="T99"> 文件的 </text:span><text:span text:style-name="T103">認知發展</text:span><text:span text:style-name="T99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">搜集情報。</text:p>
                  <text:list>
                    <text:list-item>
                      <text:p text:style-name="P105">某一特定個體 為了 進一步、更精確、更有把握 回答、解決、發現 問題，搜集情報。</text:p>
                    </text:list-item>
                    <text:list-item>
                      <text:p text:style-name="P3">明顯例子，第一手資料、實際實驗、詢問有機率知道答案的個體、小組討論、團隊合作。</text:p>
                    </text:list-item>
                    <text:list-item>
                      <text:p text:style-name="P6"><text:span text:style-name="T98">明顯例子，</text:span><text:span text:style-name="T99">（皮亞杰 認定的）認知發展理論的 同化、順應。</text:span></text:p>
                      <text:list>
                        <text:list-item>
                          <text:p text:style-name="P341"><text:span text:style-name="T99">（內容 在 </text:span><text:span text:style-name="T53">_ (第4本)</text:span><text:span text:style-name="T99"> 文件的 </text:span><text:span text:style-name="T103">認知發展</text:span><text:span text:style-name="T99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某一特定個體 知道 正確答案 之後，進行 平衡、不平衡、自省。</text:p>
                      <text:list>
                        <text:list-item>
                          <text:p text:style-name="P8">平衡、不平衡 是<text:span text:style-name="T99">（皮亞杰 認定的）認知發展理論的 </text:span><text:span text:style-name="T98">平衡、不平衡</text:span><text:span text:style-name="T99">。</text:span></text:p>
                          <text:list>
                            <text:list-item>
                              <text:p text:style-name="P342"><text:span text:style-name="T99">（內容 在 </text:span><text:span text:style-name="T53">_ (第4本)</text:span><text:span text:style-name="T99"> 文件的 </text:span><text:span text:style-name="T103">認知發展</text:span><text:span text:style-name="T99">）</text:span></text:p>
                            </text:list-item>
                          </text:list>
                        </text:list-item>
                        <text:list-item>
                          <text:p text:style-name="P7">自省 是 自我內省。</text:p>
                          <text:list>
                            <text:list-item>
                              <text:p text:style-name="P106">明顯例子，（柏拉圖、蘇格拉底 認定的）瞭解自己。</text:p>
                              <text:list>
                                <text:list-item>
                                  <text:p text:style-name="P106">瞭解自己 是什麼。</text:p>
                                  <text:list>
                                    <text:list-item>
                                      <text:p text:style-name="P106">自己的 本質、現象。</text:p>
                                      <text:list>
                                        <text:list-item>
                                          <text:p text:style-name="P106">自己 是（進行、行動 自省的）某一特定個體的 肉質層、意識層。</text:p>
                                          <text:list>
                                            <text:list-item>
                                              <text:p text:style-name="P106">行動 是 思想、決策、行動 的 行動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6">瞭解自己 知道、瞭解、認知 什麼。</text:p>
                                  <text:list>
                                    <text:list-item>
                                      <text:p text:style-name="P106">校正。</text:p>
                                      <text:list>
                                        <text:list-item>
                                          <text:p text:style-name="P106">自己認定的自己、實際的自己 之間的 差異 是 誤差。</text:p>
                                          <text:list>
                                            <text:list-item>
                                              <text:p text:style-name="P106">自省 是 縮小、收斂、消除 誤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6">抽象例子，照鏡子。</text:p>
                                    </text:list-item>
                                    <text:list-item>
                                      <text:p text:style-name="P106">明顯例子，螳臂擋車。</text:p>
                                      <text:list>
                                        <text:list-item>
                                          <text:p text:style-name="P106">某一特定螳螂 自省 之後，該螳螂 有機率不會 螳臂擋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正確答案 正確的 原因。</text:p>
                      <text:list>
                        <text:list-item>
                          <text:p text:style-name="P7">正確答案 不一定只有 一個。</text:p>
                          <text:list>
                            <text:list-item>
                              <text:p text:style-name="P7">明顯例子，一元二次方程式。</text:p>
                            </text:list-item>
                          </text:list>
                        </text:list-item>
                        <text:list-item>
                          <text:p text:style-name="P7">得到 正確答案的 方法 不一定只有 一個。</text:p>
                          <text:list>
                            <text:list-item>
                              <text:p text:style-name="P7">明顯例子，相同問題，可以使用 不同的 數學工具，回答、解決、發現 問題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探究 其他答案 錯誤的 原因。</text:p>
                    </text:list-item>
                    <text:list-item>
                      <text:p text:style-name="P7">探究 過去用途、現有用途、未來可能用途、未知的問題、優化性、跨領域移植的可能性。</text:p>
                      <text:list>
                        <text:list-item>
                          <text:p text:style-name="P7">未知的問題 是 過去、當下 已知的未知、未知的已知、未知的未知的 問題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主動學習 的 明顯例子，卡爾威曼 認定的 步驟。</text:p>
              <text:list>
                <text:list-item>
                  <text:p text:style-name="P7">事先預習、課堂介紹、課堂提問。</text:p>
                  <text:list>
                    <text:list-item>
                      <text:p text:style-name="P7">課堂提問 是 觸發 課堂交互作用 的方法。</text:p>
                    </text:list-item>
                    <text:list-item>
                      <text:p text:style-name="P7">學生 在 課前 預習。</text:p>
                    </text:list-item>
                    <text:list-item>
                      <text:p text:style-name="P7">老師 在 課堂 簡單介紹。</text:p>
                    </text:list-item>
                    <text:list-item>
                      <text:p text:style-name="P7">老師 發放 答題器、試卷。</text:p>
                    </text:list-item>
                    <text:list-item>
                      <text:p text:style-name="P7">老師 在 課堂 提出 既有趣又富有挑戰性的 問題。</text:p>
                    </text:list-item>
                  </text:list>
                </text:list-item>
                <text:list-item>
                  <text:p text:style-name="P9">第一輪投票。</text:p>
                  <text:list>
                    <text:list-item>
                      <text:p text:style-name="P9">投票 是 學生作答。</text:p>
                      <text:list>
                        <text:list-item>
                          <text:p text:style-name="P9">學生 使用答題器、在試卷上面，當場 回答問題。</text:p>
                        </text:list-item>
                      </text:list>
                    </text:list-item>
                    <text:list-item>
                      <text:p text:style-name="P7">學生 作答 完畢。</text:p>
                    </text:list-item>
                    <text:list-item>
                      <text:p text:style-name="P7">老師 還不會 公布 統計結果、答案。</text:p>
                      <text:list>
                        <text:list-item>
                          <text:p text:style-name="P7">學生 還不知道 其他學生的答案、正確答案。</text:p>
                        </text:list-item>
                      </text:list>
                    </text:list-item>
                  </text:list>
                </text:list-item>
                <text:list-item>
                  <text:p text:style-name="P7">討論、第二輪投票。</text:p>
                  <text:list>
                    <text:list-item>
                      <text:p text:style-name="P10">討論 是 艾里克馬祖爾的 同伴教學法。</text:p>
                      <text:list>
                        <text:list-item>
                          <text:p text:style-name="P10">提問。</text:p>
                        </text:list-item>
                        <text:list-item>
                          <text:p text:style-name="P7">一對一討論。</text:p>
                          <text:list>
                            <text:list-item>
                              <text:p text:style-name="P7">兩個學生 一起討論。</text:p>
                            </text:list-item>
                          </text:list>
                        </text:list-item>
                        <text:list-item>
                          <text:p text:style-name="P7">投票。</text:p>
                        </text:list-item>
                        <text:list-item>
                          <text:p text:style-name="P7">分組討論。</text:p>
                          <text:list>
                            <text:list-item>
                              <text:p text:style-name="P7">多個學生 一起討論。</text:p>
                              <text:list>
                                <text:list-item>
                                  <text:p text:style-name="P7">一個小組 盡可能有 不同答案的 學生。</text:p>
                                </text:list-item>
                              </text:list>
                            </text:list-item>
                            <text:list-item>
                              <text:p text:style-name="P7">回答 某一特定答案的 原因、動機、本質。</text:p>
                            </text:list-item>
                            <text:list-item>
                              <text:p text:style-name="P7">不回答 其他答案的 原因、動機、本質。</text:p>
                              <text:list>
                                <text:list-item>
                                  <text:p text:style-name="P7">答案 <text:span text:style-name="T192">↔</text:span> 現象、表象、表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第二輪投票。</text:p>
                      <text:list>
                        <text:list-item>
                          <text:p text:style-name="P10">學生 作答 完畢。</text:p>
                        </text:list-item>
                        <text:list-item>
                          <text:p text:style-name="P10">老師 公布 統計結果、答案。</text:p>
                        </text:list-item>
                      </text:list>
                    </text:list-item>
                  </text:list>
                </text:list-item>
                <text:list-item>
                  <text:p text:style-name="P7">後續討論。</text:p>
                  <text:list>
                    <text:list-item>
                      <text:p text:style-name="P7">老師 引導 討論。</text:p>
                    </text:list-item>
                    <text:list-item>
                      <text:p text:style-name="P7">老師 逐步揭開 正確答案 正確的 原因。</text:p>
                    </text:list-item>
                    <text:list-item>
                      <text:p text:style-name="P7">老師 逐步揭開 其他答案 錯誤的 原因。</text:p>
                    </text:list-item>
                  </text:list>
                </text:list-item>
              </text:list>
            </text:list-item>
            <text:list-item>
              <text:p text:style-name="P7">主動學習 適用於 自學、教育。</text:p>
            </text:list-item>
          </text:list>
        </text:list-item>
        <text:list-item>
          <text:p text:style-name="P7"><text:bookmark-start text:name="曾仕強"/>曾仕強<text:bookmark-end text:name="曾仕強"/></text:p>
          <text:list>
            <text:list-item>
              <text:p text:style-name="P11">（曾仕強 認定）自作自受。</text:p>
              <text:list>
                <text:list-item>
                  <text:p text:style-name="P7">遭遇、感受、經歷 來自於，自己 過去的 行動。</text:p>
                  <text:list>
                    <text:list-item>
                      <text:p text:style-name="P7">（孔子 認定的）不怨天，不尤人。</text:p>
                    </text:list-item>
                  </text:list>
                </text:list-item>
                <text:list-item>
                  <text:p text:style-name="P7">因果論。</text:p>
                  <text:list>
                    <text:list-item>
                      <text:p text:style-name="P7">一因一果。</text:p>
                    </text:list-item>
                    <text:list-item>
                      <text:p text:style-name="P7">一因多果。</text:p>
                    </text:list-item>
                    <text:list-item>
                      <text:p text:style-name="P7">多因一果。</text:p>
                    </text:list-item>
                    <text:list-item>
                      <text:p text:style-name="P7">多因多果。</text:p>
                    </text:list-item>
                  </text:list>
                </text:list-item>
                <text:list-item>
                  <text:p text:style-name="P7">報答、報應。</text:p>
                  <text:list>
                    <text:list-item>
                      <text:p text:style-name="P7">來世報。</text:p>
                      <text:list>
                        <text:list-item>
                          <text:p text:style-name="P7">非線性型報應。</text:p>
                        </text:list-item>
                      </text:list>
                    </text:list-item>
                    <text:list-item>
                      <text:p text:style-name="P7">現世報。</text:p>
                      <text:list>
                        <text:list-item>
                          <text:p text:style-name="P7">線性型報應。</text:p>
                        </text:list-item>
                      </text:list>
                    </text:list-item>
                    <text:list-item>
                      <text:p text:style-name="P7">來世報和現世報複合型 報答、報應。</text:p>
                      <text:list>
                        <text:list-item>
                          <text:p text:style-name="P315"><text:span text:style-name="T108">這輩子 做好事 </text:span><text:span text:style-name="T109">不一定 有好報、順遂、幸福。</text:span></text:p>
                          <text:list>
                            <text:list-item>
                              <text:p text:style-name="P59">明顯例子，上輩子 做太多壞事。</text:p>
                              <text:list>
                                <text:list-item>
                                  <text:p text:style-name="P60">這輩子 做的好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6"><text:span text:style-name="T108">這輩子 做壞事 </text:span><text:span text:style-name="T109">不一定 有壞報、坎坷、不幸。</text:span></text:p>
                          <text:list>
                            <text:list-item>
                              <text:p text:style-name="P60">明顯例子，上輩子 做太多好事。</text:p>
                              <text:list>
                                <text:list-item>
                                  <text:p text:style-name="P60">這輩子 做的壞事 有機率要，下輩子 才能 感受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1">假定，某一特定意識層個體 進入 某一特定肉質層個體。</text:p>
                          <text:list>
                            <text:list-item>
                              <text:p text:style-name="P61">該個體 在 這輩子 做壞事。</text:p>
                            </text:list-item>
                            <text:list-item>
                              <text:p text:style-name="P62">該意識層個體 有機率感到 懊悔。</text:p>
                            </text:list-item>
                            <text:list-item>
                              <text:p text:style-name="P318">該意識層個體 有機率被 反孕育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修。</text:p>
              <text:list>
                <text:list-item>
                  <text:p text:style-name="P7">修 的 明顯例子，（儒家認定的）修身、（道家認定的）修道、（柏拉圖認定的）認識自己。</text:p>
                </text:list-item>
                <text:list-item>
                  <text:p text:style-name="P7">改造。</text:p>
                  <text:list>
                    <text:list-item>
                      <text:p text:style-name="P7">改造 不是 改造其他個體。</text:p>
                    </text:list-item>
                    <text:list-item>
                      <text:p text:style-name="P7">改造 是 改造自己。</text:p>
                    </text:list-item>
                  </text:list>
                </text:list-item>
                <text:list-item>
                  <text:p text:style-name="P7">（魏徵 認定的）以人為鏡。</text:p>
                  <text:list>
                    <text:list-item>
                      <text:p text:style-name="P7">改造 不是 閉門造車，改造自己。</text:p>
                    </text:list-item>
                    <text:list-item>
                      <text:p text:style-name="P7">改造 是 跟 其他個體 交互作用，改造自己。</text:p>
                    </text:list-item>
                    <text:list-item>
                      <text:p text:style-name="P7">藉由 其他個體的 反應、表情、動作，修、校正、改造 自己。</text:p>
                      <text:list>
                        <text:list-item>
                          <text:p text:style-name="P7">非監督式學習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（曾仕強 認定）人生只做三件事。</text:p>
              <text:list>
                <text:list-item>
                  <text:p text:style-name="P7">目標，知道這輩子為什麼來。</text:p>
                  <text:list>
                    <text:list-item>
                      <text:p text:style-name="P7">（孔子 認定的）知命。</text:p>
                    </text:list-item>
                    <text:list-item>
                      <text:p text:style-name="P7">明顯例子，本書。</text:p>
                    </text:list-item>
                  </text:list>
                </text:list-item>
                <text:list-item>
                  <text:p text:style-name="P7">方法，知道如何完成。</text:p>
                  <text:list>
                    <text:list-item>
                      <text:p text:style-name="P7">明顯例子，紀載、紀錄 本書。</text:p>
                    </text:list-item>
                  </text:list>
                </text:list-item>
                <text:list-item>
                  <text:p text:style-name="P7">改善，知道如何做得更好。</text:p>
                  <text:list>
                    <text:list-item>
                      <text:p text:style-name="P7">明顯例子，心靈平靜、修、修煉 的 紀載、紀錄 本書。</text:p>
                    </text:list-item>
                  </text:list>
                </text:list-item>
              </text:list>
            </text:list-item>
            <text:list-item>
              <text:p text:style-name="P12">曾仕強 認定，人 死亡之後，（人類 認定的）靈魂 會變成（人類、曾仕強 認定的）神、鬼。</text:p>
            </text:list-item>
            <text:list-item>
              <text:p text:style-name="P13">曾仕強 認定。</text:p>
              <text:list>
                <text:list-item>
                  <text:p text:style-name="P13">人 →<text:span text:style-name="T210">（死為歸）</text:span>→ 鬼<text:span text:style-name="T210">。</text:span></text:p>
                  <text:list>
                    <text:list-item>
                      <text:p text:style-name="P14">鬼 →<text:span text:style-name="T210">（不服務）</text:span>→ 懶鬼 → 消失不見。</text:p>
                    </text:list-item>
                    <text:list-item>
                      <text:p text:style-name="P15">鬼 →<text:span text:style-name="T210">（要服務）</text:span>→<text:span text:style-name="T210">（自立奮鬥）（逆取）</text:span>→ 神。</text:p>
                    </text:list-item>
                    <text:list-item>
                      <text:p text:style-name="P15">鬼 →<text:span text:style-name="T210">（要服務）</text:span>→<text:span text:style-name="T210">（有神賞識）（順取）</text:span>→ 神。</text:p>
                      <text:list>
                        <text:list-item>
                          <text:p text:style-name="P16">神 →<text:span text:style-name="T210">（不服務）</text:span>→ 消失不見。</text:p>
                        </text:list-item>
                        <text:list-item>
                          <text:p text:style-name="P16">神 →<text:span text:style-name="T210">（要服務）</text:span>→ 神、投胎到更高尚的人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">曾仕強 認定，（人類、曾仕強 認定的）神 是 職位、職業、階層、身分、地位、職別、隸屬。</text:p>
            </text:list-item>
            <text:list-item>
              <text:p text:style-name="P18">曾仕強 認定，（人類、曾仕強 認定的）神 是 職位、職業、階層、身分、地位、職別 的稱呼。</text:p>
              <text:list>
                <text:list-item>
                  <text:p text:style-name="P19">階層 是（曾仕強 認定的）階層。</text:p>
                  <text:list>
                    <text:list-item>
                      <text:p text:style-name="P19">（曾仕強 認定的）階層 是 可以流動的 層級劃分。</text:p>
                      <text:list>
                        <text:list-item>
                          <text:p text:style-name="P19">明顯例子，學校的 年級。</text:p>
                        </text:list-item>
                        <text:list-item>
                          <text:p text:style-name="P19">明顯例子，軍隊的 軍階。</text:p>
                        </text:list-item>
                      </text:list>
                    </text:list-item>
                    <text:list-item>
                      <text:p text:style-name="P19">（曾仕強 認定的）階級 是 無法流動的 層級劃分。</text:p>
                      <text:list>
                        <text:list-item>
                          <text:p text:style-name="P20">明顯例子，蜜蜂的 職業種類。</text:p>
                        </text:list-item>
                        <text:list-item>
                          <text:p text:style-name="P19">明顯例子，印度的 種性制度。<text:span text:style-name="T180">（印度的 種性制度 有機率 發生、產生 流動、例外。明顯例子，結婚 →</text:span><text:span text:style-name="T181"> 降級</text:span><text:span text:style-name="T180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0">職業、職業稱呼 的 明顯例子，主播、記者、社工、機長、空姐、地勤、軍人、警察、老師。</text:p>
                  <text:list>
                    <text:list-item>
                      <text:p text:style-name="P20">明顯例子，某一特定個體的 職業、職業稱呼、職業的稱呼 是 國小學生。</text:p>
                    </text:list-item>
                    <text:list-item>
                      <text:p text:style-name="P21">明顯例子，某一特定個體的 階層、階層稱呼、階層的稱呼 是 六年級。</text:p>
                    </text:list-item>
                    <text:list-item>
                      <text:p text:style-name="P22">明顯例子，某一特定個體的 職位、職位稱呼、職位的稱呼 是 班長。</text:p>
                    </text:list-item>
                    <text:list-item>
                      <text:p text:style-name="P63"><text:span text:style-name="T135">明顯例子，某一特定個體的 職業、職業稱呼、職業的稱呼 是 神</text:span>。</text:p>
                    </text:list-item>
                    <text:list-item>
                      <text:p text:style-name="P64"><text:span text:style-name="T135">明顯例子，某一特定個體的 階層、階層稱呼、階層的稱呼 是 地方神</text:span>。</text:p>
                    </text:list-item>
                    <text:list-item>
                      <text:p text:style-name="P64"><text:span text:style-name="T135">明顯例子，某一特定個體的 職位、職位稱呼、職位的稱呼 是 土地公</text:span>。</text:p>
                    </text:list-item>
                  </text:list>
                </text:list-item>
                <text:list-item>
                  <text:p text:style-name="P23">（人類、曾仕強 認定的）神 <text:span text:style-name="T193">↔</text:span>（某一特定個體 <text:span text:style-name="T112">擔任的）某一特定 職位、職位稱呼</text:span>。</text:p>
                  <text:list>
                    <text:list-item>
                      <text:p text:style-name="P24">明顯例子，千里眼、順風耳、土地公、媽祖 <text:span text:style-name="T193">↔</text:span> 主播、記者、社工、機長、空姐、地勤。</text:p>
                      <text:list>
                        <text:list-item>
                          <text:p text:style-name="P25">一個神 有機<text:span text:style-name="T35">率有 0</text:span>個<text:span text:style-name="T35">（以上</text:span>）個體 <text:span text:style-name="T112">擔任</text:span> <text:span text:style-name="T193">↔</text:span> 一個 職位、職業、階層 有機<text:span text:style-name="T35">率有 0</text:span>個<text:span text:style-name="T35">（以上</text:span>）肉質層個體 <text:span text:style-name="T112">擔任</text:span>。</text:p>
                          <text:list>
                            <text:list-item>
                              <text:p text:style-name="P26">明顯例子，有 <text:span text:style-name="T35">0</text:span>個<text:span text:style-name="T35">（以上</text:span>）個體 <text:span text:style-name="T112">擔任 某一特定</text:span><text:span text:style-name="T133">電台的</text:span><text:span text:style-name="T112"> 主播</text:span>。</text:p>
                            </text:list-item>
                            <text:list-item>
                              <text:p text:style-name="P27">明顯例子，有 <text:span text:style-name="T34">0</text:span>個<text:span text:style-name="T34">（以上</text:span>）個體 <text:span text:style-name="T112">擔任 某一特定</text:span><text:span text:style-name="T133">航班的</text:span><text:span text:style-name="T112"> 機長</text:span>。</text:p>
                            </text:list-item>
                            <text:list-item>
                              <text:p text:style-name="P27">明顯例子，有 <text:span text:style-name="T34">0</text:span>個<text:span text:style-name="T34">（以上</text:span>）個體 <text:span text:style-name="T112">擔任 某一特定</text:span><text:span text:style-name="T133">區域的</text:span>（人類 認定的）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明顯例子，某一特定（人類 認定的）靈魂 <text:span text:style-name="T193">↔</text:span> 某一特定人類個體。</text:p>
                      <text:list>
                        <text:list-item>
                          <text:p text:style-name="P29">（人類 認定的）神 <text:span text:style-name="T193">↔</text:span> 主播、記者、社工、機長、空姐、地勤、軍人、警察、老師。</text:p>
                        </text:list-item>
                        <text:list-item>
                          <text:p text:style-name="P29">該（人類 認定的）靈魂 成為（人類 認定的）神 <text:span text:style-name="T193">↔</text:span> 該人類個體 成為 主播、記者。</text:p>
                        </text:list-item>
                        <text:list-item>
                          <text:p text:style-name="P30">該（人類 認定的）靈魂 擔任（人類 認定的）神 <text:span text:style-name="T193">↔</text:span> 該人類個體 擔任 主播、記者。</text:p>
                        </text:list-item>
                        <text:list-item>
                          <text:p text:style-name="P31">某一特定肉質層個體 擔任（人類 認定的）神 <text:span text:style-name="T193">↔</text:span> 該人類個體 擔任 主播、記者。</text:p>
                        </text:list-item>
                        <text:list-item>
                          <text:p text:style-name="P31">某一特定意識層個體 擔任（人類 認定的）神 <text:span text:style-name="T193">↔</text:span> 該人類個體 擔任 主播、記者。</text:p>
                        </text:list-item>
                        <text:list-item>
                          <text:p text:style-name="P31">某一特定<text:span text:style-name="T35">第</text:span><text:span text:style-name="T51">a層</text:span><text:span text:style-name="T213">級型態</text:span>個體 擔任（人類 認定的）神 <text:span text:style-name="T193">↔</text:span> 該人類個體 擔任 主播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布朗芬布倫納"/>布朗芬布倫納<text:bookmark-end text:name="布朗芬布倫納"/></text:p>
          <text:list>
            <text:list-item>
              <text:p text:style-name="P32">生態系統理論。</text:p>
              <text:list>
                <text:list-item>
                  <text:p text:style-name="P32">孩子的發展會受到五種生態作用力。</text:p>
                  <text:list>
                    <text:list-item>
                      <text:p text:style-name="P33">微觀系統，與 孩子 有 直接聯繫的 作用力。</text:p>
                      <text:list>
                        <text:list-item>
                          <text:p text:style-name="P33">家人、朋友、老師。</text:p>
                          <text:list>
                            <text:list-item>
                              <text:p text:style-name="P33">孩子 <text:span text:style-name="T193">↔</text:span><text:span text:style-name="T112"> 家人。</text:span></text:p>
                            </text:list-item>
                            <text:list-item>
                              <text:p text:style-name="P33">孩子 <text:span text:style-name="T193">↔</text:span><text:span text:style-name="T112"> 朋友。</text:span></text:p>
                            </text:list-item>
                            <text:list-item>
                              <text:p text:style-name="P33">孩子 <text:span text:style-name="T193">↔</text:span><text:span text:style-name="T112"> 老師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中層系統，孩子 有 直接聯繫的 人與人之間，相互聯繫的 作用力。</text:p>
                      <text:list>
                        <text:list-item>
                          <text:p text:style-name="P35">家人、朋友 相互聯繫的作用力。</text:p>
                        </text:list-item>
                        <text:list-item>
                          <text:p text:style-name="P32">家人、老師 相互聯繫的作用力。</text:p>
                        </text:list-item>
                        <text:list-item>
                          <text:p text:style-name="P36">朋友、老師 相互聯繫的作用力。</text:p>
                          <text:list>
                            <text:list-item>
                              <text:p text:style-name="P36">孩子、朋友 有 直接聯繫。</text:p>
                            </text:list-item>
                            <text:list-item>
                              <text:p text:style-name="P36">孩子、老師 有 直接聯繫。</text:p>
                            </text:list-item>
                            <text:list-item>
                              <text:p text:style-name="P36">朋友 <text:span text:style-name="T193">↔</text:span><text:span text:style-name="T112"> 老師，是 </text:span>中層<text:span text:style-name="T112">系統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7">外層系統，與孩子 沒有 直接聯繫的 人與人之間，相互聯繫的 作用力。</text:p>
                      <text:list>
                        <text:list-item>
                          <text:p text:style-name="P38">父母、父母的老闆 相互聯繫的作用力。</text:p>
                        </text:list-item>
                        <text:list-item>
                          <text:p text:style-name="P38">朋友、朋友的家人 相互聯繫的作用力。</text:p>
                        </text:list-item>
                        <text:list-item>
                          <text:p text:style-name="P38">老師、老師的家人 相互聯繫的作用力。</text:p>
                          <text:list>
                            <text:list-item>
                              <text:p text:style-name="P39">孩子、老師 有 直接聯繫。</text:p>
                            </text:list-item>
                            <text:list-item>
                              <text:p text:style-name="P39">孩子、老師的家人 沒有 直接聯繫。</text:p>
                            </text:list-item>
                            <text:list-item>
                              <text:p text:style-name="P36">老師 <text:span text:style-name="T193">↔</text:span><text:span text:style-name="T112"> </text:span>老師的家人，是 外層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宏觀系統，對 前面幾種系統 都有關係。</text:p>
                      <text:list>
                        <text:list-item>
                          <text:p text:style-name="P38">文化、宗教、社會規範、習俗、國家、地理位置、物種、種族、族群、語言、文明。</text:p>
                          <text:list>
                            <text:list-item>
                              <text:p text:style-name="P40">文化 <text:span text:style-name="T193">↔</text:span><text:span text:style-name="T112"> 家人</text:span>，是 宏觀系統。</text:p>
                            </text:list-item>
                            <text:list-item>
                              <text:p text:style-name="P41">文化 <text:span text:style-name="T193">↔</text:span><text:span text:style-name="T112"> 家人、（</text:span>朋友 <text:span text:style-name="T193">↔</text:span><text:span text:style-name="T112"> 老師）</text:span>、（老師 <text:span text:style-name="T193">↔</text:span><text:span text:style-name="T112"> </text:span>老師的家人），是 宏觀系統。</text:p>
                            </text:list-item>
                            <text:list-item>
                              <text:p text:style-name="P42">文化 <text:span text:style-name="T193">↔</text:span><text:span text:style-name="T112"> 家人、</text:span>中層系統、外層系統，是 宏觀系統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時間系統。</text:p>
                      <text:list>
                        <text:list-item>
                          <text:p text:style-name="P38">隨著 時間 流逝，孩子、環境、前面幾種系統 都有機率 改變。</text:p>
                        </text:list-item>
                        <text:list-item>
                          <text:p text:style-name="P43">時間 <text:span text:style-name="T193">↔</text:span><text:span text:style-name="T112"> 家人</text:span>，是 時間系統。</text:p>
                        </text:list-item>
                        <text:list-item>
                          <text:p text:style-name="P43">時間 <text:span text:style-name="T193">↔</text:span><text:span text:style-name="T112"> 家人、（</text:span>朋友 <text:span text:style-name="T193">↔</text:span><text:span text:style-name="T112"> 老師）</text:span>、（老師 <text:span text:style-name="T193">↔</text:span><text:span text:style-name="T112"> </text:span>老師的家人）、文化，是 時間系統。</text:p>
                        </text:list-item>
                        <text:list-item>
                          <text:p text:style-name="P43">時間 <text:span text:style-name="T193">↔</text:span><text:span text:style-name="T112"> 家人、</text:span>中層系統、外層系統、文化，是 時間系統。</text:p>
                        </text:list-item>
                      </text:list>
                    </text:list-item>
                  </text:list>
                </text:list-item>
                <text:list-item>
                  <text:p text:style-name="P38">作用力 對 孩子 的影響強度。</text:p>
                  <text:list>
                    <text:list-item>
                      <text:p text:style-name="P38">微觀系統 &gt; 中層系統 &gt; 外層系統 &gt; 宏觀系統 &gt; 時間系統。</text:p>
                      <text:list>
                        <text:list-item>
                          <text:p text:style-name="P44">時間系統 影響 微觀系統、中層系統、外層系統、宏觀系統。</text:p>
                        </text:list-item>
                        <text:list-item>
                          <text:p text:style-name="P44">宏觀系統 影響 微觀系統、中層系統、外層系統。</text:p>
                        </text:list-item>
                        <text:list-item>
                          <text:p text:style-name="P45">微觀系統、中層系統、外層系統 相互影響。</text:p>
                        </text:list-item>
                      </text:list>
                    </text:list-item>
                  </text:list>
                </text:list-item>
                <text:list-item>
                  <text:p text:style-name="P45">志工、社工 介入的 是 微觀系統。</text:p>
                </text:list-item>
                <text:list-item>
                  <text:p text:style-name="P45">志業 介入的 是 中層系統、微觀系統。</text:p>
                </text:list-item>
                <text:list-item>
                  <text:p text:style-name="P45">國家政策 介入的 是 宏觀系統。</text:p>
                </text:list-item>
              </text:list>
            </text:list-item>
            <text:list-item>
              <text:p text:style-name="P32">生物生態學模型。</text:p>
              <text:list>
                <text:list-item>
                  <text:p text:style-name="P46">生態系統理論 加入 遺傳基因的 作用力。</text:p>
                  <text:list>
                    <text:list-item>
                      <text:p text:style-name="P32">布朗芬布倫納、史蒂芬塞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克拉克三定律"/>克拉克三定律<text:bookmark-end text:name="克拉克三定律"/></text:p>
          <text:list>
            <text:list-item>
              <text:p text:style-name="P32">克拉克第一定律。</text:p>
              <text:list>
                <text:list-item>
                  <text:p text:style-name="P32">某一特定個體 預測 有 可行性、有限性、邊界。</text:p>
                </text:list-item>
              </text:list>
            </text:list-item>
            <text:list-item>
              <text:p text:style-name="P32">克拉克第二定律。</text:p>
            </text:list-item>
            <text:list-item>
              <text:p text:style-name="P32">克拉克第三定律。</text:p>
              <text:list>
                <text:list-item>
                  <text:p text:style-name="P32">預測、認知、想像力 之內，有機率被認定是 科學、科技。</text:p>
                </text:list-item>
                <text:list-item>
                  <text:p text:style-name="P32">預測、認知、想像力 之外，有機率被認定是 玄學、神祕學、魔法。</text:p>
                  <text:list>
                    <text:list-item>
                      <text:p text:style-name="P32">（人類 認定的）科學奇異點。</text:p>
                    </text:list-item>
                  </text:list>
                </text:list-item>
                <text:list-item>
                  <text:p text:style-name="P47">抽象例子。</text:p>
                  <text:list>
                    <text:list-item>
                      <text:p text:style-name="P47">預測之內 <text:span text:style-name="T194">↔</text:span><text:span text:style-name="T113"> 提升。</text:span></text:p>
                    </text:list-item>
                    <text:list-item>
                      <text:p text:style-name="P32">預測之外 <text:span text:style-name="T194">↔</text:span><text:span text:style-name="T113"> 昇華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泰德卡辛斯基"/>泰德卡辛斯基<text:bookmark-end text:name="泰德卡辛斯基"/></text:p>
          <text:list>
            <text:list-item>
              <text:p text:style-name="P32">工業社會及其未來。</text:p>
              <text:list>
                <text:list-item>
                  <text:p text:style-name="P32">卡辛斯基 認定的 未來，有 兩種。</text:p>
                  <text:list>
                    <text:list-item>
                      <text:p text:style-name="P32">被 人類的創造物 取代。</text:p>
                      <text:list>
                        <text:list-item>
                          <text:p text:style-name="P32">明顯例子，<text:span text:style-name="T34">AI、賽博人、亞種原生物種</text:span>。<text:span text:style-name="T3">（有機體奇異點）</text:span></text:p>
                          <text:list>
                            <text:list-item>
                              <text:p text:style-name="P48">賽博人 的 抽象例子，植入晶片到 大腦。</text:p>
                              <text:list>
                                <text:list-item>
                                  <text:p text:style-name="P48">某一特定個體的 大腦 遙控 其他個體。</text:p>
                                </text:list-item>
                                <text:list-item>
                                  <text:p text:style-name="P48">晶片 輸入 感覺、感官、感受、記憶、體驗、慾望、暗示 到 該個體的 大腦。</text:p>
                                </text:list-item>
                              </text:list>
                            </text:list-item>
                            <text:list-item>
                              <text:p text:style-name="P48">賽博人 的 明顯例子，駭客任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被 菁英人類 奴役、操控、遙控。</text:p>
                      <text:list>
                        <text:list-item>
                          <text:p text:style-name="P32">（卡辛斯基 認定的）菁英人類 是 道高、德低 的 人類。<text:span text:style-name="T1">（長老制 是 德高 個體）</text:span></text:p>
                        </text:list-item>
                        <text:list-item>
                          <text:p text:style-name="P32">明顯例子，菁英社會、階級社會、封建社會、帝制、貴族制、資本主義、共產主義。</text:p>
                          <text:list>
                            <text:list-item>
                              <text:p text:style-name="P32">階級社會 的 明顯例子，血統制度、血脈制度、傳子不傳賢制度、種性制度。</text:p>
                            </text:list-item>
                            <text:list-item>
                              <text:p text:style-name="P32">明顯例子，菁英人類 設計、製造、使用 階級社會，奴役、操控、遙控 國民群。</text:p>
                            </text:list-item>
                          </text:list>
                        </text:list-item>
                        <text:list-item>
                          <text:p text:style-name="P32">明顯例子，文明主義、宗教主義、國家主義、物種主義、種族主義、族群主義。</text:p>
                          <text:list>
                            <text:list-item>
                              <text:p text:style-name="P32">種族主義 的 明顯例子，希特勒 設計、製造、使用 的 反猶太主義。</text:p>
                            </text:list-item>
                            <text:list-item>
                              <text:p text:style-name="P49">明顯例子，菁英人類 設計、製造、使用 種族主義，奴役、操控、遙控 國民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2"><text:bookmark-start text:name="米哈里"/>米哈里<text:bookmark-end text:name="米哈里"/></text:p>
          <text:list>
            <text:list-item>
              <text:p text:style-name="P32">焦慮、乏味、心流。</text:p>
              <text:list>
                <text:list-item>
                  <text:p text:style-name="P50">焦慮（區間）<text:span text:style-name="T195">↔</text:span><text:span text:style-name="T114"> 正在做的事情 太困難、太複雜</text:span>。</text:p>
                </text:list-item>
                <text:list-item>
                  <text:p text:style-name="P51">乏味（區間）<text:span text:style-name="T195">↔</text:span><text:span text:style-name="T114"> 正在做的事情 太輕鬆、太單調</text:span>。</text:p>
                </text:list-item>
                <text:list-item>
                  <text:p text:style-name="P51">心流（區間）<text:span text:style-name="T195">↔</text:span><text:span text:style-name="T114"> 正在做的事情 適中剛好、太重複性</text:span>。</text:p>
                  <text:list>
                    <text:list-item>
                      <text:p text:style-name="P51">明顯例子，開車。</text:p>
                      <text:list>
                        <text:list-item>
                          <text:p text:style-name="P52">假定，某一特定個體 剛學會 開車。</text:p>
                          <text:list>
                            <text:list-item>
                              <text:p text:style-name="P52">該個體 開車 的時候，有機率進入 焦慮狀態。</text:p>
                            </text:list-item>
                            <text:list-item>
                              <text:p text:style-name="P52">該個體 有機率 話少、流冷汗、心跳加速。</text:p>
                            </text:list-item>
                          </text:list>
                        </text:list-item>
                        <text:list-item>
                          <text:p text:style-name="P52">假定，該個體 熟練 開車。</text:p>
                          <text:list>
                            <text:list-item>
                              <text:p text:style-name="P52">該個體 開車 的時候，有機率進入 心流狀態。</text:p>
                            </text:list-item>
                            <text:list-item>
                              <text:p text:style-name="P52">該個體 有機率不記得 開車過程。</text:p>
                            </text:list-item>
                          </text:list>
                        </text:list-item>
                        <text:list-item>
                          <text:p text:style-name="P52">假定，該個體 遇到 塞車、走走停停。</text:p>
                          <text:list>
                            <text:list-item>
                              <text:p text:style-name="P52">該個體 開車 的時候，有機率進入 乏味狀態。</text:p>
                            </text:list-item>
                            <text:list-item>
                              <text:p text:style-name="P52">該個體 有機率 邊開車、邊聊天、邊聽廣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心流 <text:span text:style-name="T195">↔</text:span><text:span text:style-name="T114"> 心流、沉浸感、即時回饋感、成就感、滿足感、自動駕駛</text:span>。<text:span text:style-name="T1">（米哈里 </text:span><text:span text:style-name="T33">↔</text:span><text:span text:style-name="T24"> 本書）</text:span></text:p>
              <text:list>
                <text:list-item>
                  <text:p text:style-name="P32">即時回饋感 是 思想、決策、行動 同步感、一致性感、平衡感。</text:p>
                  <text:list>
                    <text:list-item>
                      <text:p text:style-name="P53">平衡 是 <text:span text:style-name="T99">皮亞杰 認定的 平衡。</text:span></text:p>
                      <text:list>
                        <text:list-item>
                          <text:p text:style-name="P343"><text:span text:style-name="T99">（內容 在 </text:span><text:span text:style-name="T53">_ (第4本)</text:span><text:span text:style-name="T57"> 文件</text:span><text:span text:style-name="T99">的 </text:span><text:span text:style-name="T103">認知發展</text:span><text:span text:style-name="T99">）</text:span></text:p>
                        </text:list-item>
                      </text:list>
                    </text:list-item>
                    <text:list-item>
                      <text:p text:style-name="P32">思想、決策、行動 越一致，即時回饋感 越高，心流 越平衡。</text:p>
                      <text:list>
                        <text:list-item>
                          <text:p text:style-name="P32">心流的 共振 越穩態，心流的 續航力 越長。</text:p>
                        </text:list-item>
                      </text:list>
                    </text:list-item>
                    <text:list-item>
                      <text:p text:style-name="P54">即時 感測、交互作用。</text:p>
                      <text:list>
                        <text:list-item>
                          <text:p text:style-name="P54">某一特定個體 感測、交互作用 外在環境。</text:p>
                          <text:list>
                            <text:list-item>
                              <text:p text:style-name="P54">該個體 有機率進入 心流。</text:p>
                            </text:list-item>
                            <text:list-item>
                              <text:p text:style-name="P54">外在環境的 反應，越符合 該個體的 預期，心流 越穩態。</text:p>
                              <text:list>
                                <text:list-item>
                                  <text:p text:style-name="P54">明顯例子，肉質層型交互作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某一特定個體 感測、交互作用 內在物質。</text:p>
                          <text:list>
                            <text:list-item>
                              <text:p text:style-name="P54">該個體 有機率進入 冥想。</text:p>
                            </text:list-item>
                            <text:list-item>
                              <text:p text:style-name="P54">內在物質的 反應，越符合 該個體的 預期，冥想 越穩態。</text:p>
                              <text:list>
                                <text:list-item>
                                  <text:p text:style-name="P54">內在物質 是 該個體的 內在物質。</text:p>
                                </text:list-item>
                                <text:list-item>
                                  <text:p text:style-name="P54">明顯例子，意識層型交互作用。</text:p>
                                  <text:list>
                                    <text:list-item>
                                      <text:p text:style-name="P319">心靈平靜 是 肉質層和意識層複合型交互作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2">自動駕駛 是 潛意識 使用 意識權。</text:p>
                  <text:list>
                    <text:list-item>
                      <text:p text:style-name="P32">潛意識 思想、決策、行動。</text:p>
                      <text:list>
                        <text:list-item>
                          <text:p text:style-name="P32">某一特定個體的 潛意識 思想、決策、行動 該個體的 肉質層。</text:p>
                        </text:list-item>
                      </text:list>
                    </text:list-item>
                    <text:list-item>
                      <text:p text:style-name="P55">主意識 在 旁邊 觀測、感測、記憶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bookmark-start text:name="New Age"/><text:span text:style-name="T34">N</text:span><text:span text:style-name="T62">ew Age</text:span><text:bookmark-end text:name="New Age"/></text:p>
          <text:list>
            <text:list-item>
              <text:p text:style-name="P65">反神。</text:p>
            </text:list-item>
            <text:list-item>
              <text:p text:style-name="P331">篡神、取代神、自稱為神。</text:p>
              <text:list>
                <text:list-item>
                  <text:p text:style-name="P65"><text:span text:style-name="T34">N</text:span><text:span text:style-name="T64">ew Age </text:span>認定，人類個體的 人性 就是 神。</text:p>
                </text:list-item>
                <text:list-item>
                  <text:p text:style-name="P66"><text:span text:style-name="T34">N</text:span><text:span text:style-name="T64">ew Age </text:span>認定，人類個體 自己 就是 神。</text:p>
                </text:list-item>
                <text:list-item>
                  <text:p text:style-name="P67"><text:span text:style-name="T34">N</text:span><text:span text:style-name="T64">ew Age </text:span>認定，人類個體 本身 就是 神。</text:p>
                </text:list-item>
                <text:list-item>
                  <text:p text:style-name="P68"><text:span text:style-name="T34">N</text:span><text:span text:style-name="T64">ew Age </text:span>認定，每個人 都是 神。</text:p>
                  <text:list>
                    <text:list-item>
                      <text:p text:style-name="P68">每個人 是 每一個 人類個體。</text:p>
                    </text:list-item>
                    <text:list-item>
                      <text:p text:style-name="P69"><text:span text:style-name="T34">N</text:span><text:span text:style-name="T64">ew Age </text:span>認定，每個人 都是，神 <text:span text:style-name="T196">↔</text:span><text:span text:style-name="T119"> </text:span>國王、皇帝、至高無上的存在。</text:p>
                    </text:list-item>
                    <text:list-item>
                      <text:p text:style-name="P70"><text:span text:style-name="T34">N</text:span><text:span text:style-name="T64">ew Age </text:span>認定，每個人 都是，神 <text:span text:style-name="T196">↔</text:span><text:span text:style-name="T119"> </text:span>神聖不可侵犯的存在。</text:p>
                    </text:list-item>
                    <text:list-item>
                      <text:p text:style-name="P71"><text:span text:style-name="T34">N</text:span><text:span text:style-name="T64">ew Age </text:span>認定，每一個 人類個體 都有 覺醒機會，被喚醒 成為 神。</text:p>
                      <text:list>
                        <text:list-item>
                          <text:p text:style-name="P72"><text:span text:style-name="T34">N</text:span><text:span text:style-name="T64">ew Age </text:span>認定，每個人 都有 覺醒機會，被喚醒 成為 神。</text:p>
                        </text:list-item>
                        <text:list-item>
                          <text:p text:style-name="P73">每個人 都有 覺醒機會，被喚醒 成為，神 <text:span text:style-name="T196">↔</text:span><text:span text:style-name="T119"> </text:span>國王、皇帝、至高無上的存在。</text:p>
                        </text:list-item>
                        <text:list-item>
                          <text:p text:style-name="P73">每個人 都有 覺醒機會，被喚醒 成為，神 <text:span text:style-name="T196">↔</text:span><text:span text:style-name="T119"> </text:span>神聖不可侵犯的存在。</text:p>
                        </text:list-item>
                      </text:list>
                    </text:list-item>
                  </text:list>
                </text:list-item>
                <text:list-item>
                  <text:p text:style-name="P74"><text:span text:style-name="T34">N</text:span><text:span text:style-name="T65">ew Age </text:span><text:span text:style-name="T116">認定，人類、其他物種 有 優劣之分。</text:span></text:p>
                  <text:list>
                    <text:list-item>
                      <text:p text:style-name="P74">其他物種 的 明顯例子，猴、狗、貓、老鼠、老虎、大象、犀牛、駱駝、海豚、貓頭鷹。</text:p>
                    </text:list-item>
                    <text:list-item>
                      <text:p text:style-name="P74"><text:span text:style-name="T34">N</text:span><text:span text:style-name="T65">ew Age </text:span><text:span text:style-name="T116">認定，人類 優於 其他物種。</text:span></text:p>
                      <text:list>
                        <text:list-item>
                          <text:p text:style-name="P68">優於 是 優越於、高級於、高等於。</text:p>
                        </text:list-item>
                      </text:list>
                    </text:list-item>
                    <text:list-item>
                      <text:p text:style-name="P75"><text:span text:style-name="T34">N</text:span><text:span text:style-name="T65">ew Age </text:span><text:span text:style-name="T116">認定，其他物種 劣於 人類。</text:span></text:p>
                    </text:list-item>
                  </text:list>
                </text:list-item>
                <text:list-item>
                  <text:p text:style-name="P68"><text:span text:style-name="T34">N</text:span><text:span text:style-name="T66">ew Age </text:span><text:span text:style-name="T117">認定，人類 能獲得 拯救、救贖、升級，其他物種 不能獲得 拯救、救贖、升級。</text:span></text:p>
                  <text:list>
                    <text:list-item>
                      <text:p text:style-name="P68"><text:span text:style-name="T35">N</text:span><text:span text:style-name="T36">ew Age 認定</text:span><text:span text:style-name="T118">，其他物種 要先 投胎成 人類，才有機率 獲得 拯救、救贖、升級。</text:span></text:p>
                    </text:list-item>
                  </text:list>
                </text:list-item>
                <text:list-item>
                  <text:p text:style-name="P76"><text:span text:style-name="T34">N</text:span><text:span text:style-name="T66">ew Age </text:span><text:span text:style-name="T117">認定，人類 有（人類 認定的）靈魂，其他物種 沒有（人類 認定的）靈魂。</text:span></text:p>
                </text:list-item>
              </text:list>
            </text:list-item>
            <text:list-item>
              <text:p text:style-name="P77">假定，某一特定人類個體 信仰 <text:span text:style-name="T34">New Age</text:span>。</text:p>
              <text:list>
                <text:list-item>
                  <text:p text:style-name="P77">該人類個體 有機率有 優越感。</text:p>
                </text:list-item>
                <text:list-item>
                  <text:p text:style-name="P77">該人類個體 有機率 鄙視、壓迫、踐踏、奴役、傷害、攻擊、殲滅、滅絕、冷漠 其他物種。</text:p>
                </text:list-item>
                <text:list-item>
                  <text:p text:style-name="P78">該人類個體 有機率認定，該人類個體 優於 其他物種。</text:p>
                  <text:list>
                    <text:list-item>
                      <text:p text:style-name="P78">該人類個體 有機率認定，其他物種 劣於 該人類個體。</text:p>
                    </text:list-item>
                    <text:list-item>
                      <text:p text:style-name="P79">該人類個體 有機率認定，該其他物種 是因為 前世行惡，該其他物種 才會是 其他物種。</text:p>
                    </text:list-item>
                    <text:list-item>
                      <text:p text:style-name="P80">該人類個體 有機率認定，該人類個體 是因為 前世行善，該人類個體 才會是 人類個體。</text:p>
                    </text:list-item>
                  </text:list>
                </text:list-item>
                <text:list-item>
                  <text:p text:style-name="P78">該人類個體 有機率，以 自己的 肉質層 為榮。</text:p>
                  <text:list>
                    <text:list-item>
                      <text:p text:style-name="P78">肉質層 的 明顯例子，物種、種族、族群。</text:p>
                    </text:list-item>
                  </text:list>
                </text:list-item>
                <text:list-item>
                  <text:p text:style-name="P78">該人類個體 有機率，以 反神、篡神、人類、物種、肉質層、階級社會、冷漠 為中心思想。</text:p>
                </text:list-item>
              </text:list>
            </text:list-item>
          </text:list>
        </text:list-item>
        <text:list-item>
          <text:p text:style-name="P65"><text:bookmark-start text:name="海奧華預言"/>海奧華預言<text:bookmark-end text:name="海奧華預言"/></text:p>
          <text:list>
            <text:list-item>
              <text:p text:style-name="P65">建立在 <text:span text:style-name="T34">New A</text:span><text:span text:style-name="T63">ge</text:span><text:span text:style-name="T115"> 之上。</text:span></text:p>
              <text:list>
                <text:list-item>
                  <text:p text:style-name="P65">以<text:span text:style-name="T34"> N</text:span><text:span text:style-name="T63">ew Age </text:span><text:span text:style-name="T115">為 根基、地基、框架、架構、設定集。</text:span></text:p>
                </text:list-item>
              </text:list>
            </text:list-item>
            <text:list-item>
              <text:p text:style-name="P81"><text:span text:style-name="T58">明顯例子，@</text:span><text:span text:style-name="T59">NicBelieve</text:span><text:span text:style-name="T58">（YouTube）</text:span><text:span text:style-name="T60">評論</text:span><text:span text:style-name="T58"> 海奧華預言。</text:span></text:p>
              <text:list>
                <text:list-item>
                  <text:p text:style-name="P65">賣書賺錢。</text:p>
                </text:list-item>
                <text:list-item>
                  <text:p text:style-name="P65">白人至上。</text:p>
                </text:list-item>
                <text:list-item>
                  <text:p text:style-name="P65">種族歧視。</text:p>
                </text:list-item>
                <text:list-item>
                  <text:p text:style-name="P320">血腥描述。</text:p>
                </text:list-item>
                <text:list-item>
                  <text:p text:style-name="P320">激進色情描述。</text:p>
                </text:list-item>
                <text:list-item>
                  <text:p text:style-name="P320">馬雅歷史錯誤。</text:p>
                </text:list-item>
                <text:list-item>
                  <text:p text:style-name="P320">月球遠近錯誤。</text:p>
                </text:list-item>
                <text:list-item>
                  <text:p text:style-name="P320">生殖觀念錯誤。</text:p>
                </text:list-item>
                <text:list-item>
                  <text:p text:style-name="P320">地球大小錯誤。</text:p>
                </text:list-item>
                <text:list-item>
                  <text:p text:style-name="P65">衛星數量錯誤。</text:p>
                </text:list-item>
                <text:list-item>
                  <text:p text:style-name="P65">土星崇拜。</text:p>
                </text:list-item>
                <text:list-item>
                  <text:p text:style-name="P65">旅行時間錯誤。</text:p>
                  <text:list>
                    <text:list-item>
                      <text:p text:style-name="P65">（海奧華預言 認定的）時空鎖 可以鎖住 <text:span text:style-name="T67">50</text:span><text:span text:style-name="T121">年。</text:span></text:p>
                    </text:list-item>
                    <text:list-item>
                      <text:p text:style-name="P82"><text:span text:style-name="T38">（海奧華預言 認定</text:span>的<text:span text:style-name="T38">）海奧華人 用 數倍（10倍以下）光速 旅行。</text:span></text:p>
                      <text:list>
                        <text:list-item>
                          <text:p text:style-name="P83"><text:span text:style-name="T38">（海奧華預言 認定</text:span>的<text:span text:style-name="T38">）海奧華星球 在 </text:span><text:span text:style-name="T35">昴宿星團。</text:span></text:p>
                        </text:list-item>
                        <text:list-item>
                          <text:p text:style-name="P84"><text:span text:style-name="T38">10倍光速，從 </text:span><text:span text:style-name="T35">地球 到 昴宿星團，在 </text:span><text:span text:style-name="T41">44</text:span><text:span text:style-name="T122">年 附近。</text:span></text:p>
                          <text:list>
                            <text:list-item>
                              <text:p text:style-name="P84">往返時間 在 <text:span text:style-name="T70">88</text:span><text:span text:style-name="T123">年 附近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7"><text:span text:style-name="T110">（海奧華預</text:span><text:span text:style-name="T68">言 認定）往返、整趟旅行 總共花費 </text:span><text:span text:style-name="T69">10天</text:span><text:span text:style-name="T68">。</text:span></text:p>
                      <text:list>
                        <text:list-item>
                          <text:p text:style-name="P85"><text:span text:style-name="T38">（海奧華預言 認定）</text:span><text:span text:style-name="T35">88–50 </text:span><text:span text:style-name="T39">=（</text:span><text:span text:style-name="T40">10 / 365）</text:span><text:span text:style-name="T35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5">科技認知、天文認知、一切認知 停留在 西<text:span text:style-name="T35">元</text:span><text:span text:style-name="T37">1989</text:span><text:span text:style-name="T120">年（之前）。</text:span></text:p>
                </text:list-item>
              </text:list>
            </text:list-item>
          </text:list>
        </text:list-item>
        <text:list-item>
          <text:p text:style-name="P86"><text:bookmark-start text:name="吸引力法則"/>吸引力法則<text:bookmark-end text:name="吸引力法則"/></text:p>
          <text:list>
            <text:list-item>
              <text:p text:style-name="P86">信念法則。<text:span text:style-name="T4">（信念法則 在 </text:span><text:span text:style-name="T8">_傳承</text:span><text:span text:style-name="T10"> 的 </text:span><text:span text:style-name="T9">傳承 的 發展層級</text:span><text:span text:style-name="T4">）</text:span></text:p>
            </text:list-item>
            <text:list-item>
              <text:p text:style-name="P86">自我催眠。</text:p>
            </text:list-item>
            <text:list-item>
              <text:p text:style-name="P86">阿<text:span text:style-name="T34">Q思維</text:span>。</text:p>
            </text:list-item>
          </text:list>
        </text:list-item>
        <text:list-item>
          <text:p text:style-name="P86"><text:bookmark-start text:name="魏徵"/>魏徵<text:bookmark-end text:name="魏徵"/></text:p>
          <text:list>
            <text:list-item>
              <text:p text:style-name="P86">以銅為鏡，可以正衣冠。</text:p>
            </text:list-item>
            <text:list-item>
              <text:p text:style-name="P86">以人為鏡，可以明得失。</text:p>
            </text:list-item>
            <text:list-item>
              <text:p text:style-name="P86">以古為鏡，可以知興替。</text:p>
              <text:list>
                <text:list-item>
                  <text:p text:style-name="P86">以 歷史 為鏡。</text:p>
                  <text:list>
                    <text:list-item>
                      <text:p text:style-name="P86"><text:span text:style-name="T35">以 &lt;_?3_&gt;個</text:span>體的歷史 為鏡。</text:p>
                    </text:list-item>
                  </text:list>
                </text:list-item>
                <text:list-item>
                  <text:p text:style-name="P86">以 預言 為鏡。</text:p>
                  <text:list>
                    <text:list-item>
                      <text:p text:style-name="P86">以 其<text:span text:style-name="T35">他&lt;?3&gt;</text:span>個體的歷史 為鏡。</text:p>
                    </text:list-item>
                    <text:list-item>
                      <text:p text:style-name="P86">其他<text:span text:style-name="T35">&lt;?3&gt;個體的歷史 不代表是 &lt;_?</text:span><text:span text:style-name="T42">3_&gt;個</text:span><text:span text:style-name="T124">體的未來。</text:span></text:p>
                      <text:list>
                        <text:list-item>
                          <text:p text:style-name="P86">預言 不代表是 未來。</text:p>
                        </text:list-item>
                        <text:list-item>
                          <text:p text:style-name="P332">未來 不是 剛體。</text:p>
                        </text:list-item>
                        <text:list-item>
                          <text:p text:style-name="P86">明顯例子，假定，某一特定個體 站在 <text:span text:style-name="T34">Y</text:span>字路口。</text:p>
                          <text:list>
                            <text:list-item>
                              <text:p text:style-name="P86">假定，該個體 在 其<text:span text:style-name="T35">他&lt;?</text:span><text:span text:style-name="T43">3&gt;</text:span><text:span text:style-name="T125">個體 沿著 其中一條路 走，走到 死路。</text:span></text:p>
                            </text:list-item>
                            <text:list-item>
                              <text:p text:style-name="P86"><text:span text:style-name="T35">假定，該個體 在 &lt;_?</text:span><text:span text:style-name="T45">3_&gt;個體 沒有 遙視、預言 該其他&lt;?3&gt;個體</text:span><text:span text:style-name="T127">。</text:span></text:p>
                              <text:list>
                                <text:list-item>
                                  <text:p text:style-name="P87">該個體 有機率 沿著 該其中一條路 走，走到 死路。</text:p>
                                </text:list-item>
                                <text:list-item>
                                  <text:p text:style-name="P87">該個體 有機率 走到一半，被汽車撞到。</text:p>
                                </text:list-item>
                              </text:list>
                            </text:list-item>
                            <text:list-item>
                              <text:p text:style-name="P86">假定，該個體 在<text:span text:style-name="T35"> &lt;_?</text:span><text:span text:style-name="T44">3_&gt;個體 遙視、預言 該其他&lt;?3&gt;</text:span><text:span text:style-name="T126">個體。</text:span></text:p>
                              <text:list>
                                <text:list-item>
                                  <text:p text:style-name="P87">該個體 有機率 沿著 其他路 走，走到 活路。</text:p>
                                </text:list-item>
                                <text:list-item>
                                  <text:p text:style-name="P87">該個體 有機率 走到一半，注意汽車、沒有被汽車撞到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完全相同的 過程，只會有 完全相同的 結果。</text:p>
                          <text:list>
                            <text:list-item>
                              <text:p text:style-name="P88">上帝不擲骰子。</text:p>
                            </text:list-item>
                          </text:list>
                        </text:list-item>
                        <text:list-item>
                          <text:p text:style-name="P88">不完全相同的過程，有機率有 近似的 結果。</text:p>
                          <text:list>
                            <text:list-item>
                              <text:p text:style-name="P89">線性理論<text:span text:style-name="T61">、常態分佈、大數法則、布朗運動、光痕</text:span>。</text:p>
                            </text:list-item>
                          </text:list>
                        </text:list-item>
                        <text:list-item>
                          <text:p text:style-name="P88">不完全相同的過程，有機率有 不同的、天差地遠的 結果。</text:p>
                          <text:list>
                            <text:list-item>
                              <text:p text:style-name="P88">蝴蝶效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假定，<text:span text:style-name="T35">&lt;_?</text:span><text:span text:style-name="T42">3_&gt;個</text:span><text:span text:style-name="T124">體的未來 </text:span>完全按照 其他<text:span text:style-name="T35">&lt;?3&gt;個體的歷史。</text:span></text:p>
                      <text:list>
                        <text:list-item>
                          <text:p text:style-name="P91"><text:span text:style-name="T35">&lt;_?</text:span><text:span text:style-name="T42">3_&gt;個</text:span><text:span text:style-name="T124">體 </text:span><text:span text:style-name="T35">會獲得 相同的 歷史。</text:span></text:p>
                        </text:list-item>
                      </text:list>
                    </text:list-item>
                    <text:list-item>
                      <text:p text:style-name="P91">假定，<text:span text:style-name="T35">&lt;_?</text:span><text:span text:style-name="T42">3_&gt;個</text:span><text:span text:style-name="T124">體的未來 優良於</text:span> 其他<text:span text:style-name="T35">&lt;?3&gt;個體的歷史。</text:span></text:p>
                      <text:list>
                        <text:list-item>
                          <text:p text:style-name="P92"><text:span text:style-name="T35">&lt;_?</text:span><text:span text:style-name="T42">3_&gt;個體 </text:span><text:span text:style-name="T35">會獲得 更優良的 歷史。</text:span></text:p>
                        </text:list-item>
                      </text:list>
                    </text:list-item>
                    <text:list-item>
                      <text:p text:style-name="P92">假定，<text:span text:style-name="T35">&lt;_?</text:span><text:span text:style-name="T42">3_&gt;個</text:span><text:span text:style-name="T124">體的未來 低劣於</text:span> 其他<text:span text:style-name="T35">&lt;?3&gt;個體的歷史。</text:span></text:p>
                      <text:list>
                        <text:list-item>
                          <text:p text:style-name="P92"><text:span text:style-name="T35">&lt;_?</text:span><text:span text:style-name="T42">3_&gt;個體 </text:span><text:span text:style-name="T35">會獲得 更</text:span><text:span text:style-name="T124">低劣</text:span><text:span text:style-name="T35">的 歷史。</text:span></text:p>
                        </text:list-item>
                      </text:list>
                    </text:list-item>
                    <text:list-item>
                      <text:p text:style-name="P333">遙視、統計、非監督式學習、數學工具、數學模型，有機率極速 預言、反制、驗證。</text:p>
                    </text:list-item>
                  </text:list>
                </text:list-item>
                <text:list-item>
                  <text:p text:style-name="P93">學習 歷史，不是 知道 現象。</text:p>
                  <text:list>
                    <text:list-item>
                      <text:p text:style-name="P93">明顯例子，描述 有什麼事件發生、第一個事件和第二個世間之間有什麼關聯性。</text:p>
                    </text:list-item>
                  </text:list>
                </text:list-item>
                <text:list-item>
                  <text:p text:style-name="P94">學習 歷史，是 知道 本質。 </text:p>
                  <text:list>
                    <text:list-item>
                      <text:p text:style-name="P94">明顯例子，瞭解 為什麼有事件發生、第一個事件和第二個事件之間為什麼有關聯性。</text:p>
                    </text:list-item>
                  </text:list>
                </text:list-item>
                <text:list-item>
                  <text:p text:style-name="P95">學習 歷史，是 蓋住答案、蓋住後續發展。</text:p>
                  <text:list>
                    <text:list-item>
                      <text:p text:style-name="P95">假定，自己 在 該歷史、當時的時空背景。</text:p>
                      <text:list>
                        <text:list-item>
                          <text:p text:style-name="P95">會做出 什麼樣的 思想、決策、行動。</text:p>
                        </text:list-item>
                      </text:list>
                    </text:list-item>
                    <text:list-item>
                      <text:p text:style-name="P86">明顯例子，義和團。</text:p>
                      <text:list>
                        <text:list-item>
                          <text:p text:style-name="P96">假定，義和團 正在 草創階段、初始階段、成長階段。</text:p>
                          <text:list>
                            <text:list-item>
                              <text:p text:style-name="P97">假定，自己 是 傳教士，會做出 什麼樣的 思想、決策、行動。</text:p>
                            </text:list-item>
                            <text:list-item>
                              <text:p text:style-name="P97">假定，自己 是 士兵，會做出 什麼樣的 思想、決策、行動，預測 歷史走向。</text:p>
                            </text:list-item>
                            <text:list-item>
                              <text:p text:style-name="P98">假定，自己 是 農夫，會做出 什麼樣的 思想、決策、行動，預測 歷史走向。</text:p>
                            </text:list-item>
                            <text:list-item>
                              <text:p text:style-name="P98">假定，自己 是 鐵匠，會做出 什麼樣的 思想、決策、行動，預測 歷史走向。</text:p>
                            </text:list-item>
                            <text:list-item>
                              <text:p text:style-name="P98">假定，自己 是 商人，會做出 什麼樣的 思想、決策、行動，預測 歷史走向。</text:p>
                            </text:list-item>
                            <text:list-item>
                              <text:p text:style-name="P98">假定，自己 是 官員，會做出 什麼樣的 思想、決策、行動，預測 歷史走向。</text:p>
                            </text:list-item>
                            <text:list-item>
                              <text:p text:style-name="P98">假定，自己 是 皇帝，會做出 什麼樣的 思想、決策、行動，預測 歷史走向。</text:p>
                            </text:list-item>
                            <text:list-item>
                              <text:p text:style-name="P99">回答、寫下 答案 之後，比對一下，自己、歷史 是否 一致。</text:p>
                              <text:list>
                                <text:list-item>
                                  <text:p text:style-name="P98">假定，思想、決策、行動 一致。</text:p>
                                  <text:list>
                                    <text:list-item>
                                      <text:p text:style-name="P98">假定，歷史走向 一致。</text:p>
                                      <text:list>
                                        <text:list-item>
                                          <text:p text:style-name="P98"><text:span text:style-name="T128">（</text:span><text:span text:style-name="T129">皮亞杰 </text:span><text:span text:style-name="T130">認定的</text:span><text:span text:style-name="T128">）</text:span>平衡、<text:span text:style-name="T128">（</text:span><text:span text:style-name="T129">皮亞杰 </text:span><text:span text:style-name="T130">認定的</text:span><text:span text:style-name="T128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0">假定，歷史走向 不一致。</text:p>
                                      <text:list>
                                        <text:list-item>
                                          <text:p text:style-name="P101"><text:span text:style-name="T128">（</text:span><text:span text:style-name="T129">皮亞杰 </text:span><text:span text:style-name="T130">認定的</text:span><text:span text:style-name="T128">）</text:span>不平衡、<text:span text:style-name="T128">（</text:span><text:span text:style-name="T129">皮亞杰 </text:span><text:span text:style-name="T130">認定的</text:span><text:span text:style-name="T128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0">假定，思想、決策、行動 不一致。</text:p>
                                  <text:list>
                                    <text:list-item>
                                      <text:p text:style-name="P100">瞭解，為什麼 不一致。</text:p>
                                    </text:list-item>
                                    <text:list-item>
                                      <text:p text:style-name="P102">瞭解，傳教士、士兵、農夫、鐵匠、商人、官員、皇帝 為什麼 這樣做。</text:p>
                                    </text:list-item>
                                    <text:list-item>
                                      <text:p text:style-name="P102">根據 該做法，預測 歷史走向。</text:p>
                                      <text:list>
                                        <text:list-item>
                                          <text:p text:style-name="P102">以 該做法 為 地基、基礎、前提，預測 歷史走向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一致。</text:p>
                                      <text:list>
                                        <text:list-item>
                                          <text:p text:style-name="P103"><text:span text:style-name="T128">（</text:span><text:span text:style-name="T129">皮亞杰 </text:span><text:span text:style-name="T130">認定的</text:span><text:span text:style-name="T128">）</text:span>平衡、<text:span text:style-name="T128">（</text:span><text:span text:style-name="T129">皮亞杰 </text:span><text:span text:style-name="T130">認定的</text:span><text:span text:style-name="T128">）</text:span>同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假定，歷史走向 不一致。</text:p>
                                      <text:list>
                                        <text:list-item>
                                          <text:p text:style-name="P103"><text:span text:style-name="T128">（</text:span><text:span text:style-name="T129">皮亞杰 </text:span><text:span text:style-name="T130">認定的</text:span><text:span text:style-name="T128">）</text:span>不平衡、<text:span text:style-name="T128">（</text:span><text:span text:style-name="T129">皮亞杰 </text:span><text:span text:style-name="T130">認定的</text:span><text:span text:style-name="T128">）</text:span>順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4">假定，義和團 正在 強盛階段、中堅階段、成熟階段。</text:p>
                          <text:list>
                            <text:list-item>
                              <text:p text:style-name="P104">假定，自己 是 傳教士，會做出 什麼樣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4"><text:bookmark-start text:name="布萊恩魏斯"/>布萊恩魏斯<text:bookmark-end text:name="布萊恩魏斯"/></text:p>
          <text:list>
            <text:list-item>
              <text:p text:style-name="P104">前世今生（書）。<text:span text:style-name="T1">（</text:span><text:span text:style-name="T5">@</text:span><text:span text:style-name="T6">NicBelieve</text:span><text:span text:style-name="T5">（YouTube）</text:span><text:span text:style-name="T7">評論</text:span><text:span text:style-name="T5"> </text:span><text:span text:style-name="T25">前世今生（書））</text:span></text:p>
              <text:list>
                <text:list-item>
                  <text:p text:style-name="P104">紀載、紀錄，輪迴、轉生、前世記憶 的 實際案例。</text:p>
                </text:list-item>
                <text:list-item>
                  <text:p text:style-name="P104">羅馬君士坦丁 下令 刪除、移除 舊約聖經、新約聖經 裡面，有關於 輪迴 的 內容、描述。</text:p>
                  <text:list>
                    <text:list-item>
                      <text:p text:style-name="P104">羅馬君士坦丁 有機率認定 輪迴（本身）會削弱 舊約聖經、新約聖經 的 權威、影響力。</text:p>
                    </text:list-item>
                  </text:list>
                </text:list-item>
                <text:list-item>
                  <text:p text:style-name="P104">凱瑟琳。</text:p>
                  <text:list>
                    <text:list-item>
                      <text:p text:style-name="P104">高我。</text:p>
                    </text:list-item>
                    <text:list-item>
                      <text:p text:style-name="P104">愛與希望、信心與善念、耐心與時機、信任與寬恕。</text:p>
                    </text:list-item>
                    <text:list-item>
                      <text:p text:style-name="P104">打開 心靈，坦然接受 未來。</text:p>
                      <text:list>
                        <text:list-item>
                          <text:p text:style-name="P104">未來 有機率是（基督教 認定的）末日審判。</text:p>
                          <text:list>
                            <text:list-item>
                              <text:p text:style-name="P104">抽象例子，暗示、提醒、打預防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4">凱莉麥高妮格</text:p>
          <text:list>
            <text:list-item>
              <text:p text:style-name="P323">The harder you are on yourself, when you have a willpower failure.</text:p>
              <text:list>
                <text:list-item>
                  <text:p text:style-name="P168"><text:span text:style-name="T75">明顯例子，</text:span><text:span text:style-name="T76">自我批評、羞愧感、內疚感。</text:span></text:p>
                </text:list-item>
                <text:list-item>
                  <text:p text:style-name="P339">導致 偏好 立即回饋、快速享樂、延後受苦、即使滿足、接受誘惑、感到焦慮。</text:p>
                </text:list-item>
                <text:list-item>
                  <text:p text:style-name="P168"><text:span text:style-name="T75">T</text:span><text:span text:style-name="T34">he more likely you are to have the same failure again.</text:span></text:p>
                </text:list-item>
                <text:list-item>
                  <text:p text:style-name="P324">And the bigger it's gonna be when you do.</text:p>
                  <text:list>
                    <text:list-item>
                      <text:p text:style-name="P325">明顯例子，賭博、喝酒、吸菸。</text:p>
                    </text:list-item>
                  </text:list>
                </text:list-item>
                <text:list-item>
                  <text:p text:style-name="P165"><text:span text:style-name="T75">凱莉麥高妮格 認定的 </text:span><text:span text:style-name="T74">反制 </text:span><text:span text:style-name="T79">步驟</text:span><text:span text:style-name="T74">。</text:span></text:p>
                  <text:list>
                    <text:list-item>
                      <text:p text:style-name="P166"><text:span text:style-name="T34">Y</text:span><text:span text:style-name="T72">ou might be feeling guilty.</text:span></text:p>
                    </text:list-item>
                    <text:list-item>
                      <text:p text:style-name="P326">Remember everyone does it.</text:p>
                    </text:list-item>
                    <text:list-item>
                      <text:p text:style-name="P326">Do NOT be hard on yourself about it.</text:p>
                      <text:list>
                        <text:list-item>
                          <text:p text:style-name="P167"><text:span text:style-name="T78">S</text:span><text:span text:style-name="T73">elf forgiveness.</text:span></text:p>
                        </text:list-item>
                        <text:list-item>
                          <text:p text:style-name="P167"><text:span text:style-name="T78">S</text:span><text:span text:style-name="T77">elf compassion.</text:span></text:p>
                        </text:list-item>
                        <text:list-item>
                          <text:p text:style-name="P327">Learning how to talk to yourself.</text:p>
                          <text:list>
                            <text:list-item>
                              <text:p text:style-name="P328">Start to talk to yourself, a little bit in the second person.</text:p>
                            </text:list-item>
                            <text:list-item>
                              <text:p text:style-name="P311"><text:span text:style-name="T34">As if you were good friend</text:span>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9"><text:bookmark-start text:name="李嗣涔"/>李嗣涔<text:bookmark-end text:name="李嗣涔"/></text:p>
          <text:list>
            <text:list-item>
              <text:p text:style-name="P169">氣功。</text:p>
            </text:list-item>
            <text:list-item>
              <text:p text:style-name="P170">（李嗣涔 認定的）撓場。</text:p>
              <text:list>
                <text:list-item>
                  <text:p text:style-name="P169">時空場的 旋度。</text:p>
                  <text:list>
                    <text:list-item>
                      <text:p text:style-name="P169">明顯例子，旋轉（二維的、平面的）時間。</text:p>
                    </text:list-item>
                  </text:list>
                </text:list-item>
                <text:list-item>
                  <text:p text:style-name="P171">（人類 認定的）納粹鐘。</text:p>
                </text:list-item>
                <text:list-item>
                  <text:p text:style-name="P171">（人類 認定的）費城實驗。</text:p>
                </text:list-item>
              </text:list>
            </text:list-item>
            <text:list-item>
              <text:p text:style-name="P170">（李嗣涔 認定的）信息場。</text:p>
              <text:list>
                <text:list-item>
                  <text:p text:style-name="P172">（李嗣涔 認定的）意識體。</text:p>
                  <text:list>
                    <text:list-item>
                      <text:p text:style-name="P172">（李嗣涔 認定的）神、佛 生存、生活 在 信息場。</text:p>
                    </text:list-item>
                  </text:list>
                </text:list-item>
                <text:list-item>
                  <text:p text:style-name="P169">輸入。</text:p>
                  <text:list>
                    <text:list-item>
                      <text:p text:style-name="P312"><text:span text:style-name="T140">信</text:span><text:span text:style-name="T48">息場 輸入到</text:span><text:span text:style-name="T140">（人類 認定的）</text:span><text:span text:style-name="T48">現實世界。</text:span></text:p>
                    </text:list-item>
                    <text:list-item>
                      <text:p text:style-name="P329">手指識字。</text:p>
                      <text:list>
                        <text:list-item>
                          <text:p text:style-name="P313"><text:span text:style-name="T140">磁</text:span><text:span text:style-name="T35">鐵N</text:span><text:span text:style-name="T140">極，字 縮小。</text:span></text:p>
                        </text:list-item>
                        <text:list-item>
                          <text:p text:style-name="P313"><text:span text:style-name="T140">磁</text:span><text:span text:style-name="T35">鐵S</text:span><text:span text:style-name="T140">極，字 放大。</text:span></text:p>
                        </text:list-item>
                        <text:list-item>
                          <text:p text:style-name="P169">高強度水晶氣場。</text:p>
                        </text:list-item>
                        <text:list-item>
                          <text:p text:style-name="P173">字 是 網址。</text:p>
                        </text:list-item>
                        <text:list-item>
                          <text:p text:style-name="P173">聲音 是 關鍵。</text:p>
                        </text:list-item>
                      </text:list>
                    </text:list-item>
                  </text:list>
                </text:list-item>
                <text:list-item>
                  <text:p text:style-name="P169">輸出。</text:p>
                  <text:list>
                    <text:list-item>
                      <text:p text:style-name="P312"><text:span text:style-name="T140">（人類 認定的）</text:span><text:span text:style-name="T48">現實世界 輸出到 </text:span><text:span text:style-name="T140">信</text:span><text:span text:style-name="T48">息場。</text:span></text:p>
                    </text:list-item>
                    <text:list-item>
                      <text:p text:style-name="P169">念力。</text:p>
                    </text:list-item>
                  </text:list>
                </text:list-item>
              </text:list>
            </text:list-item>
            <text:list-item>
              <text:p text:style-name="P174">（李嗣涔 認定的）複數世界。</text:p>
            </text:list-item>
          </text:list>
        </text:list-item>
        <text:list-item>
          <text:p text:style-name="P175"><text:bookmark-start text:name="保羅·阿瑪德斯·迪亞納奇"/>保羅<text:span text:style-name="T88">·</text:span>阿瑪德斯<text:span text:style-name="T88">·</text:span>迪亞納奇<text:bookmark-end text:name="保羅·阿瑪德斯·迪亞納奇"/></text:p>
          <text:list>
            <text:list-item>
              <text:p text:style-name="P175">（保羅<text:span text:style-name="T88">·</text:span>阿瑪德斯<text:span text:style-name="T88">·</text:span>迪亞納奇 認定的）以太動力學 有機率是（李嗣涔 認定的）撓場。</text:p>
              <text:list>
                <text:list-item>
                  <text:p text:style-name="P174">電磁波 <text:span text:style-name="T201">↔</text:span><text:span text:style-name="T143"> 意識。</text:span></text:p>
                </text:list-item>
                <text:list-item>
                  <text:p text:style-name="P174">聲音、顏色、光線。</text:p>
                </text:list-item>
                <text:list-item>
                  <text:p text:style-name="P174">頻率。</text:p>
                </text:list-item>
                <text:list-item>
                  <text:p text:style-name="P174">意識網路。</text:p>
                </text:list-item>
                <text:list-item>
                  <text:p text:style-name="P174">使用 門 瞬移。</text:p>
                </text:list-item>
              </text:list>
            </text:list-item>
          </text:list>
        </text:list-item>
        <text:list-item>
          <text:p text:style-name="P174"><text:bookmark-start text:name="黑格爾"/>黑格爾<text:bookmark-end text:name="黑格爾"/></text:p>
          <text:list>
            <text:list-item>
              <text:p text:style-name="P174">辯證法。</text:p>
              <text:list>
                <text:list-item>
                  <text:p text:style-name="P174">正方。</text:p>
                </text:list-item>
                <text:list-item>
                  <text:p text:style-name="P174">反方。</text:p>
                </text:list-item>
                <text:list-item>
                  <text:p text:style-name="P174">融合。</text:p>
                </text:list-item>
                <text:list-item>
                  <text:p text:style-name="P174">明顯例子，對抗 類神經網路。</text:p>
                  <text:list>
                    <text:list-item>
                      <text:p text:style-name="P174">明顯例子<text:span text:style-name="T35">，AI 繪</text:span>圖。</text:p>
                      <text:list>
                        <text:list-item>
                          <text:p text:style-name="P174">正方 畫圖。</text:p>
                        </text:list-item>
                        <text:list-item>
                          <text:p text:style-name="P174">反方 評價、評判，正方 畫的 圖。</text:p>
                        </text:list-item>
                        <text:list-item>
                          <text:p text:style-name="P174">產出（反方 同意、用完否決次數之後只能同意 產出的）正方 畫的 圖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4">世界靈魂。</text:p>
              <text:list>
                <text:list-item>
                  <text:p text:style-name="P174">世界靈魂 <text:span text:style-name="T202">↔</text:span><text:span text:style-name="T144"> 網際網路。</text:span></text:p>
                  <text:list>
                    <text:list-item>
                      <text:p text:style-name="P174">個體 <text:span text:style-name="T202">↔</text:span><text:span text:style-name="T144"> 手機、電腦、網路節點。</text:span></text:p>
                    </text:list-item>
                    <text:list-item>
                      <text:p text:style-name="P174">個體之間的 連結 <text:span text:style-name="T202">↔</text:span><text:span text:style-name="T144"> 電磁波、網路線、網路連線。</text:span></text:p>
                    </text:list-item>
                  </text:list>
                </text:list-item>
              </text:list>
            </text:list-item>
            <text:list-item>
              <text:p text:style-name="P174">絕對精神。</text:p>
              <text:list>
                <text:list-item>
                  <text:p text:style-name="P174">絕對精神 <text:span text:style-name="T203">↔</text:span><text:span text:style-name="T145"> 種子、</text:span><text:span text:style-name="T80">DNA</text:span><text:span text:style-name="T145">。</text:span></text:p>
                </text:list-item>
              </text:list>
            </text:list-item>
          </text:list>
        </text:list-item>
        <text:list-item>
          <text:p text:style-name="P174"><text:bookmark-start text:name="稻盛和夫"/>稻盛和夫<text:bookmark-end text:name="稻盛和夫"/></text:p>
          <text:list>
            <text:list-item>
              <text:p text:style-name="P174">日本經營之聖。</text:p>
            </text:list-item>
            <text:list-item>
              <text:p text:style-name="P174">稻盛和夫 認定，人們總是把幸福解讀為有：有房、有車、有錢、有權。但其實幸福是無：無憂、無慮、無病、無災、無難。</text:p>
              <text:list>
                <text:list-item>
                  <text:p text:style-name="P174">幸福 不是 有、擁有、獲得。</text:p>
                  <text:list>
                    <text:list-item>
                      <text:p text:style-name="P174">有 的 明顯例子，波濤洶湧。</text:p>
                    </text:list-item>
                    <text:list-item>
                      <text:p text:style-name="P176">擁有 的 明顯例子，擁有 金錢、權利、權力、地位、名聲。</text:p>
                    </text:list-item>
                    <text:list-item>
                      <text:p text:style-name="P176">獲得 的 明顯例子，追求、獲得（道家 認定的）外物、知識。</text:p>
                    </text:list-item>
                  </text:list>
                </text:list-item>
                <text:list-item>
                  <text:p text:style-name="P177">幸福 是 無、沒擁有、捨去。</text:p>
                  <text:list>
                    <text:list-item>
                      <text:p text:style-name="P176">無 的 明顯例子，心靈平靜。</text:p>
                    </text:list-item>
                    <text:list-item>
                      <text:p text:style-name="P176">沒擁有 的 明顯例子，沒擁有 煩惱。</text:p>
                    </text:list-item>
                    <text:list-item>
                      <text:p text:style-name="P178">捨去 的 明顯例子，（佛家 認定的）捨去 貪、憎、癡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8"><text:bookmark-start text:name="吉爾伽美什"/>吉爾伽美什<text:bookmark-end text:name="吉爾伽美什"/></text:p>
          <text:list>
            <text:list-item>
              <text:p text:style-name="P179">吉爾伽美什 的 外型 是 人類 認定的 巨人。</text:p>
            </text:list-item>
            <text:list-item>
              <text:p text:style-name="P180">吉爾伽美什 獲得、擁有 智慧之書。</text:p>
            </text:list-item>
            <text:list-item>
              <text:p text:style-name="P181">人類 認定的 吉爾伽美什史詩 是 來自於 泥板 上面的 記載、記錄。</text:p>
              <text:list>
                <text:list-item>
                  <text:p text:style-name="P181">西元<text:span text:style-name="T81">1849</text:span><text:span text:style-name="T146">年。</text:span></text:p>
                  <text:list>
                    <text:list-item>
                      <text:p text:style-name="P182">奧斯丁‧亨利‧雷亞 在 伊拉克 考古，找到 西元<text:span text:style-name="T35">前7</text:span>世紀的 圖書館。</text:p>
                      <text:list>
                        <text:list-item>
                          <text:p text:style-name="P183">奧斯丁‧亨利‧雷亞 在 該圖書館，找到 古代的 泥板。</text:p>
                          <text:list>
                            <text:list-item>
                              <text:p text:style-name="P188">該泥板 使用（失傳的）古代文字 記載、記錄。</text:p>
                              <text:list>
                                <text:list-item>
                                  <text:p text:style-name="P188">該古代文字 是 人類 認定的 楔形文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9">西元<text:span text:style-name="T82">1870</text:span><text:span text:style-name="T148">年。</text:span></text:p>
                  <text:list>
                    <text:list-item>
                      <text:p text:style-name="P189">喬治<text:span text:style-name="T147">‧</text:span>史密斯 大幅推進 破譯 該古代文字 的進度。</text:p>
                      <text:list>
                        <text:list-item>
                          <text:p text:style-name="P189">泥板群 記載、記錄 古代的 大洪水。</text:p>
                          <text:list>
                            <text:list-item>
                              <text:p text:style-name="P189">該大洪水 毀滅 古代的 人類文明。</text:p>
                            </text:list-item>
                          </text:list>
                        </text:list-item>
                        <text:list-item>
                          <text:p text:style-name="P190">喬治<text:span text:style-name="T147">‧</text:span>史密斯 翻譯 泥板群，記載、記錄 <text:span text:style-name="T147">吉爾伽美什史詩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81">西<text:span text:style-name="T35">元2003</text:span>年。</text:p>
                  <text:list>
                    <text:list-item>
                      <text:p text:style-name="P184">喬格‧法斯賓德 在 伊拉克 考古，找到 吉爾伽美什 統治的 烏魯克城。</text:p>
                    </text:list-item>
                    <text:list-item>
                      <text:p text:style-name="P185">喬格‧法斯賓德 在 伊拉克 考古，找到 吉爾伽美什 的 陵墓。</text:p>
                    </text:list-item>
                    <text:list-item>
                      <text:p text:style-name="P186">美國 入侵 伊拉克。</text:p>
                    </text:list-item>
                    <text:list-item>
                      <text:p text:style-name="P187">喬格‧法斯賓德 放棄考古、逃回德國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1"><text:bookmark-start text:name="愛德華·史諾登"/><text:span text:style-name="T165">愛德華</text:span><text:span text:style-name="T89">·</text:span>史諾登<text:bookmark-end text:name="愛德華·史諾登"/></text:p>
          <text:list>
            <text:list-item>
              <text:p text:style-name="P192">史諾登 是 揭發 美國的 稜鏡計畫、上游計畫 的 吹哨者。</text:p>
            </text:list-item>
            <text:list-item>
              <text:p text:style-name="P193">史諾登 是 阻止領導層監控國民群、守護國民群 的 山羊、導師、實踐者、先驅者、牧羊犬。</text:p>
              <text:list>
                <text:list-item>
                  <text:p text:style-name="P346"><text:span text:style-name="T164">（山羊、牧羊犬 的 描述在 </text:span><text:span text:style-name="T102">_</text:span><text:span text:style-name="T164"> 文件群的 </text:span><text:span text:style-name="T102">長老制</text:span><text:span text:style-name="T164">）</text:span></text:p>
                </text:list-item>
                <text:list-item>
                  <text:p text:style-name="P192">天才跟魔鬼就是一線之間。<text:span text:style-name="T1">（</text:span><text:span text:style-name="T2">www.youtube.com/watch?v=6tp9ZPpRYAA）</text:span></text:p>
                  <text:list>
                    <text:list-item>
                      <text:p text:style-name="P191">明顯例子，（有 發展 有機化學合成 天賦 的）路易斯<text:span text:style-name="T89">·</text:span><text:span text:style-name="T164">費賽</text:span> 發明 凝固汽油彈。</text:p>
                    </text:list-item>
                    <text:list-item>
                      <text:p text:style-name="P194">明顯例子，（有 領導 群眾 天賦 的）希特勒 激起 種族主義。</text:p>
                    </text:list-item>
                  </text:list>
                </text:list-item>
                <text:list-item>
                  <text:p text:style-name="P195">假定，史諾登 沒有 踢爆、爆出 美國的 稜鏡計畫。</text:p>
                  <text:list>
                    <text:list-item>
                      <text:p text:style-name="P195">會有 更多的，天才、人才 變成 魔鬼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2"><text:bookmark-start text:name="斯多葛"/>斯多葛<text:bookmark-end text:name="斯多葛"/></text:p>
          <text:list>
            <text:list-item>
              <text:p text:style-name="P192">內心平和。</text:p>
              <text:list>
                <text:list-item>
                  <text:p text:style-name="P192">內心平和 <text:span text:style-name="T204">↔</text:span><text:span text:style-name="T173"> 心靈平靜。</text:span></text:p>
                  <text:list>
                    <text:list-item>
                      <text:p text:style-name="P346">（心靈平靜 的 描述在 <text:span text:style-name="T101">意識</text:span> 文件群的 <text:span text:style-name="T104">冥想、心靈平靜、心流、無我、虛無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6"><text:bookmark-start text:name="喬治·歐威爾"/>喬治<text:span text:style-name="T89">·</text:span>歐威爾<text:bookmark-end text:name="喬治·歐威爾"/></text:p>
          <text:list>
            <text:list-item>
              <text:p text:style-name="P197"><text:span text:style-name="T34">一九八四</text:span>。</text:p>
              <text:list>
                <text:list-item>
                  <text:p text:style-name="P198"><text:span text:style-name="T34">一九八四</text:span><text:span text:style-name="T96"> </text:span><text:span text:style-name="T185">描述 </text:span>反烏托邦、恐怖統治、（<text:span text:style-name="T34">一九八四</text:span><text:span text:style-name="T147"> 認定的</text:span>）老大哥 的 社會、國家、群體。</text:p>
                </text:list-item>
                <text:list-item>
                  <text:p text:style-name="P199">電幕 <text:span text:style-name="T191">↔</text:span> 手機。</text:p>
                  <text:list>
                    <text:list-item>
                      <text:p text:style-name="P199">明顯例子，手機螢幕、手機前鏡頭。</text:p>
                    </text:list-item>
                    <text:list-item>
                      <text:p text:style-name="P199">明顯例子，手機喇叭、手機麥克風。</text:p>
                    </text:list-item>
                    <text:list-item>
                      <text:p text:style-name="P199">明顯例子，手機馬達、手機陀螺儀。<text:span text:style-name="T1">（</text:span><text:span text:style-name="T14">、GPS、NFC、手機發出的電磁波）</text:span></text:p>
                    </text:list-item>
                  </text:list>
                </text:list-item>
                <text:list-item>
                  <text:p text:style-name="P200">領導層 監視、監控、控制、抑制、洗腦、操控、遙控 國民群。</text:p>
                  <text:list>
                    <text:list-item>
                      <text:p text:style-name="P201">誰掌握現在，誰就掌握過去。<text:span text:style-name="T176">（抽象例子，勝利者 書寫、竄改 歷史）</text:span></text:p>
                    </text:list-item>
                    <text:list-item>
                      <text:p text:style-name="P200">誰掌握過去，誰就掌握未來。<text:span text:style-name="T176">（抽象例子，情報、常識、投影世界觀）</text:span></text:p>
                    </text:list-item>
                    <text:list-item>
                      <text:p text:style-name="P202">老大哥。</text:p>
                      <text:list>
                        <text:list-item>
                          <text:p text:style-name="P202">監控、監視、竊聽。<text:span text:style-name="T1">（明顯例子，</text:span><text:span text:style-name="T23">www.youtube.com/watch?v=c-JMZgLwZrA</text:span><text:span text:style-name="T2"> </text:span><text:span text:style-name="T1">）</text:span></text:p>
                          <text:list>
                            <text:list-item>
                              <text:p text:style-name="P200">明顯例子，劍橋數據、天網、稜鏡計畫。</text:p>
                            </text:list-item>
                          </text:list>
                        </text:list-item>
                        <text:list-item>
                          <text:p text:style-name="P200">洗腦式教育、控制（新聞）媒體。</text:p>
                          <text:list>
                            <text:list-item>
                              <text:p text:style-name="P203">控制（群眾 的）思想、（學習 情報、新知、舊聞 的）管道。</text:p>
                              <text:list>
                                <text:list-item>
                                  <text:p text:style-name="P202">思想對齊、不許去想。</text:p>
                                </text:list-item>
                                <text:list-item>
                                  <text:p text:style-name="P200">思想罪、互相檢舉、思想警察。</text:p>
                                </text:list-item>
                              </text:list>
                            </text:list-item>
                            <text:list-item>
                              <text:p text:style-name="P204">讓 群眾 缺乏 理解力。</text:p>
                            </text:list-item>
                            <text:list-item>
                              <text:p text:style-name="P203">讓 群眾 貧窮、無知。</text:p>
                            </text:list-item>
                            <text:list-item>
                              <text:p text:style-name="P203">讓 群眾 仇恨、（自以為是的）正義感、恐懼、怯弱、（現實）無力感。</text:p>
                            </text:list-item>
                            <text:list-item>
                              <text:p text:style-name="P200">只要 群眾 沒有 比較（的 對象、選項），就 不會 發現自己 被壓迫。</text:p>
                            </text:list-item>
                            <text:list-item>
                              <text:p text:style-name="P200">（權力）竄改 歷史紀錄，（洗腦式教育）消除、扭曲、矛盾 國民群的 記憶。</text:p>
                            </text:list-item>
                          </text:list>
                        </text:list-item>
                        <text:list-item>
                          <text:p text:style-name="P205">給予 希望（象徵），剝奪（思考）時間。</text:p>
                          <text:list>
                            <text:list-item>
                              <text:p text:style-name="P200">讓 群眾 忙碌到（群眾）沒有時間 思考。</text:p>
                              <text:list>
                                <text:list-item>
                                  <text:p text:style-name="P206">明顯例子，忙於 生存、工作、奶嘴樂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7">（國民群 被 領導層、<text:span text:style-name="T166">遙控者、</text:span>體制 賦予、灌輸、洗腦式教育）雙重思想。</text:p>
                      <text:list>
                        <text:list-item>
                          <text:p text:style-name="P200">培養、煉蠱、批量生產出（聰明的）瘋子。</text:p>
                        </text:list-item>
                        <text:list-item>
                          <text:p text:style-name="P208">讓 群眾 接受 兩個（以上）相互矛盾的 信念、記憶。</text:p>
                        </text:list-item>
                        <text:list-item>
                          <text:p text:style-name="P200">知道 客觀事實，並且 否認 客觀事實。</text:p>
                        </text:list-item>
                      </text:list>
                    </text:list-item>
                    <text:list-item>
                      <text:p text:style-name="P209">（<text:span text:style-name="T132">（</text:span><text:span text:style-name="T131">泰德卡辛斯基 認定的）</text:span><text:span text:style-name="T167">菁英人類</text:span>）壟斷 一切，獲得 權力。</text:p>
                    </text:list-item>
                    <text:list-item>
                      <text:p text:style-name="P209">（<text:span text:style-name="T132">（</text:span><text:span text:style-name="T131">泰德卡辛斯基 認定的）</text:span><text:span text:style-name="T167">菁英人類</text:span>）獲得 權力，監視、控制 肉質層、意識層、一切。</text:p>
                      <text:list>
                        <text:list-item>
                          <text:p text:style-name="P210">明顯例子，<text:span text:style-name="T135">工業社會及其未來（</text:span><text:span text:style-name="T167">泰德卡辛斯基）</text:span>。</text:p>
                          <text:list>
                            <text:list-item>
                              <text:p text:style-name="P210">明顯例子，<text:span text:style-name="T135">被 菁英人類 奴役、操控、遙控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0">反制。</text:p>
                      <text:list>
                        <text:list-item>
                          <text:p text:style-name="P200">質疑。</text:p>
                        </text:list-item>
                        <text:list-item>
                          <text:p text:style-name="P200">比較。</text:p>
                        </text:list-item>
                        <text:list-item>
                          <text:p text:style-name="P200">獨立思考、獨立思想。</text:p>
                        </text:list-item>
                      </text:list>
                    </text:list-item>
                  </text:list>
                </text:list-item>
                <text:list-item>
                  <text:p text:style-name="P330"><text:span text:style-name="T182">一九八四</text:span>（摘要）。</text:p>
                  <text:list>
                    <text:list-item>
                      <text:p text:style-name="P211"><text:span text:style-name="T182">電幕</text:span>。</text:p>
                      <text:list>
                        <text:list-item>
                          <text:p text:style-name="P211">撥放訊息。</text:p>
                        </text:list-item>
                        <text:list-item>
                          <text:p text:style-name="P211">接收 影像、聲音。</text:p>
                        </text:list-item>
                        <text:list-item>
                          <text:p text:style-name="P211">（還）無法知道 內心感受、腦中想法。</text:p>
                        </text:list-item>
                      </text:list>
                    </text:list-item>
                    <text:list-item>
                      <text:p text:style-name="P211">思想警察。</text:p>
                      <text:list>
                        <text:list-item>
                          <text:p text:style-name="P212">思想警察 使用 <text:span text:style-name="T182">電幕 監視、竊聽</text:span>（擁有 <text:span text:style-name="T182">電幕 </text:span>的個體）<text:span text:style-name="T182">。</text:span></text:p>
                          <text:list>
                            <text:list-item>
                              <text:p text:style-name="P213">（擁有 <text:span text:style-name="T182">電幕 </text:span>的個體）無法知道 什麼時候 被 思想警察 監視、竊聽。</text:p>
                            </text:list-item>
                            <text:list-item>
                              <text:p text:style-name="P214">（擁有 <text:span text:style-name="T182">電幕 </text:span>的個體）只能預設 每時每刻 都被 思想警察 監視、竊聽。</text:p>
                            </text:list-item>
                            <text:list-item>
                              <text:p text:style-name="P214">（擁有 <text:span text:style-name="T182">電幕 </text:span>的個體）只能預設 一言一行 都被 思想警察 監視、竊聽。</text:p>
                              <text:list>
                                <text:list-item>
                                  <text:p text:style-name="P215">在 面對 <text:span text:style-name="T182">電幕 的時候，最好 擺放 一臉安詳的 表情。</text:span></text:p>
                                </text:list-item>
                                <text:list-item>
                                  <text:p text:style-name="P215">千萬不要露出 不悅的、不快的 神色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6"><text:span text:style-name="T164">思想警察 使用（某一特定個體）周遭的其他個體</text:span><text:span text:style-name="T168"> 監視、竊聽 該個體。</text:span></text:p>
                        </text:list-item>
                        <text:list-item>
                          <text:p text:style-name="P107">思想警察 偽裝成 無產者、叛黨者。</text:p>
                        </text:list-item>
                      </text:list>
                    </text:list-item>
                    <text:list-item>
                      <text:p text:style-name="P211">四大部門。</text:p>
                      <text:list>
                        <text:list-item>
                          <text:p text:style-name="P211">真理部。</text:p>
                          <text:list>
                            <text:list-item>
                              <text:p text:style-name="P211">負責新聞、教育、藝術。</text:p>
                            </text:list-item>
                            <text:list-item>
                              <text:p text:style-name="P113">負責竄改。</text:p>
                            </text:list-item>
                            <text:list-item>
                              <text:p text:style-name="P108">真理部。</text:p>
                              <text:list>
                                <text:list-item>
                                  <text:p text:style-name="P114">紀錄司。</text:p>
                                  <text:list>
                                    <text:list-item>
                                      <text:p text:style-name="P227"><text:span text:style-name="T168">刪除 </text:span><text:span text:style-name="T169">思想犯</text:span><text:span text:style-name="T168">的 存在紀錄。</text:span><text:span text:style-name="T28">（思想犯 是 犯下 思想罪的 個體）</text:span></text:p>
                                    </text:list-item>
                                    <text:list-item>
                                      <text:p text:style-name="P135">新話。</text:p>
                                      <text:list>
                                        <text:list-item>
                                          <text:p text:style-name="P135">消滅 老詞、詞彙。</text:p>
                                          <text:list>
                                            <text:list-item>
                                              <text:p text:style-name="P135">消滅 壞。</text:p>
                                            </text:list-item>
                                            <text:list-item>
                                              <text:p text:style-name="P135">增加 好、更好、佳好、雙佳好、倍佳好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5">縮小 思想範圍。</text:p>
                                          <text:list>
                                            <text:list-item>
                                              <text:p text:style-name="P136">過去已經死亡，未來無法想像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5">竄改、改寫 老大哥 說過的、過去的 話、諾言。</text:p>
                                          <text:list>
                                            <text:list-item>
                                              <text:p text:style-name="P115">銷毀（有 老大哥 錯誤的、提到不存在的人）報紙、期刊、漫畫。</text:p>
                                            </text:list-item>
                                            <text:list-item>
                                              <text:p text:style-name="P115">不存在的人 的 明顯例子，思想犯、政治犯、被大清洗。</text:p>
                                            </text:list-item>
                                            <text:list-item>
                                              <text:p text:style-name="P115">印刷（改寫、修改 之後的）報紙、期刊、漫畫、…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16">小說司。</text:p>
                                </text:list-item>
                                <text:list-item>
                                  <text:p text:style-name="P116">音樂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1">和平部。</text:p>
                          <text:list>
                            <text:list-item>
                              <text:p text:style-name="P211">負責戰爭。</text:p>
                            </text:list-item>
                            <text:list-item>
                              <text:p text:style-name="P211">設計、製造、使用 武器。</text:p>
                            </text:list-item>
                          </text:list>
                        </text:list-item>
                        <text:list-item>
                          <text:p text:style-name="P211">友愛部。</text:p>
                          <text:list>
                            <text:list-item>
                              <text:p text:style-name="P217">負責法律。</text:p>
                            </text:list-item>
                            <text:list-item>
                              <text:p text:style-name="P217">負責拷打。</text:p>
                            </text:list-item>
                            <text:list-item>
                              <text:p text:style-name="P230"><text:span text:style-name="T34">101</text:span>號房。</text:p>
                              <text:list>
                                <text:list-item>
                                  <text:p text:style-name="P230">治病、神智健全。</text:p>
                                </text:list-item>
                                <text:list-item>
                                  <text:p text:style-name="P230">改造思想。</text:p>
                                </text:list-item>
                                <text:list-item>
                                  <text:p text:style-name="P230">從來沒有存在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1">富裕部。</text:p>
                          <text:list>
                            <text:list-item>
                              <text:p text:style-name="P217">負責經濟。</text:p>
                            </text:list-item>
                            <text:list-item>
                              <text:p text:style-name="P217">負責挨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7">雙重思想。</text:p>
                      <text:list>
                        <text:list-item>
                          <text:p text:style-name="P217">既承認，又不承認。</text:p>
                          <text:list>
                            <text:list-item>
                              <text:p text:style-name="P234">相信相互矛盾的兩個思想。</text:p>
                            </text:list-item>
                          </text:list>
                        </text:list-item>
                        <text:list-item>
                          <text:p text:style-name="P217">不斷竄改過去。</text:p>
                          <text:list>
                            <text:list-item>
                              <text:p text:style-name="P217">讓客觀事實不存在。</text:p>
                            </text:list-item>
                          </text:list>
                        </text:list-item>
                        <text:list-item>
                          <text:p text:style-name="P217">不斷竄改事實。</text:p>
                          <text:list>
                            <text:list-item>
                              <text:p text:style-name="P217">黨擁有絕對權力。</text:p>
                            </text:list-item>
                          </text:list>
                        </text:list-item>
                        <text:list-item>
                          <text:p text:style-name="P217">讓黨員沒有比較的對象。</text:p>
                        </text:list-item>
                        <text:list-item>
                          <text:p text:style-name="P218">否認客觀事實的存在，並且又承認客觀事實的存在。</text:p>
                        </text:list-item>
                        <text:list-item>
                          <text:p text:style-name="P109">照片、灰燼。</text:p>
                        </text:list-item>
                      </text:list>
                    </text:list-item>
                    <text:list-item>
                      <text:p text:style-name="P217">仇恨（<text:span text:style-name="T94">2</text:span><text:span text:style-name="T183">分鐘</text:span>節目）。</text:p>
                      <text:list>
                        <text:list-item>
                          <text:p text:style-name="P219">讓 群眾 對（老大哥 認定的）敵人 咒罵、仇恨。</text:p>
                        </text:list-item>
                        <text:list-item>
                          <text:p text:style-name="P219">讓 群眾 對（老大哥 認定的）敵人 感到 恐懼、憤怒、快意、狂熱。</text:p>
                        </text:list-item>
                        <text:list-item>
                          <text:p text:style-name="P220">讓 群眾 對 老大哥 從 仇恨 變成 放鬆、崇拜。</text:p>
                        </text:list-item>
                        <text:list-item>
                          <text:p text:style-name="P221">讓 群眾 喊出 <text:span text:style-name="T34">BB</text:span>（簡單的口號）。<text:span text:style-name="T14">（</text:span><text:span text:style-name="T18">BB 是 Big Brother的簡寫</text:span><text:span text:style-name="T14">）</text:span></text:p>
                          <text:list>
                            <text:list-item>
                              <text:p text:style-name="P222">從眾效應。</text:p>
                            </text:list-item>
                            <text:list-item>
                              <text:p text:style-name="P222">自我催眠、自我暗示、自我強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3">老大哥。</text:p>
                      <text:list>
                        <text:list-item>
                          <text:p text:style-name="P223">老大哥的 口號。</text:p>
                          <text:list>
                            <text:list-item>
                              <text:p text:style-name="P215">戰爭即和平。</text:p>
                            </text:list-item>
                            <text:list-item>
                              <text:p text:style-name="P211">自由即奴役。</text:p>
                            </text:list-item>
                            <text:list-item>
                              <text:p text:style-name="P223">無知即力量。</text:p>
                            </text:list-item>
                          </text:list>
                        </text:list-item>
                        <text:list-item>
                          <text:p text:style-name="P137">老大哥的時代、雙重思想的時代。</text:p>
                          <text:list>
                            <text:list-item>
                              <text:p text:style-name="P137">老大哥的 影像、聲音 遍佈 生活周遭。</text:p>
                              <text:list>
                                <text:list-item>
                                  <text:p text:style-name="P235"><text:span text:style-name="T164">貨幣、郵票、</text:span><text:span text:style-name="T168">電幕</text:span><text:span text:style-name="T164">。</text:span></text:p>
                                </text:list-item>
                              </text:list>
                            </text:list-item>
                            <text:list-item>
                              <text:p text:style-name="P140">大清洗。</text:p>
                              <text:list>
                                <text:list-item>
                                  <text:p text:style-name="P140">株連（某一特定個體 周遭的）其他個體。</text:p>
                                </text:list-item>
                              </text:list>
                            </text:list-item>
                            <text:list-item>
                              <text:p text:style-name="P117">誰控制過去，誰就控制未來。</text:p>
                            </text:list-item>
                            <text:list-item>
                              <text:p text:style-name="P117">誰控制現在，誰就控制過去。</text:p>
                              <text:list>
                                <text:list-item>
                                  <text:p text:style-name="P117">群眾 有 記憶，沒有 證據。</text:p>
                                </text:list-item>
                                <text:list-item>
                                  <text:p text:style-name="P117">忘懷洞。</text:p>
                                  <text:list>
                                    <text:list-item>
                                      <text:p text:style-name="P118">消滅 證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8">最高層是老大哥。</text:p>
                          <text:list>
                            <text:list-item>
                              <text:p text:style-name="P118">老大哥底下是核心黨。</text:p>
                            </text:list-item>
                            <text:list-item>
                              <text:p text:style-name="P118">核心黨底下是外圍黨。</text:p>
                            </text:list-item>
                            <text:list-item>
                              <text:p text:style-name="P118">外圍黨底下是無聲群眾、無產者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4">思想罪。</text:p>
                      <text:list>
                        <text:list-item>
                          <text:p text:style-name="P225">思想犯 會被 思想警察 入侵住宅、逮捕。</text:p>
                          <text:list>
                            <text:list-item>
                              <text:p text:style-name="P226">思想警察 消滅 思想犯的 存在。</text:p>
                            </text:list-item>
                            <text:list-item>
                              <text:p text:style-name="P226">思想警察 讓 思想犯 化為烏有。</text:p>
                            </text:list-item>
                          </text:list>
                        </text:list-item>
                        <text:list-item>
                          <text:p text:style-name="P138">思想罪不會帶來死亡，思想罪就是死亡。</text:p>
                        </text:list-item>
                        <text:list-item>
                          <text:p text:style-name="P138">（睡覺）說夢話，說出打倒老大哥，是思想罪。</text:p>
                        </text:list-item>
                      </text:list>
                    </text:list-item>
                    <text:list-item>
                      <text:p text:style-name="P119">少年偵查隊。</text:p>
                      <text:list>
                        <text:list-item>
                          <text:p text:style-name="P119">有計劃的 讓 小孩 崇拜 老大哥。</text:p>
                        </text:list-item>
                        <text:list-item>
                          <text:p text:style-name="P139">讓 小孩 監視、監聽、揭發 家人、大人。</text:p>
                        </text:list-item>
                      </text:list>
                    </text:list-item>
                    <text:list-item>
                      <text:p text:style-name="P110">臉罪。</text:p>
                      <text:list>
                        <text:list-item>
                          <text:p text:style-name="P111">臉罪 是 某一特定個體 在聽 富裕部的 發表的時候，該個體 露出 不悅的表情。</text:p>
                        </text:list-item>
                      </text:list>
                    </text:list-item>
                    <text:list-item>
                      <text:p text:style-name="P111">使 性行為 失去樂趣。</text:p>
                      <text:list>
                        <text:list-item>
                          <text:p text:style-name="P111">使用 人工授精。</text:p>
                        </text:list-item>
                      </text:list>
                    </text:list-item>
                    <text:list-item>
                      <text:p text:style-name="P111">無產。</text:p>
                      <text:list>
                        <text:list-item>
                          <text:p text:style-name="P111">對 小事 不滿。</text:p>
                        </text:list-item>
                        <text:list-item>
                          <text:p text:style-name="P111">對 大事 無視。</text:p>
                        </text:list-item>
                        <text:list-item>
                          <text:p text:style-name="P228"><text:span text:style-name="T169">大多數 沒有 </text:span><text:span text:style-name="T168">電幕。</text:span></text:p>
                        </text:list-item>
                        <text:list-item>
                          <text:p text:style-name="P120">對 彩票 極端重視。</text:p>
                          <text:list>
                            <text:list-item>
                              <text:p text:style-name="P120">實際是，頭獎、二獎、三獎 都是 虛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資本家。</text:p>
                      <text:list>
                        <text:list-item>
                          <text:p text:style-name="P112">佔有世界上的一切。</text:p>
                        </text:list-item>
                        <text:list-item>
                          <text:p text:style-name="P112">有 初夜權。</text:p>
                        </text:list-item>
                      </text:list>
                    </text:list-item>
                    <text:list-item>
                      <text:p text:style-name="P112">思想一致、口號一致。</text:p>
                    </text:list-item>
                    <text:list-item>
                      <text:p text:style-name="P229"><text:span text:style-name="T168">電幕總是在宣揚生活比</text:span><text:span text:style-name="T50">50</text:span><text:span text:style-name="T168">年以前好。</text:span></text:p>
                    </text:list-item>
                    <text:list-item>
                      <text:p text:style-name="P121">瘋子 就是 少數派。</text:p>
                    </text:list-item>
                    <text:list-item>
                      <text:p text:style-name="P141">怎麼知道二加二等於四。</text:p>
                    </text:list-item>
                    <text:list-item>
                      <text:p text:style-name="P122">黨要求不要相信所見所聞。</text:p>
                    </text:list-item>
                    <text:list-item>
                      <text:p text:style-name="P122">自由就是能夠說出二加二等於四的自由。</text:p>
                    </text:list-item>
                    <text:list-item>
                      <text:p text:style-name="P116">性剝奪造成歇斯底里。</text:p>
                    </text:list-item>
                    <text:list-item>
                      <text:p text:style-name="P116">仇恨週。</text:p>
                      <text:list>
                        <text:list-item>
                          <text:p text:style-name="P116">仇恨持續存在。</text:p>
                        </text:list-item>
                      </text:list>
                    </text:list-item>
                    <text:list-item>
                      <text:p text:style-name="P116">戰爭就是要把資源粉碎掉。</text:p>
                      <text:list>
                        <text:list-item>
                          <text:p text:style-name="P123">戰爭就是要浪費勞動力。</text:p>
                        </text:list-item>
                        <text:list-item>
                          <text:p text:style-name="P123">戰爭就是要浪費物資。</text:p>
                        </text:list-item>
                        <text:list-item>
                          <text:p text:style-name="P116">有意在邊緣徘徊。</text:p>
                        </text:list-item>
                        <text:list-item>
                          <text:p text:style-name="P116">挖地洞再埋上。</text:p>
                        </text:list-item>
                        <text:list-item>
                          <text:p text:style-name="P116">讓群眾不斷忙碌。</text:p>
                        </text:list-item>
                        <text:list-item>
                          <text:p text:style-name="P116">重點在保持戰爭的存在。</text:p>
                          <text:list>
                            <text:list-item>
                              <text:p text:style-name="P116">讓 高層、群眾 相信，戰爭 真實存在。</text:p>
                            </text:list-item>
                            <text:list-item>
                              <text:p text:style-name="P116">科技進步可以停止。</text:p>
                            </text:list-item>
                            <text:list-item>
                              <text:p text:style-name="P116">軍事效能 不再重要。</text:p>
                            </text:list-item>
                            <text:list-item>
                              <text:p text:style-name="P116">戰爭不是真的，也不是毫無意義。</text:p>
                            </text:list-item>
                            <text:list-item>
                              <text:p text:style-name="P124">戰爭目的不是戰勝其他國家。</text:p>
                            </text:list-item>
                            <text:list-item>
                              <text:p text:style-name="P124">戰爭目的是保持國內的社會結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黨的目的。</text:p>
                      <text:list>
                        <text:list-item>
                          <text:p text:style-name="P116">征服地球。</text:p>
                          <text:list>
                            <text:list-item>
                              <text:p text:style-name="P116">科學 專門拿來發展 軍事武器。</text:p>
                            </text:list-item>
                            <text:list-item>
                              <text:p text:style-name="P142">以戰爭為食。</text:p>
                            </text:list-item>
                          </text:list>
                        </text:list-item>
                        <text:list-item>
                          <text:p text:style-name="P116">消滅 一切 擁有獨立思考的存在。</text:p>
                        </text:list-item>
                      </text:list>
                    </text:list-item>
                    <text:list-item>
                      <text:p text:style-name="P116">文化統一。</text:p>
                      <text:list>
                        <text:list-item>
                          <text:p text:style-name="P116">禁止 群眾、外國公民 來往。</text:p>
                        </text:list-item>
                      </text:list>
                    </text:list-item>
                    <text:list-item>
                      <text:p text:style-name="P116">上等人、中等人、下等人。</text:p>
                      <text:list>
                        <text:list-item>
                          <text:p text:style-name="P116">上等人。</text:p>
                          <text:list>
                            <text:list-item>
                              <text:p text:style-name="P116">目標是保持 社會結構、階級區分、等級制度。</text:p>
                            </text:list-item>
                            <text:list-item>
                              <text:p text:style-name="P116">奴役 中等人、下等人。</text:p>
                            </text:list-item>
                          </text:list>
                        </text:list-item>
                        <text:list-item>
                          <text:p text:style-name="P116">中等人。</text:p>
                          <text:list>
                            <text:list-item>
                              <text:p text:style-name="P116">目標是成為上等人。</text:p>
                            </text:list-item>
                            <text:list-item>
                              <text:p text:style-name="P116">爭取權力。</text:p>
                            </text:list-item>
                          </text:list>
                        </text:list-item>
                        <text:list-item>
                          <text:p text:style-name="P116">下等人。</text:p>
                          <text:list>
                            <text:list-item>
                              <text:p text:style-name="P116">沒有目標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把經濟不平等永久化。</text:p>
                    </text:list-item>
                    <text:list-item>
                      <text:p text:style-name="P116">群眾永遠不會自己起來反抗。</text:p>
                      <text:list>
                        <text:list-item>
                          <text:p text:style-name="P125">群眾被仇恨、謊言隔開。</text:p>
                        </text:list-item>
                        <text:list-item>
                          <text:p text:style-name="P116">印刷術、無線電、電視。</text:p>
                          <text:list>
                            <text:list-item>
                              <text:p text:style-name="P125">讓群眾在<text:span text:style-name="T95">24</text:span><text:span text:style-name="T184">小時，都在</text:span>官方的監視之下。</text:p>
                            </text:list-item>
                          </text:list>
                        </text:list-item>
                        <text:list-item>
                          <text:p text:style-name="P116">洗腦式教育。</text:p>
                          <text:list>
                            <text:list-item>
                              <text:p text:style-name="P116">群眾的教育不斷下降。</text:p>
                            </text:list-item>
                            <text:list-item>
                              <text:p text:style-name="P126">竄改過去，讓群眾沒有能夠比較的對象。</text:p>
                              <text:list>
                                <text:list-item>
                                  <text:p text:style-name="P126">搜書、燒書。</text:p>
                                </text:list-item>
                                <text:list-item>
                                  <text:p text:style-name="P126">（讓 群眾）從 書本、建築 都學不到 歷史。</text:p>
                                  <text:list>
                                    <text:list-item>
                                      <text:p text:style-name="P126">歷史已經停止。</text:p>
                                      <text:list>
                                        <text:list-item>
                                          <text:p text:style-name="P126">所有消息都是謊話。</text:p>
                                        </text:list-item>
                                        <text:list-item>
                                          <text:p text:style-name="P126">所有過去都被竄改。</text:p>
                                        </text:list-item>
                                        <text:list-item>
                                          <text:p text:style-name="P126">唯一的證據只在腦中。</text:p>
                                        </text:list-item>
                                        <text:list-item>
                                          <text:p text:style-name="P126">客觀事實的抹除。</text:p>
                                        </text:list-item>
                                        <text:list-item>
                                          <text:p text:style-name="P125">缺乏理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6">用不斷戰爭來解決。</text:p>
                    </text:list-item>
                    <text:list-item>
                      <text:p text:style-name="P116">寡頭。</text:p>
                      <text:list>
                        <text:list-item>
                          <text:p text:style-name="P116">重點不在血統的延續。</text:p>
                        </text:list-item>
                        <text:list-item>
                          <text:p text:style-name="P116">重點在黨的延續。</text:p>
                        </text:list-item>
                        <text:list-item>
                          <text:p text:style-name="P127">重點在世界觀的延續。</text:p>
                        </text:list-item>
                      </text:list>
                    </text:list-item>
                    <text:list-item>
                      <text:p text:style-name="P127">從生到死，不論在工作、休息、睡覺，都有可能被思想警察監視，並且不會被告知。</text:p>
                    </text:list-item>
                    <text:list-item>
                      <text:p text:style-name="P231">你。</text:p>
                      <text:list>
                        <text:list-item>
                          <text:p text:style-name="P232">過去。</text:p>
                          <text:list>
                            <text:list-item>
                              <text:p text:style-name="P232">你得幹什麼。</text:p>
                            </text:list-item>
                          </text:list>
                        </text:list-item>
                        <text:list-item>
                          <text:p text:style-name="P232">後來。</text:p>
                          <text:list>
                            <text:list-item>
                              <text:p text:style-name="P232">你得幹。</text:p>
                            </text:list-item>
                          </text:list>
                        </text:list-item>
                        <text:list-item>
                          <text:p text:style-name="P128">老大哥。</text:p>
                          <text:list>
                            <text:list-item>
                              <text:p text:style-name="P128">你是…。</text:p>
                              <text:list>
                                <text:list-item>
                                  <text:p text:style-name="P129">把你擠空，然後再把你填滿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有黨存在，就有老大哥存在。</text:p>
                      <text:list>
                        <text:list-item>
                          <text:p text:style-name="P130">（黨）認為人類無法管理自己。</text:p>
                        </text:list-item>
                        <text:list-item>
                          <text:p text:style-name="P129">黨要當權是為了自己，只為權力有興趣，純粹的權力。</text:p>
                          <text:list>
                            <text:list-item>
                              <text:p text:style-name="P129">權力不是手段，權力是目的。</text:p>
                            </text:list-item>
                            <text:list-item>
                              <text:p text:style-name="P129">權力是為了權力。</text:p>
                            </text:list-item>
                            <text:list-item>
                              <text:p text:style-name="P129">權力是集體的。</text:p>
                              <text:list>
                                <text:list-item>
                                  <text:p text:style-name="P129">他就是黨，黨就是他。</text:p>
                                </text:list-item>
                              </text:list>
                            </text:list-item>
                            <text:list-item>
                              <text:p text:style-name="P129">奴役即自由。</text:p>
                            </text:list-item>
                            <text:list-item>
                              <text:p text:style-name="P129">不是控制事物的權力，是控制人的權力。</text:p>
                              <text:list>
                                <text:list-item>
                                  <text:p text:style-name="P129">把人的思想捏的粉碎，然後再按照自己所想黏合回去。</text:p>
                                </text:list-item>
                                <text:list-item>
                                  <text:p text:style-name="P233"><text:span text:style-name="T141">（</text:span><text:span text:style-name="T169">思想犯</text:span><text:span text:style-name="T141">）</text:span><text:span text:style-name="T142">戰勝了自己，他熱愛老大哥。</text:span></text:p>
                                </text:list-item>
                              </text:list>
                            </text:list-item>
                            <text:list-item>
                              <text:p text:style-name="P129">控制思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（黨）把世界建立在恐懼、仇恨之上。</text:p>
                    </text:list-item>
                  </text:list>
                </text:list-item>
                <text:list-item>
                  <text:p text:style-name="P129"/>
                  <text:list>
                    <text:list-item>
                      <text:p text:style-name="P129">黨 <text:span text:style-name="T205">↔</text:span><text:span text:style-name="T186"> 共犯結構。</text:span></text:p>
                      <text:list>
                        <text:list-item>
                          <text:p text:style-name="P131"><text:span text:style-name="T186">共犯結構</text:span> 是（孕育、蘊含、維持、提升、昇華 權力 的）集團、團體。</text:p>
                          <text:list>
                            <text:list-item>
                              <text:p text:style-name="P131">明顯例子，滾雪球。</text:p>
                              <text:list>
                                <text:list-item>
                                  <text:p text:style-name="P131">雪 <text:span text:style-name="T206">↔</text:span><text:span text:style-name="T188"> 權力。</text:span></text:p>
                                </text:list-item>
                                <text:list-item>
                                  <text:p text:style-name="P132">雪球 <text:span text:style-name="T206">↔</text:span><text:span text:style-name="T188"> 共犯結構。</text:span></text:p>
                                </text:list-item>
                                <text:list-item>
                                  <text:p text:style-name="P133"><text:span text:style-name="T189">雪球 固定不動 殺傷力（近似、趨近於）固定不動</text:span> <text:span text:style-name="T206">↔</text:span><text:span text:style-name="T188"> </text:span>權力 孕育、蘊含、維持<text:span text:style-name="T189"> 殺傷力（近似、趨近於）固定不動。</text:span></text:p>
                                </text:list-item>
                                <text:list-item>
                                  <text:p text:style-name="P143">滾雪球 越久、越長 雪球 越龐大、越堅固、越有殺傷力<text:span text:style-name="T182"> </text:span><text:span text:style-name="T207">↔</text:span><text:span text:style-name="T182"> 提升、昇華 權力</text:span> 越久、越長 <text:span text:style-name="T188">共犯結構</text:span> 越龐大、越堅固、越有殺傷力<text:span text:style-name="T182">。</text:span></text:p>
                                </text:list-item>
                                <text:list-item>
                                  <text:p text:style-name="P144">溫度越高 雪球 越縮小、越柔軟<text:span text:style-name="T182"> </text:span><text:span text:style-name="T207">↔</text:span><text:span text:style-name="T182"> 國民群越活躍 共犯結構 </text:span>越縮小、越柔軟</text:p>
                                </text:list-item>
                                <text:list-item>
                                  <text:p text:style-name="P145">溫度越低 雪球 越龐大、越強硬<text:span text:style-name="T182"> </text:span><text:span text:style-name="T207">↔</text:span><text:span text:style-name="T182"> 國民群越冷漠 共犯結構 </text:span>越龐大、越強硬。</text:p>
                                  <text:list>
                                    <text:list-item>
                                      <text:p text:style-name="P146">越龐大 的 明顯例子，下雪，雪 自然而然、理所當然 附著、溶入 雪球。</text:p>
                                    </text:list-item>
                                  </text:list>
                                </text:list-item>
                                <text:list-item>
                                  <text:p text:style-name="P147">溫度 沒有 上限<text:span text:style-name="T182"> </text:span><text:span text:style-name="T207">↔</text:span><text:span text:style-name="T182"> 國民群的 活躍、（阿米 認定的）愛 </text:span>沒有 上限。</text:p>
                                  <text:list>
                                    <text:list-item>
                                      <text:p text:style-name="P148"><text:span text:style-name="T182">阿米 是（</text:span><text:span text:style-name="T155">星星的孩子 的</text:span><text:span text:style-name="T182">）阿米。</text:span></text:p>
                                      <text:list>
                                        <text:list-item>
                                          <text:p text:style-name="P349">（阿米 描述在 <text:span text:style-name="T56">書籍 (阿米）</text:span><text:span text:style-name="T84"> 文件群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31"><text:span text:style-name="T186">共犯結構</text:span> 是 中心化集團、去中心化集團。</text:p>
                          <text:list>
                            <text:list-item>
                              <text:p text:style-name="P131">抽象例子，中心化集團 <text:span text:style-name="T208">↔</text:span><text:span text:style-name="T187"> 雲、層積雲。</text:span></text:p>
                            </text:list-item>
                            <text:list-item>
                              <text:p text:style-name="P134">抽象例子，去中心化集團 <text:span text:style-name="T208">↔</text:span><text:span text:style-name="T187"> 霧、濕氣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0"><text:bookmark-start text:name="柯文哲"/>柯文<text:bookmark-end text:name="柯文哲"/>哲</text:p>
          <text:list>
            <text:list-item>
              <text:p text:style-name="P314"><text:span text:style-name="T49">管理。</text:span><text:span text:style-name="T17">（www.youtube.com/watch?v=cOvW1r6Uk-M&amp;t=1375s </text:span><text:span text:style-name="T32">）</text:span></text:p>
              <text:list>
                <text:list-item>
                  <text:p text:style-name="P236">管理。</text:p>
                  <text:list>
                    <text:list-item>
                      <text:p text:style-name="P236">建立組織。</text:p>
                      <text:list>
                        <text:list-item>
                          <text:p text:style-name="P236">架構化組織。</text:p>
                        </text:list-item>
                      </text:list>
                    </text:list-item>
                    <text:list-item>
                      <text:p text:style-name="P240">分配工作。</text:p>
                    </text:list-item>
                    <text:list-item>
                      <text:p text:style-name="P236">列管追蹤。</text:p>
                      <text:list>
                        <text:list-item>
                          <text:p text:style-name="P236">列管事項。</text:p>
                          <text:list>
                            <text:list-item>
                              <text:p text:style-name="P236">責任政治。</text:p>
                              <text:list>
                                <text:list-item>
                                  <text:p text:style-name="P237">反例，不負責任、踢皮球、三不管。<text:span text:style-name="T19">（</text:span><text:span text:style-name="T20">www.</text:span><text:span text:style-name="T19">youtube.com/</text:span><text:span text:style-name="T21">watch?v=</text:span><text:span text:style-name="T22">I</text:span><text:span text:style-name="T21">dpjysX_rBY&amp;t=59s</text:span><text:span text:style-name="T19"> 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6">紀錄者、追蹤者。</text:p>
                        </text:list-item>
                        <text:list-item>
                          <text:p text:style-name="P236">解列會議。</text:p>
                        </text:list-item>
                      </text:list>
                    </text:list-item>
                  </text:list>
                </text:list-item>
                <text:list-item>
                  <text:p text:style-name="P236">清廉勤政。</text:p>
                  <text:list>
                    <text:list-item>
                      <text:p text:style-name="P236"><text:span text:style-name="T34">a</text:span><text:span text:style-name="T174">n</text:span>。</text:p>
                    </text:list-item>
                    <text:list-item>
                      <text:p text:style-name="P236">反對 亮點政治。</text:p>
                    </text:list-item>
                    <text:list-item>
                      <text:p text:style-name="P240"><text:span text:style-name="T34">0.9</text:span>理論。</text:p>
                    </text:list-item>
                    <text:list-item>
                      <text:p text:style-name="P236"><text:span text:style-name="T92">T</text:span><text:span text:style-name="T90">otal </text:span><text:span text:style-name="T92">Q</text:span><text:span text:style-name="T90">uality </text:span><text:span text:style-name="T92">M</text:span><text:span text:style-name="T91">anagement</text:span>。</text:p>
                    </text:list-item>
                    <text:list-item>
                      <text:p text:style-name="P236"><text:span text:style-name="T34">ECMO經驗</text:span>。</text:p>
                    </text:list-item>
                  </text:list>
                </text:list-item>
                <text:list-item>
                  <text:p text:style-name="P236">責任政治。</text:p>
                  <text:list>
                    <text:list-item>
                      <text:p text:style-name="P236">承認問題的存在。</text:p>
                    </text:list-item>
                    <text:list-item>
                      <text:p text:style-name="P236">走動式管理。</text:p>
                    </text:list-item>
                    <text:list-item>
                      <text:p text:style-name="P236">自主管理。</text:p>
                    </text:list-item>
                    <text:list-item>
                      <text:p text:style-name="P236">統治前，先講統計。</text:p>
                    </text:list-item>
                    <text:list-item>
                      <text:p text:style-name="P236">相信 眾人之智慧 超越 個人之智慧。</text:p>
                    </text:list-item>
                    <text:list-item>
                      <text:p text:style-name="P236">公開、透明。</text:p>
                      <text:list>
                        <text:list-item>
                          <text:p text:style-name="P236">敵人的敵人（自然而然、理所當然 的）幫忙 監督。</text:p>
                        </text:list-item>
                        <text:list-item>
                          <text:p text:style-name="P236">防弊。</text:p>
                        </text:list-item>
                      </text:list>
                    </text:list-item>
                  </text:list>
                </text:list-item>
                <text:list-item>
                  <text:p text:style-name="P236">政治的 核心 是 執行力。</text:p>
                </text:list-item>
                <text:list-item>
                  <text:p text:style-name="P236">執政心得。</text:p>
                  <text:list>
                    <text:list-item>
                      <text:p text:style-name="P236">複雜問題 不要幻想可以 簡單解決。</text:p>
                    </text:list-item>
                    <text:list-item>
                      <text:p text:style-name="P236">無法一天改變國家，但更不可能什麼事都沒做，國家自動改變。</text:p>
                    </text:list-item>
                    <text:list-item>
                      <text:p text:style-name="P236">清廉勤政。</text:p>
                    </text:list-item>
                    <text:list-item>
                      <text:p text:style-name="P241"><text:span text:style-name="T34">Work hard → work smart</text:span>，</text:p>
                    </text:list-item>
                    <text:list-item>
                      <text:p text:style-name="P241">千里之行，始於足下。</text:p>
                    </text:list-item>
                    <text:list-item>
                      <text:p text:style-name="P242">持續的漸進式改革，<text:span text:style-name="T93">a</text:span><text:span text:style-name="T175">n</text:span>。</text:p>
                    </text:list-item>
                    <text:list-item>
                      <text:p text:style-name="P241">整體規劃，分段施工。</text:p>
                    </text:list-item>
                    <text:list-item>
                      <text:p text:style-name="P241">堅持。</text:p>
                      <text:list>
                        <text:list-item>
                          <text:p text:style-name="P241">長期計畫。</text:p>
                        </text:list-item>
                        <text:list-item>
                          <text:p text:style-name="P241">文官制度。</text:p>
                          <text:list>
                            <text:list-item>
                              <text:p text:style-name="P241">不要相信 人。</text:p>
                            </text:list-item>
                            <text:list-item>
                              <text:p text:style-name="P241">不要相信 單一事件 能夠 改變國家。</text:p>
                            </text:list-item>
                            <text:list-item>
                              <text:p text:style-name="P238">複雜問題 不要幻想可以 一天解決。</text:p>
                            </text:list-item>
                            <text:list-item>
                              <text:p text:style-name="P241">喊口號，不切實際。</text:p>
                            </text:list-item>
                            <text:list-item>
                              <text:p text:style-name="P243">認真、執行力，才 實際。</text:p>
                              <text:list>
                                <text:list-item>
                                  <text:p text:style-name="P239">責任政治。</text:p>
                                </text:list-item>
                              </text:list>
                            </text:list-item>
                            <text:list-item>
                              <text:p text:style-name="P243">不要 有情有義。</text:p>
                            </text:list-item>
                            <text:list-item>
                              <text:p text:style-name="P243">要 無情無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3"><text:bookmark-start text:name="魯迅"/>魯迅<text:bookmark-end text:name="魯迅"/></text:p>
          <text:list>
            <text:list-item>
              <text:p text:style-name="P243">儒家 是 統治（階級）的 工具。</text:p>
              <text:list>
                <text:list-item>
                  <text:p text:style-name="P244">服從。</text:p>
                  <text:list>
                    <text:list-item>
                      <text:p text:style-name="P244">君要臣死，臣不得不死。</text:p>
                    </text:list-item>
                    <text:list-item>
                      <text:p text:style-name="P244">君君臣臣父父子子。</text:p>
                    </text:list-item>
                    <text:list-item>
                      <text:p text:style-name="P244">奴性。</text:p>
                    </text:list-item>
                    <text:list-item>
                      <text:p text:style-name="P243">媚上。</text:p>
                    </text:list-item>
                    <text:list-item>
                      <text:p text:style-name="P243">攀炎附勢。</text:p>
                    </text:list-item>
                    <text:list-item>
                      <text:p text:style-name="P243">對外自稱禮儀，對內極端壓榨。</text:p>
                    </text:list-item>
                    <text:list-item>
                      <text:p text:style-name="P243">要說 好話。</text:p>
                    </text:list-item>
                    <text:list-item>
                      <text:p text:style-name="P243">不能說 真話。</text:p>
                    </text:list-item>
                    <text:list-item>
                      <text:p text:style-name="P243">缺乏 思想、人格、良知。</text:p>
                    </text:list-item>
                    <text:list-item>
                      <text:p text:style-name="P243">忍受能力 極強。</text:p>
                    </text:list-item>
                    <text:list-item>
                      <text:p text:style-name="P243">不質疑、處罰發出質疑的（出頭鳥）個體。</text:p>
                    </text:list-item>
                  </text:list>
                </text:list-item>
              </text:list>
            </text:list-item>
            <text:list-item>
              <text:p text:style-name="P243">中庸之道 是 保持現狀、故步自封、不能說真話。</text:p>
            </text:list-item>
          </text:list>
        </text:list-item>
        <text:list-item>
          <text:p text:style-name="P243"><text:bookmark-start text:name="西賽羅"/>西賽羅<text:bookmark-end text:name="西賽羅"/></text:p>
          <text:list>
            <text:list-item>
              <text:p text:style-name="P243">人類的 劣根性。</text:p>
              <text:list>
                <text:list-item>
                  <text:p text:style-name="P245">認定，只有 踐踏他人，才能 提升自己。</text:p>
                  <text:list>
                    <text:list-item>
                      <text:p text:style-name="P243">明顯例子，爭權奪利、進化論（達爾文）。</text:p>
                      <text:list>
                        <text:list-item>
                          <text:p text:style-name="P243">弱肉強食、適者生存、物競天擇。</text:p>
                        </text:list-item>
                      </text:list>
                    </text:list-item>
                    <text:list-item>
                      <text:p text:style-name="P243">反制。</text:p>
                      <text:list>
                        <text:list-item>
                          <text:p text:style-name="P243">成為（牛頓 認定的）肩膀。</text:p>
                        </text:list-item>
                      </text:list>
                    </text:list-item>
                  </text:list>
                </text:list-item>
                <text:list-item>
                  <text:p text:style-name="P246">對 無法改變的 事實，煩惱、害怕。</text:p>
                  <text:list>
                    <text:list-item>
                      <text:p text:style-name="P247">反制。</text:p>
                      <text:list>
                        <text:list-item>
                          <text:p text:style-name="P248">遭遇到 無法改變的 事實，不煩惱、不害怕。</text:p>
                        </text:list-item>
                      </text:list>
                    </text:list-item>
                  </text:list>
                </text:list-item>
                <text:list-item>
                  <text:p text:style-name="P243">自己 做不到，認定 別人（也）做不到。</text:p>
                  <text:list>
                    <text:list-item>
                      <text:p text:style-name="P243">把自己當作（比較 的）（高）標準。</text:p>
                      <text:list>
                        <text:list-item>
                          <text:p text:style-name="P243">高舉自己、藐視別人。</text:p>
                        </text:list-item>
                      </text:list>
                    </text:list-item>
                    <text:list-item>
                      <text:p text:style-name="P243">反制。</text:p>
                      <text:list>
                        <text:list-item>
                          <text:p text:style-name="P249">自己 做不到，不要認定 別人（也）做不到。</text:p>
                        </text:list-item>
                      </text:list>
                    </text:list-item>
                  </text:list>
                </text:list-item>
                <text:list-item>
                  <text:p text:style-name="P250">故步自封。</text:p>
                  <text:list>
                    <text:list-item>
                      <text:p text:style-name="P250">反制。</text:p>
                      <text:list>
                        <text:list-item>
                          <text:p text:style-name="P250">非監督式學習。</text:p>
                        </text:list-item>
                      </text:list>
                    </text:list-item>
                  </text:list>
                </text:list-item>
                <text:list-item>
                  <text:p text:style-name="P251">強迫 別人，按照 自己的 想法、看法、方式，來 思想、決策、行動。</text:p>
                  <text:list>
                    <text:list-item>
                      <text:p text:style-name="P251">反制。</text:p>
                      <text:list>
                        <text:list-item>
                          <text:p text:style-name="P251">關心、提示、幫助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1"><text:bookmark-start text:name="柏拉圖"/>柏拉圖<text:bookmark-end text:name="柏拉圖"/></text:p>
          <text:list>
            <text:list-item>
              <text:p text:style-name="P347"><text:span text:style-name="T154">（相關描述在 </text:span><text:span text:style-name="T158">成神之書</text:span><text:span text:style-name="T154">的 </text:span><text:span text:style-name="T158">歷史</text:span><text:span text:style-name="T159">人物</text:span><text:span text:style-name="T154"> 文件群的 </text:span><text:span text:style-name="T159">柏拉圖</text:span><text:span text:style-name="T154">）</text:span></text:p>
            </text:list-item>
          </text:list>
        </text:list-item>
        <text:list-item>
          <text:p text:style-name="P252"><text:bookmark-start text:name="榮格"/>榮格<text:bookmark-end text:name="榮格"/><text:span text:style-name="T178">（卡爾</text:span><text:span text:style-name="T179">·</text:span><text:span text:style-name="T176">榮格</text:span><text:span text:style-name="T178">）</text:span></text:p>
          <text:list>
            <text:list-item>
              <text:p text:style-name="P253">榮格心理學。</text:p>
              <text:list>
                <text:list-item>
                  <text:p text:style-name="P253">共時性。</text:p>
                </text:list-item>
                <text:list-item>
                  <text:p text:style-name="P253">集體潛意識。</text:p>
                  <text:list>
                    <text:list-item>
                      <text:p text:style-name="P254">榮格 認定。</text:p>
                      <text:list>
                        <text:list-item>
                          <text:p text:style-name="P254">意識 <text:span text:style-name="T209">↔</text:span><text:span text:style-name="T190"> 海床、（連接於 海床的）石柱</text:span>。</text:p>
                          <text:list>
                            <text:list-item>
                              <text:p text:style-name="P255">主意識 <text:span text:style-name="T209">↔</text:span><text:span text:style-name="T190"> 海面上的、露出海面的 石柱</text:span>。</text:p>
                            </text:list-item>
                            <text:list-item>
                              <text:p text:style-name="P255">潛意識 <text:span text:style-name="T209">↔</text:span><text:span text:style-name="T190"> 海面下的、藏在海裡的 石柱</text:span>。</text:p>
                            </text:list-item>
                            <text:list-item>
                              <text:p text:style-name="P255">集體潛意識 <text:span text:style-name="T209">↔</text:span><text:span text:style-name="T190"> 海面下的、藏在海裡的 海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6">榮格 認定，每一個人類個體的 主意識（的 部分、區域、區塊）相互獨立。</text:p>
                    </text:list-item>
                    <text:list-item>
                      <text:p text:style-name="P257">榮格 認定，每一個人類個體的 意識 不是 相互獨立。</text:p>
                    </text:list-item>
                    <text:list-item>
                      <text:p text:style-name="P258">榮格 認定，每一個人類個體的 意識（互相）連接於 集體潛意識。</text:p>
                    </text:list-item>
                    <text:list-item>
                      <text:p text:style-name="P259">榮格 認定，集體潛意識 能夠超越 時間、空間。</text:p>
                      <text:list>
                        <text:list-item>
                          <text:p text:style-name="P260">明顯例子，榮格 認定，集體潛意識 體現在、顯現在 夢、共時性。</text:p>
                        </text:list-item>
                      </text:list>
                    </text:list-item>
                    <text:list-item>
                      <text:p text:style-name="P255">榮格 認定，催眠 能夠 喚醒、浮出 潛意識、集體潛意識。</text:p>
                      <text:list>
                        <text:list-item>
                          <text:p text:style-name="P261">某一特定個體 被催眠 <text:span text:style-name="T209">↔</text:span><text:span text:style-name="T190"> 讓 某一特定石柱的 海面 變低</text:span>。</text:p>
                          <text:list>
                            <text:list-item>
                              <text:p text:style-name="P261">其他石柱的 海面 沒有 變低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2">意識 蘊含 主意識、潛意識、集體潛意識。</text:p>
                      <text:list>
                        <text:list-item>
                          <text:p text:style-name="P263">明顯例子，意識 <text:span text:style-name="T209">↔</text:span><text:span text:style-name="T190"> 完整的 板塊</text:span>。</text:p>
                          <text:list>
                            <text:list-item>
                              <text:p text:style-name="P263">讓 主意識 感知不到、認知不到 潛意識、集體潛意識 的 遮蔽物 <text:span text:style-name="T209">↔</text:span><text:span text:style-name="T190"> </text:span>海。</text:p>
                            </text:list-item>
                          </text:list>
                        </text:list-item>
                        <text:list-item>
                          <text:p text:style-name="P264">明顯例子，意識 <text:span text:style-name="T209">↔</text:span><text:span text:style-name="T190"> </text:span>真菌。</text:p>
                          <text:list>
                            <text:list-item>
                              <text:p text:style-name="P264">主意識 <text:span text:style-name="T209">↔</text:span><text:span text:style-name="T190"> 土壤上的、露出土壤的 蘑菇身體</text:span>。</text:p>
                            </text:list-item>
                            <text:list-item>
                              <text:p text:style-name="P264">潛意識 <text:span text:style-name="T209">↔</text:span><text:span text:style-name="T190"> 土壤下的、藏在土裡的 蘑菇身體</text:span>。</text:p>
                            </text:list-item>
                            <text:list-item>
                              <text:p text:style-name="P265">集體潛意識 <text:span text:style-name="T209">↔</text:span><text:span text:style-name="T190"> 土壤下的、藏在土裡的 菌絲</text:span>。</text:p>
                            </text:list-item>
                            <text:list-item>
                              <text:p text:style-name="P265">讓 主意識 感知不到、認知不到 潛意識、集體潛意識 的 遮蔽物 <text:span text:style-name="T209">↔</text:span><text:span text:style-name="T190"> 土壤</text:span>。</text:p>
                            </text:list-item>
                            <text:list-item>
                              <text:p text:style-name="P261">某一特定個體 被催眠 <text:span text:style-name="T209">↔</text:span><text:span text:style-name="T190">（撥開、挖開 土壤，）讓 某一特定蘑菇的 土壤 變低</text:span>。</text:p>
                              <text:list>
                                <text:list-item>
                                  <text:p text:style-name="P261">讓 該蘑菇 露出（原本在 土壤下的、藏在土裡的）蘑菇身體、菌絲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6">主意識 之間的 溝通、交流。</text:p>
                      <text:list>
                        <text:list-item>
                          <text:p text:style-name="P261">明顯例子，以（海面上、土壤上 的）空氣 為媒介。</text:p>
                        </text:list-item>
                        <text:list-item>
                          <text:p text:style-name="P267">明顯例子，表情、手勢、語言、文字、腦電波。<text:span text:style-name="T176">（主意識型心電感應）</text:span></text:p>
                        </text:list-item>
                      </text:list>
                    </text:list-item>
                    <text:list-item>
                      <text:p text:style-name="P268">潛意識 之間的 溝通、交流。</text:p>
                      <text:list>
                        <text:list-item>
                          <text:p text:style-name="P268">明顯例子，以 海床、菌絲 為媒介。<text:span text:style-name="T177">（石柱 能夠直接 通過、使用 海床，進行 連結、交流、互相影響）</text:span></text:p>
                        </text:list-item>
                        <text:list-item>
                          <text:p text:style-name="P267">明顯例子，心電感應。<text:span text:style-name="T176">（集體潛意識型心電感應）</text:span></text:p>
                        </text:list-item>
                      </text:list>
                    </text:list-item>
                    <text:list-item>
                      <text:p text:style-name="P266">假定，集體潛意識 存在。</text:p>
                      <text:list>
                        <text:list-item>
                          <text:p text:style-name="P266">集體潛意識 不是 以 物種 劃分。</text:p>
                        </text:list-item>
                        <text:list-item>
                          <text:p text:style-name="P266">所有個體的 意識 直接型、間接型 連接，相同的、同一個 集體潛意識。</text:p>
                        </text:list-item>
                      </text:list>
                    </text:list-item>
                    <text:list-item>
                      <text:p text:style-name="P266">假定，某一特定群體 有 集體主意識。</text:p>
                      <text:list>
                        <text:list-item>
                          <text:p text:style-name="P269">集體主意識 <text:span text:style-name="T209">↔</text:span><text:span text:style-name="T190"> 海面上的、露出海面的 石柱之間的 橋梁、平台、房屋</text:span>。</text:p>
                        </text:list-item>
                        <text:list-item>
                          <text:p text:style-name="P270">集體潛意識 <text:span text:style-name="T209">↔</text:span><text:span text:style-name="T190"> 海面下的、藏在海裡的 石柱之間的 橋梁、平台、房屋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1"><text:bookmark-start text:name="人類文明的 實驗"/><text:span text:style-name="T164">人類</text:span><text:span text:style-name="T172">文明</text:span><text:span text:style-name="T171">的 </text:span><text:span text:style-name="T170">實驗</text:span><text:bookmark-end text:name="人類文明的 實驗"/></text:p>
          <text:list>
            <text:list-item>
              <text:p text:style-name="P271">史丹利<text:span text:style-name="T160">·</text:span>米爾格拉姆的<text:span text:style-name="T190"> </text:span>服從的行為研究。</text:p>
            </text:list-item>
            <text:list-item>
              <text:p text:style-name="P271">米爾格倫電擊實驗。</text:p>
              <text:list>
                <text:list-item>
                  <text:p text:style-name="P271">權威、服從 實驗。</text:p>
                </text:list-item>
                <text:list-item>
                  <text:p text:style-name="P271">權威的實驗人員、服從的老師角色。</text:p>
                </text:list-item>
              </text:list>
            </text:list-item>
            <text:list-item>
              <text:p text:style-name="P271"><text:span text:style-name="T34">MK U</text:span><text:span text:style-name="T97">ltra</text:span><text:span text:style-name="T211">。</text:span></text:p>
            </text:list-item>
            <text:list-item>
              <text:p text:style-name="P271">巴普洛夫的狗。</text:p>
              <text:list>
                <text:list-item>
                  <text:p text:style-name="P271">古典制約。</text:p>
                </text:list-item>
              </text:list>
            </text:list-item>
            <text:list-item>
              <text:p text:style-name="P271">史金納箱。</text:p>
              <text:list>
                <text:list-item>
                  <text:p text:style-name="P271">操作制約。</text:p>
                  <text:list>
                    <text:list-item>
                      <text:p text:style-name="P271">正向強化、負向強化、正向懲罰、負向懲罰。</text:p>
                    </text:list-item>
                    <text:list-item>
                      <text:p text:style-name="P271">隨機性強化。</text:p>
                    </text:list-item>
                  </text:list>
                </text:list-item>
              </text:list>
            </text:list-item>
            <text:list-item>
              <text:p text:style-name="P271">史丹佛監獄實驗。</text:p>
            </text:list-item>
            <text:list-item>
              <text:p text:style-name="P271">鏡像神經元實驗。</text:p>
              <text:list>
                <text:list-item>
                  <text:p text:style-name="P149">大象、海豚、鯨魚、猴子、大猩猩、黑猩猩 的 面前放鏡子、臉上（事前）被（偷）塗點。</text:p>
                </text:list-item>
              </text:list>
            </text:list-item>
            <text:list-item>
              <text:p text:style-name="P348"><text:span text:style-name="T214">（剩餘</text:span><text:span text:style-name="T153">描述在 </text:span><text:span text:style-name="T156">成神之書</text:span><text:span text:style-name="T153">的 </text:span><text:span text:style-name="T156">歷史</text:span><text:span text:style-name="T153"> 文件群的 </text:span><text:span text:style-name="T157">人類文明的 實驗</text:span><text:span text:style-name="T214">）</text:span></text:p>
            </text:list-item>
          </text:list>
        </text:list-item>
        <text:list-item>
          <text:p text:style-name="P270"><text:bookmark-start text:name="銀河英雄傳說"/>銀河英雄傳說<text:bookmark-end text:name="銀河英雄傳說"/></text:p>
          <text:list>
            <text:list-item>
              <text:p text:style-name="P270">楊威利。</text:p>
            </text:list-item>
            <text:list-item>
              <text:p text:style-name="P270">憂國騎士團。</text:p>
            </text:list-item>
          </text:list>
        </text:list-item>
        <text:list-item>
          <text:p text:style-name="P270"><text:bookmark-start text:name="亞里斯多德"/>亞里斯多德<text:bookmark-end text:name="亞里斯多德"/></text:p>
          <text:list>
            <text:list-item>
              <text:p text:style-name="P270">亞里斯多德 是 柏拉圖的 學生。</text:p>
              <text:list>
                <text:list-item>
                  <text:p text:style-name="P272">柏拉圖 是 蘇格拉底的 學生。</text:p>
                </text:list-item>
              </text:list>
            </text:list-item>
            <text:list-item>
              <text:p text:style-name="P270">亞里斯多德 是 亞歷山大的 老師。</text:p>
            </text:list-item>
            <text:list-item>
              <text:p text:style-name="P273">吾愛吾師，吾更愛真理。</text:p>
            </text:list-item>
            <text:list-item>
              <text:p text:style-name="P270">三段論。</text:p>
            </text:list-item>
            <text:list-item>
              <text:p text:style-name="P274">形而上學（書名）、實體論。</text:p>
              <text:list>
                <text:list-item>
                  <text:p text:style-name="P275">哲學 起源於 閒暇、驚奇。</text:p>
                </text:list-item>
                <text:list-item>
                  <text:p text:style-name="P352">好奇心 <text:span text:style-name="T215">是 人類的本性，人們不會只滿足於感覺的表象</text:span>，<text:span text:style-name="T215">人們 會</text:span>持續追問<text:span text:style-name="T215"> 感覺背後的 </text:span>原因。</text:p>
                  <text:list>
                    <text:list-item>
                      <text:p text:style-name="P276">求知、探索原因、追求真理 是 人類的本性。</text:p>
                    </text:list-item>
                  </text:list>
                </text:list-item>
                <text:list-item>
                  <text:p text:style-name="P274">知識、技術 起源於 感覺、經驗、現象。</text:p>
                </text:list-item>
                <text:list-item>
                  <text:p text:style-name="P274">能力 分為 感覺、記憶、經驗、技術。</text:p>
                  <text:list>
                    <text:list-item>
                      <text:p text:style-name="P274">經驗 只是 模仿、重現 記憶。</text:p>
                      <text:list>
                        <text:list-item>
                          <text:p text:style-name="P277">經驗 <text:span text:style-name="T209">↔</text:span><text:span text:style-name="T190"> </text:span>感覺的表象。</text:p>
                        </text:list-item>
                      </text:list>
                    </text:list-item>
                    <text:list-item>
                      <text:p text:style-name="P278">技術 包含 探索、知道 事物形成的 原因。</text:p>
                      <text:list>
                        <text:list-item>
                          <text:p text:style-name="P277">技術 <text:span text:style-name="T209">↔</text:span><text:span text:style-name="T190"> </text:span>持續追問 感覺背後的 原因。</text:p>
                        </text:list-item>
                      </text:list>
                    </text:list-item>
                  </text:list>
                </text:list-item>
                <text:list-item>
                  <text:p text:style-name="P280">第一原因。</text:p>
                  <text:list>
                    <text:list-item>
                      <text:p text:style-name="P281"><text:span text:style-name="T212">真理、</text:span>最高的知識 就是有關於 第一原因 的知識。</text:p>
                    </text:list-item>
                  </text:list>
                </text:list-item>
                <text:list-item>
                  <text:p text:style-name="P280">四因說、原因有四種意義。</text:p>
                  <text:list>
                    <text:list-item>
                      <text:p text:style-name="P280">四因說 是 質料因、形式因、動力因、目的因。</text:p>
                      <text:list>
                        <text:list-item>
                          <text:p text:style-name="P309"><text:span text:style-name="T216">質料因 構成 物體</text:span>。</text:p>
                        </text:list-item>
                        <text:list-item>
                          <text:p text:style-name="P282">形式因 構成 物種。</text:p>
                          <text:list>
                            <text:list-item>
                              <text:p text:style-name="P280">形式因 更重要於 質料因。</text:p>
                              <text:list>
                                <text:list-item>
                                  <text:p text:style-name="P283"><text:span text:style-name="T212">形上學、形而上學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0">動力因 把 潛能 變成 實現。</text:p>
                        </text:list-item>
                        <text:list-item>
                          <text:p text:style-name="P280">目的因 決定 形式因。</text:p>
                        </text:list-item>
                      </text:list>
                    </text:list-item>
                  </text:list>
                </text:list-item>
                <text:list-item>
                  <text:p text:style-name="P280">十範疇。</text:p>
                  <text:list>
                    <text:list-item>
                      <text:p text:style-name="P280">十存在。</text:p>
                    </text:list-item>
                  </text:list>
                </text:list-item>
                <text:list-item>
                  <text:p text:style-name="P280">理論知識、實作知識。</text:p>
                </text:list-item>
                <text:list-item>
                  <text:p text:style-name="P280">萬物本源。</text:p>
                </text:list-item>
                <text:list-item>
                  <text:p text:style-name="P280">實體、本質。</text:p>
                </text:list-item>
                <text:list-item>
                  <text:p text:style-name="P284">存在。</text:p>
                  <text:list>
                    <text:list-item>
                      <text:p text:style-name="P284">存在的存在。</text:p>
                      <text:list>
                        <text:list-item>
                          <text:p text:style-name="P285">存在的存在<text:span text:style-name="T212"> </text:span><text:span text:style-name="T209">↔</text:span><text:span text:style-name="T190"> 原因</text:span>的<text:span text:style-name="T190">原因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85">潛能。</text:p>
                  <text:list>
                    <text:list-item>
                      <text:p text:style-name="P285">形式 從 潛能 變成 實現。</text:p>
                    </text:list-item>
                    <text:list-item>
                      <text:p text:style-name="P285">把 潛能 實現出來。</text:p>
                    </text:list-item>
                  </text:list>
                </text:list-item>
                <text:list-item>
                  <text:p text:style-name="P285">相反的事物不能同時為真。</text:p>
                </text:list-item>
                <text:list-item>
                  <text:p text:style-name="P286">理論型科學、實作型科學、創造型科學。</text:p>
                </text:list-item>
                <text:list-item>
                  <text:p text:style-name="P286">一、多。</text:p>
                </text:list-item>
                <text:list-item>
                  <text:p text:style-name="P286">不存在（柏拉圖 認定的）理型世界。</text:p>
                </text:list-item>
                <text:list-item>
                  <text:p text:style-name="P286">德性 是 實際行動，實現的 現象。</text:p>
                  <text:list>
                    <text:list-item>
                      <text:p text:style-name="P287">德性 源自於 重複的（付出、實作、實現）行動。</text:p>
                    </text:list-item>
                    <text:list-item>
                      <text:p text:style-name="P287">（德性的）養成。</text:p>
                      <text:list>
                        <text:list-item>
                          <text:p text:style-name="P288">打造 環境。</text:p>
                        </text:list-item>
                        <text:list-item>
                          <text:p text:style-name="P288">講解 概念、大綱、大致內容，讓 大腦 知道。</text:p>
                        </text:list-item>
                        <text:list-item>
                          <text:p text:style-name="P288">雙方同意。</text:p>
                        </text:list-item>
                        <text:list-item>
                          <text:p text:style-name="P288">在 環境，無意識的 習慣、實作、體驗、肌肉記憶。</text:p>
                        </text:list-item>
                        <text:list-item>
                          <text:p text:style-name="P287">習慣 之後，再 理性 描述、教育，讓 大腦 理解。</text:p>
                        </text:list-item>
                        <text:list-item>
                          <text:p text:style-name="P289">反思 習慣。</text:p>
                          <text:list>
                            <text:list-item>
                              <text:p text:style-name="P289">保留、優化 好習慣。</text:p>
                            </text:list-item>
                            <text:list-item>
                              <text:p text:style-name="P289">改善、剔除 壞習慣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3">明顯例子，假定，第一個個體 要讓 第二個個體 養成 溫柔<text:span text:style-name="T215">（德性、特質、知識、技術）</text:span>。</text:p>
                      <text:list>
                        <text:list-item>
                          <text:p text:style-name="P353">第一個個體 打造<text:span text:style-name="T215">，能夠養成 溫柔的 </text:span>環境。</text:p>
                        </text:list-item>
                        <text:list-item>
                          <text:p text:style-name="P353">第一個個體 告訴 第二個個體，要養成 溫柔<text:span text:style-name="T215">（德性、特質、記憶、知識、技術）</text:span>。</text:p>
                          <text:list>
                            <text:list-item>
                              <text:p text:style-name="P289">第一個個體 不要當 謎語人。</text:p>
                              <text:list>
                                <text:list-item>
                                  <text:p text:style-name="P290">第一個個體 不要讓 第二個個體 亂猜、懵懵懂懂、毫不知情的養成。</text:p>
                                </text:list-item>
                              </text:list>
                            </text:list-item>
                            <text:list-item>
                              <text:p text:style-name="P289">第一個個體 要讓 第二個個體 清晰知道，第二個個體 即將、正在 養成 溫柔。</text:p>
                            </text:list-item>
                            <text:list-item>
                              <text:p text:style-name="P291">第一個個體 要讓 第二個個體 精準理解，第二個個體 即將、正在 養成 溫柔。</text:p>
                            </text:list-item>
                            <text:list-item>
                              <text:p text:style-name="P292">第一個個體 要讓 第二個個體 大致上知道，什麼是溫柔、溫柔的特徵。</text:p>
                            </text:list-item>
                            <text:list-item>
                              <text:p text:style-name="P292">第一個個體 要讓 第二個個體 大致上知道，溫柔的實作方式、運作原理。</text:p>
                            </text:list-item>
                            <text:list-item>
                              <text:p text:style-name="P293">第一個個體 要讓 第二個個體 大致上知道，溫柔的實際例子、自身例子。</text:p>
                            </text:list-item>
                            <text:list-item>
                              <text:p text:style-name="P310"><text:span text:style-name="T216">第一個個體 要讓 第二個個體 </text:span><text:span text:style-name="T52">產生(養成溫柔的)契</text:span><text:span text:style-name="T216">機、好奇、熱情、自動驅動力</text:span>。</text:p>
                            </text:list-item>
                          </text:list>
                        </text:list-item>
                        <text:list-item>
                          <text:p text:style-name="P354">假定，<text:span text:style-name="T215">第一個個體、第二個個體 </text:span>雙方<text:span text:style-name="T215">（</text:span>都<text:span text:style-name="T215">）</text:span>同意，讓 第二個個體 養成 溫柔。</text:p>
                          <text:list>
                            <text:list-item>
                              <text:p text:style-name="P294">第一個個體、第二個個體 雙方都同意，讓 第二個個體 養成、學習、實作 溫柔。</text:p>
                            </text:list-item>
                          </text:list>
                        </text:list-item>
                        <text:list-item>
                          <text:p text:style-name="P295">第一個個體 打造、校正成，第二個個體 能夠養成 溫柔的 環境。</text:p>
                        </text:list-item>
                        <text:list-item>
                          <text:p text:style-name="P354">第二個個體 在 <text:span text:style-name="T215">該</text:span>環境，<text:span text:style-name="T215">無意識、自然而然 的 </text:span>習慣<text:span text:style-name="T215">、實作、體驗、肌肉記憶 </text:span>溫柔。</text:p>
                        </text:list-item>
                        <text:list-item>
                          <text:p text:style-name="P355">第二個個體<text:span text:style-name="T215">（大致上）</text:span>習慣 之後，第一個個體 再<text:span text:style-name="T215">逐一 </text:span>詳細描述、細心教育 溫柔。</text:p>
                          <text:list>
                            <text:list-item>
                              <text:p text:style-name="P296">讓 第二個個體的 大腦 清晰知道、精準理解 什麼是溫柔、溫柔的特徵。</text:p>
                            </text:list-item>
                            <text:list-item>
                              <text:p text:style-name="P296">讓 第二個個體的 大腦 清晰知道、精準理解 有和沒有的差別、好處和壞處。</text:p>
                            </text:list-item>
                            <text:list-item>
                              <text:p text:style-name="P297">讓 第二個個體的 大腦 清晰知道、精準理解 如何擁有溫柔、如何優化溫柔。</text:p>
                            </text:list-item>
                            <text:list-item>
                              <text:p text:style-name="P298">讓 第二個個體的 大腦 清晰知道、精準理解 溫柔的實作方式、運作原理。</text:p>
                            </text:list-item>
                            <text:list-item>
                              <text:p text:style-name="P292">讓 第二個個體的 大腦 清晰知道、精準理解 為什麼要養成溫柔、時空背景。</text:p>
                            </text:list-item>
                            <text:list-item>
                              <text:p text:style-name="P293">讓 第二個個體的 大腦 清晰知道、精準理解 溫柔的實際例子、自身例子。</text:p>
                            </text:list-item>
                            <text:list-item>
                              <text:p text:style-name="P299">讓 第二個個體的 大腦 清晰知道、精準理解 溫柔的歷史發展、傳承方式。</text:p>
                            </text:list-item>
                            <text:list-item>
                              <text:p text:style-name="P300">讓 第二個個體的 大腦 清晰知道、精準理解 如何打造和優化環境和教學工具。</text:p>
                            </text:list-item>
                          </text:list>
                        </text:list-item>
                        <text:list-item>
                          <text:p text:style-name="P356">第二個個體 反思<text:span text:style-name="T215">、思考、實作</text:span> 溫柔<text:span text:style-name="T215">（的 習慣、文化、傳承）</text:span>。</text:p>
                          <text:list>
                            <text:list-item>
                              <text:p text:style-name="P301">第二個個體 維持、提升、昇華 溫柔（的 習慣、文化）。</text:p>
                            </text:list-item>
                            <text:list-item>
                              <text:p text:style-name="P297">保留、優化 溫柔的 好習慣。</text:p>
                              <text:list>
                                <text:list-item>
                                  <text:p text:style-name="P297">明顯例子，優化（溫柔的）呵護 動物、植物、物品。</text:p>
                                </text:list-item>
                              </text:list>
                            </text:list-item>
                            <text:list-item>
                              <text:p text:style-name="P302">改善、剔除 溫柔的 壞習慣。</text:p>
                              <text:list>
                                <text:list-item>
                                  <text:p text:style-name="P302">明顯例子，剔除（溫柔的）猶豫不決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3">亞里斯多德 建構、建造、邏輯自洽 某一特定假想世界觀。<text:span text:style-name="T176">（假想世界觀 的 明顯例子，本書）</text:span></text:p>
              <text:list>
                <text:list-item>
                  <text:p text:style-name="P304">該假想世界觀、（人類 認定的）現實世界 不匹配、不相符、不相容、有矛盾、邏輯不自洽。</text:p>
                  <text:list>
                    <text:list-item>
                      <text:p text:style-name="P304">亞里斯多德 使用 錯誤的 基底、地基、前提、假設，建構、建造 錯誤的 投影世界觀。</text:p>
                      <text:list>
                        <text:list-item>
                          <text:p text:style-name="P305">使用，跟（人類 認定的）現實世界 不匹配的 基底，建構 錯誤的 投影世界觀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9">柏拉圖</text:p>
          <text:list>
            <text:list-item>
              <text:p text:style-name="P306">理念論。</text:p>
              <text:list>
                <text:list-item>
                  <text:p text:style-name="P306">理念世界、現象世界。</text:p>
                </text:list-item>
                <text:list-item>
                  <text:p text:style-name="P306">洞穴理論。</text:p>
                </text:list-item>
              </text:list>
            </text:list-item>
          </text:list>
        </text:list-item>
        <text:list-item>
          <text:p text:style-name="P306"><text:bookmark-start text:name="畢達哥拉斯"/>畢達哥拉斯<text:bookmark-end text:name="畢達哥拉斯"/></text:p>
          <text:list>
            <text:list-item>
              <text:p text:style-name="P307">畢達哥拉斯<text:span text:style-name="T212"> 認定</text:span>。</text:p>
              <text:list>
                <text:list-item>
                  <text:p text:style-name="P306">數本源論。</text:p>
                </text:list-item>
              </text:list>
            </text:list-item>
          </text:list>
        </text:list-item>
        <text:list-item>
          <text:p text:style-name="P306"><text:bookmark-start text:name="笛卡爾"/>笛卡爾<text:bookmark-end text:name="笛卡爾"/></text:p>
          <text:list>
            <text:list-item>
              <text:p text:style-name="P308">笛卡爾<text:span text:style-name="T212"> 認定</text:span>，我思故我在。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9:26:26.348000000</dc:date>
    <meta:editing-duration>P18DT1H58S</meta:editing-duration>
    <meta:editing-cycles>12502</meta:editing-cycles>
    <meta:document-statistic meta:table-count="0" meta:image-count="0" meta:object-count="0" meta:page-count="1" meta:paragraph-count="1068" meta:word-count="16978" meta:character-count="20692" meta:non-whitespace-character-count="18789"/>
  </office:meta>
</office:document-meta>
</file>